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2" svg:font-family="Mangal"/>
    <style:font-face style:name="Mangal1" svg:font-family="Mangal" style:font-pitch="variable"/>
    <style:font-face style:name="Microsoft YaHei" svg:font-family="'Microsoft YaHei'" style:font-pitch="variable"/>
    <style:font-face style:name="SimSun1" svg:font-family="SimSu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Arial Unicode MS" svg:font-family="'Arial Unicode MS'" style:font-family-generic="swiss" style:font-pitch="variable"/>
    <style:font-face style:name="Liberation Sans" svg:font-family="'Liberation Sans', 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f4e18" officeooo:paragraph-rsid="00189c1c"/>
    </style:style>
    <style:style style:name="P2" style:family="paragraph" style:parent-style-name="Heading">
      <style:paragraph-properties fo:text-align="center" style:justify-single-word="false"/>
      <style:text-properties fo:font-weight="bold" style:font-weight-asian="bold" style:font-weight-complex="bold"/>
    </style:style>
    <style:style style:name="P3" style:family="paragraph" style:parent-style-name="First_20_line_20_indent">
      <style:text-properties fo:font-style="italic" style:font-style-asian="italic" style:font-style-complex="italic"/>
    </style:style>
    <style:style style:name="P4" style:family="paragraph" style:parent-style-name="First_20_line_20_indent">
      <style:text-properties style:use-window-font-color="true" style:font-name="Arial Unicode MS" fo:font-size="11pt" fo:language="ru" fo:country="RU" officeooo:paragraph-rsid="00189c1c" style:letter-kerning="true" style:font-name-asian="SimSun1" style:font-size-asian="11pt" style:language-asian="zh" style:country-asian="CN" style:font-name-complex="Arial Unicode MS" style:font-size-complex="12pt" style:language-complex="hi" style:country-complex="IN"/>
    </style:style>
    <style:style style:name="P5" style:family="paragraph" style:parent-style-name="First_20_line_20_indent">
      <style:text-properties style:use-window-font-color="true" style:font-name="Arial Unicode MS" fo:font-size="11pt" fo:language="ru" fo:country="RU" officeooo:paragraph-rsid="0019711d" style:letter-kerning="true" style:font-name-asian="SimSun1" style:font-size-asian="11pt" style:language-asian="zh" style:country-asian="CN" style:font-name-complex="Arial Unicode MS" style:font-size-complex="12pt" style:language-complex="hi" style:country-complex="IN"/>
    </style:style>
    <style:style style:name="P6" style:family="paragraph" style:parent-style-name="First_20_line_20_indent">
      <style:text-properties style:use-window-font-color="true" style:font-name="Arial Unicode MS" fo:font-size="11pt" fo:language="ru" fo:country="RU" officeooo:rsid="0019711d" officeooo:paragraph-rsid="0019711d" style:letter-kerning="true" style:font-name-asian="SimSun1" style:font-size-asian="11pt" style:language-asian="zh" style:country-asian="CN" style:font-name-complex="Arial Unicode MS" style:font-size-complex="12pt" style:language-complex="hi" style:country-complex="IN"/>
    </style:style>
    <style:style style:name="P7" style:family="paragraph" style:parent-style-name="First_20_line_20_indent">
      <style:text-properties style:use-window-font-color="true" style:font-name="Arial Unicode MS" fo:font-size="11pt" fo:language="ru" fo:country="RU" officeooo:rsid="001a5ffc" officeooo:paragraph-rsid="001a5ffc" style:letter-kerning="true" style:font-name-asian="SimSun1" style:font-size-asian="11pt" style:language-asian="zh" style:country-asian="CN" style:font-name-complex="Arial Unicode MS" style:font-size-complex="12pt" style:language-complex="hi" style:country-complex="IN"/>
    </style:style>
    <style:style style:name="P8" style:family="paragraph" style:parent-style-name="First_20_line_20_indent">
      <style:text-properties style:use-window-font-color="true" style:font-name="Arial Unicode MS" fo:font-size="11pt" fo:language="ru" fo:country="RU" officeooo:rsid="001b901d" officeooo:paragraph-rsid="001b901d" style:letter-kerning="true" style:font-name-asian="SimSun1" style:font-size-asian="11pt" style:language-asian="zh" style:country-asian="CN" style:font-name-complex="Arial Unicode MS" style:font-size-complex="12pt" style:language-complex="hi" style:country-complex="IN"/>
    </style:style>
    <style:style style:name="P9" style:family="paragraph" style:parent-style-name="First_20_line_20_indent">
      <style:text-properties style:use-window-font-color="true" style:font-name="Arial Unicode MS" fo:font-size="11pt" fo:language="ru" fo:country="RU" officeooo:rsid="001d83dc" officeooo:paragraph-rsid="001e5b87" style:letter-kerning="true" style:font-name-asian="SimSun1" style:font-size-asian="11pt" style:language-asian="zh" style:country-asian="CN" style:font-name-complex="Arial Unicode MS" style:font-size-complex="12pt" style:language-complex="hi" style:country-complex="IN"/>
    </style:style>
    <style:style style:name="P10" style:family="paragraph" style:parent-style-name="First_20_line_20_indent">
      <style:text-properties style:use-window-font-color="true" style:font-name="Arial Unicode MS" fo:font-size="11pt" fo:language="ru" fo:country="RU" officeooo:rsid="001e5b87" officeooo:paragraph-rsid="001e5b87" style:letter-kerning="true" style:font-name-asian="SimSun1" style:font-size-asian="11pt" style:language-asian="zh" style:country-asian="CN" style:font-name-complex="Arial Unicode MS" style:font-size-complex="12pt" style:language-complex="hi" style:country-complex="IN"/>
    </style:style>
    <style:style style:name="P11" style:family="paragraph" style:parent-style-name="First_20_line_20_indent">
      <style:text-properties style:use-window-font-color="true" style:font-name="Arial Unicode MS" fo:font-size="11pt" fo:language="ru" fo:country="RU" officeooo:rsid="001feaa6" officeooo:paragraph-rsid="001feaa6" style:letter-kerning="true" style:font-name-asian="SimSun1" style:font-size-asian="11pt" style:language-asian="zh" style:country-asian="CN" style:font-name-complex="Arial Unicode MS" style:font-size-complex="12pt" style:language-complex="hi" style:country-complex="IN"/>
    </style:style>
    <style:style style:name="P12" style:family="paragraph" style:parent-style-name="First_20_line_20_indent">
      <style:text-properties style:use-window-font-color="true" style:font-name="Arial Unicode MS" fo:font-size="11pt" fo:language="ru" fo:country="RU" officeooo:rsid="0020e8da" officeooo:paragraph-rsid="0020e8da" style:letter-kerning="true" style:font-name-asian="SimSun1" style:font-size-asian="11pt" style:language-asian="zh" style:country-asian="CN" style:font-name-complex="Arial Unicode MS" style:font-size-complex="12pt" style:language-complex="hi" style:country-complex="IN"/>
    </style:style>
    <style:style style:name="P13" style:family="paragraph" style:parent-style-name="First_20_line_20_indent">
      <style:text-properties style:use-window-font-color="true" style:font-name="Arial Unicode MS" fo:font-size="11pt" fo:language="ru" fo:country="RU" officeooo:rsid="00213e5d" officeooo:paragraph-rsid="00213e5d" style:letter-kerning="true" style:font-name-asian="SimSun1" style:font-size-asian="11pt" style:language-asian="zh" style:country-asian="CN" style:font-name-complex="Arial Unicode MS" style:font-size-complex="12pt" style:language-complex="hi" style:country-complex="IN"/>
    </style:style>
    <style:style style:name="P14" style:family="paragraph" style:parent-style-name="First_20_line_20_indent">
      <style:text-properties style:use-window-font-color="true" style:font-name="Arial Unicode MS" fo:font-size="11pt" fo:language="ru" fo:country="RU" officeooo:rsid="00216bc1" officeooo:paragraph-rsid="00216bc1" style:letter-kerning="true" style:font-name-asian="SimSun1" style:font-size-asian="11pt" style:language-asian="zh" style:country-asian="CN" style:font-name-complex="Arial Unicode MS" style:font-size-complex="12pt" style:language-complex="hi" style:country-complex="IN"/>
    </style:style>
    <style:style style:name="P15" style:family="paragraph" style:parent-style-name="First_20_line_20_indent">
      <style:text-properties style:use-window-font-color="true" style:font-name="Arial Unicode MS" fo:font-size="11pt" fo:language="ru" fo:country="RU" officeooo:rsid="0023c42d" officeooo:paragraph-rsid="0023c42d" style:letter-kerning="true" style:font-name-asian="SimSun1" style:font-size-asian="11pt" style:language-asian="zh" style:country-asian="CN" style:font-name-complex="Arial Unicode MS" style:font-size-complex="12pt" style:language-complex="hi" style:country-complex="IN"/>
    </style:style>
    <style:style style:name="P16" style:family="paragraph" style:parent-style-name="First_20_line_20_indent">
      <style:text-properties style:use-window-font-color="true" style:font-name="Arial Unicode MS" fo:font-size="11pt" fo:language="ru" fo:country="RU" officeooo:rsid="0023e334" officeooo:paragraph-rsid="0023e334" style:letter-kerning="true" style:font-name-asian="SimSun1" style:font-size-asian="11pt" style:language-asian="zh" style:country-asian="CN" style:font-name-complex="Arial Unicode MS" style:font-size-complex="12pt" style:language-complex="hi" style:country-complex="IN"/>
    </style:style>
    <style:style style:name="P17" style:family="paragraph" style:parent-style-name="First_20_line_20_indent">
      <style:text-properties style:use-window-font-color="true" style:font-name="Arial Unicode MS" fo:font-size="11pt" fo:language="ru" fo:country="RU" officeooo:rsid="00253174" officeooo:paragraph-rsid="00253174" style:letter-kerning="true" style:font-name-asian="SimSun1" style:font-size-asian="11pt" style:language-asian="zh" style:country-asian="CN" style:font-name-complex="Arial Unicode MS" style:font-size-complex="12pt" style:language-complex="hi" style:country-complex="IN"/>
    </style:style>
    <style:style style:name="P18" style:family="paragraph" style:parent-style-name="First_20_line_20_indent">
      <style:text-properties style:use-window-font-color="true" style:font-name="Arial Unicode MS" fo:font-size="11pt" fo:language="ru" fo:country="RU" officeooo:rsid="0028859c" officeooo:paragraph-rsid="0028859c" style:letter-kerning="true" style:font-name-asian="SimSun1" style:font-size-asian="11pt" style:language-asian="zh" style:country-asian="CN" style:font-name-complex="Arial Unicode MS" style:font-size-complex="12pt" style:language-complex="hi" style:country-complex="IN"/>
    </style:style>
    <style:style style:name="P19" style:family="paragraph" style:parent-style-name="First_20_line_20_indent">
      <style:text-properties style:use-window-font-color="true" style:font-name="Arial Unicode MS" fo:font-size="11pt" fo:language="ru" fo:country="RU" officeooo:rsid="0028fe8b" officeooo:paragraph-rsid="0028fe8b" style:letter-kerning="true" style:font-name-asian="SimSun1" style:font-size-asian="11pt" style:language-asian="zh" style:country-asian="CN" style:font-name-complex="Arial Unicode MS" style:font-size-complex="12pt" style:language-complex="hi" style:country-complex="IN"/>
    </style:style>
    <style:style style:name="P20" style:family="paragraph" style:parent-style-name="First_20_line_20_indent">
      <style:text-properties style:use-window-font-color="true" style:font-name="Arial Unicode MS" fo:font-size="11pt" fo:language="ru" fo:country="RU" officeooo:rsid="002b3d01" officeooo:paragraph-rsid="002b3d01" style:letter-kerning="true" style:font-name-asian="SimSun1" style:font-size-asian="11pt" style:language-asian="zh" style:country-asian="CN" style:font-name-complex="Arial Unicode MS" style:font-size-complex="12pt" style:language-complex="hi" style:country-complex="IN"/>
    </style:style>
    <style:style style:name="P21" style:family="paragraph" style:parent-style-name="First_20_line_20_indent">
      <style:text-properties style:use-window-font-color="true" style:font-name="Arial Unicode MS" fo:font-size="11pt" fo:language="ru" fo:country="RU" officeooo:rsid="00300d48" officeooo:paragraph-rsid="00319026" style:letter-kerning="true" style:font-name-asian="SimSun1" style:font-size-asian="11pt" style:language-asian="zh" style:country-asian="CN" style:font-name-complex="Arial Unicode MS" style:font-size-complex="12pt" style:language-complex="hi" style:country-complex="IN"/>
    </style:style>
    <style:style style:name="P22" style:family="paragraph" style:parent-style-name="First_20_line_20_indent">
      <style:text-properties style:use-window-font-color="true" style:font-name="Arial Unicode MS" fo:font-size="11pt" fo:language="ru" fo:country="RU" officeooo:rsid="0030f81c" officeooo:paragraph-rsid="00319026" style:letter-kerning="true" style:font-name-asian="SimSun1" style:font-size-asian="11pt" style:language-asian="zh" style:country-asian="CN" style:font-name-complex="Arial Unicode MS" style:font-size-complex="12pt" style:language-complex="hi" style:country-complex="IN"/>
    </style:style>
    <style:style style:name="P23" style:family="paragraph" style:parent-style-name="First_20_line_20_indent">
      <style:text-properties style:use-window-font-color="true" style:font-name="Arial Unicode MS" fo:font-size="11pt" fo:language="ru" fo:country="RU" officeooo:rsid="0035e298" officeooo:paragraph-rsid="0035e298" style:letter-kerning="true" style:font-name-asian="SimSun1" style:font-size-asian="11pt" style:language-asian="zh" style:country-asian="CN" style:font-name-complex="Arial Unicode MS" style:font-size-complex="12pt" style:language-complex="hi" style:country-complex="IN"/>
    </style:style>
    <style:style style:name="P24" style:family="paragraph" style:parent-style-name="First_20_line_20_indent">
      <style:text-properties style:use-window-font-color="true" style:font-name="Arial Unicode MS" fo:font-size="11pt" fo:language="ru" fo:country="RU" officeooo:rsid="00382a43" officeooo:paragraph-rsid="00382a43" style:letter-kerning="true" style:font-name-asian="SimSun1" style:font-size-asian="11pt" style:language-asian="zh" style:country-asian="CN" style:font-name-complex="Arial Unicode MS" style:font-size-complex="12pt" style:language-complex="hi" style:country-complex="IN"/>
    </style:style>
    <style:style style:name="P25" style:family="paragraph" style:parent-style-name="First_20_line_20_indent">
      <style:text-properties style:use-window-font-color="true" style:font-name="Arial Unicode MS" fo:font-size="11pt" fo:language="ru" fo:country="RU" officeooo:rsid="003c79aa" officeooo:paragraph-rsid="003c79aa" style:letter-kerning="true" style:font-name-asian="SimSun1" style:font-size-asian="11pt" style:language-asian="zh" style:country-asian="CN" style:font-name-complex="Arial Unicode MS" style:font-size-complex="12pt" style:language-complex="hi" style:country-complex="IN"/>
    </style:style>
    <style:style style:name="P26" style:family="paragraph" style:parent-style-name="First_20_line_20_indent">
      <style:text-properties style:use-window-font-color="true" style:font-name="Arial Unicode MS" fo:font-size="11pt" fo:language="ru" fo:country="RU" officeooo:rsid="003dc5ca" officeooo:paragraph-rsid="003dc5ca" style:letter-kerning="true" style:font-name-asian="SimSun1" style:font-size-asian="11pt" style:language-asian="zh" style:country-asian="CN" style:font-name-complex="Arial Unicode MS" style:font-size-complex="12pt" style:language-complex="hi" style:country-complex="IN"/>
    </style:style>
    <style:style style:name="P27" style:family="paragraph" style:parent-style-name="First_20_line_20_indent">
      <style:text-properties style:use-window-font-color="true" style:font-name="Arial Unicode MS" fo:font-size="11pt" fo:language="ru" fo:country="RU" officeooo:rsid="0040dde6" officeooo:paragraph-rsid="0040dde6" style:letter-kerning="true" style:font-name-asian="SimSun1" style:font-size-asian="11pt" style:language-asian="zh" style:country-asian="CN" style:font-name-complex="Arial Unicode MS" style:font-size-complex="12pt" style:language-complex="hi" style:country-complex="IN"/>
    </style:style>
    <style:style style:name="P28" style:family="paragraph" style:parent-style-name="First_20_line_20_indent">
      <style:text-properties style:use-window-font-color="true" style:font-name="Arial Unicode MS" fo:font-size="11pt" fo:language="ru" fo:country="RU" officeooo:rsid="0041d739" officeooo:paragraph-rsid="0041d739" style:letter-kerning="true" style:font-name-asian="SimSun1" style:font-size-asian="11pt" style:language-asian="zh" style:country-asian="CN" style:font-name-complex="Arial Unicode MS" style:font-size-complex="12pt" style:language-complex="hi" style:country-complex="IN"/>
    </style:style>
    <style:style style:name="P29" style:family="paragraph" style:parent-style-name="First_20_line_20_indent">
      <style:text-properties style:use-window-font-color="true" style:font-name="Arial Unicode MS" fo:font-size="11pt" fo:language="ru" fo:country="RU" officeooo:rsid="003ae731" officeooo:paragraph-rsid="00382a43" style:letter-kerning="true" style:font-name-asian="SimSun1" style:font-size-asian="11pt" style:language-asian="zh" style:country-asian="CN" style:font-name-complex="Arial Unicode MS" style:font-size-complex="12pt" style:language-complex="hi" style:country-complex="IN"/>
    </style:style>
    <style:style style:name="P30" style:family="paragraph" style:parent-style-name="First_20_line_20_indent">
      <style:text-properties style:use-window-font-color="true" style:font-name="Arial Unicode MS" fo:font-size="11pt" fo:language="ru" fo:country="RU" officeooo:rsid="0042d08c" officeooo:paragraph-rsid="0042d08c" style:letter-kerning="true" style:font-name-asian="SimSun1" style:font-size-asian="11pt" style:language-asian="zh" style:country-asian="CN" style:font-name-complex="Arial Unicode MS" style:font-size-complex="12pt" style:language-complex="hi" style:country-complex="IN"/>
    </style:style>
    <style:style style:name="P31" style:family="paragraph" style:parent-style-name="First_20_line_20_indent">
      <style:text-properties officeooo:paragraph-rsid="0042d08c"/>
    </style:style>
    <style:style style:name="P32" style:family="paragraph" style:parent-style-name="First_20_line_20_indent">
      <style:text-properties fo:language="ru" fo:country="RU" officeooo:rsid="0043c49e" officeooo:paragraph-rsid="0043c49e"/>
    </style:style>
    <style:style style:name="P33" style:family="paragraph" style:parent-style-name="First_20_line_20_indent">
      <style:text-properties fo:language="ru" fo:country="RU" officeooo:rsid="0045b6d6" officeooo:paragraph-rsid="0045b6d6"/>
    </style:style>
    <style:style style:name="P34" style:family="paragraph" style:parent-style-name="First_20_line_20_indent">
      <style:text-properties fo:language="ru" fo:country="RU" officeooo:rsid="004695f4" officeooo:paragraph-rsid="004695f4"/>
    </style:style>
    <style:style style:name="P35" style:family="paragraph" style:parent-style-name="First_20_line_20_indent">
      <style:text-properties fo:language="ru" fo:country="RU" officeooo:rsid="00483f72" officeooo:paragraph-rsid="00483f72"/>
    </style:style>
    <style:style style:name="P36" style:family="paragraph" style:parent-style-name="First_20_line_20_indent">
      <style:text-properties fo:language="ru" fo:country="RU" officeooo:rsid="00498356" officeooo:paragraph-rsid="00498356"/>
    </style:style>
    <style:style style:name="P37" style:family="paragraph" style:parent-style-name="First_20_line_20_indent">
      <style:text-properties fo:language="ru" fo:country="RU" officeooo:rsid="00498356" officeooo:paragraph-rsid="004b3075"/>
    </style:style>
    <style:style style:name="P38" style:family="paragraph" style:parent-style-name="First_20_line_20_indent">
      <style:text-properties fo:language="ru" fo:country="RU" officeooo:rsid="004b3075" officeooo:paragraph-rsid="004b3075"/>
    </style:style>
    <style:style style:name="P39" style:family="paragraph" style:parent-style-name="First_20_line_20_indent">
      <style:text-properties fo:language="ru" fo:country="RU" officeooo:rsid="004b588a" officeooo:paragraph-rsid="004b588a"/>
    </style:style>
    <style:style style:name="P40" style:family="paragraph" style:parent-style-name="First_20_line_20_indent">
      <style:text-properties fo:language="ru" fo:country="RU" officeooo:rsid="004dfa93" officeooo:paragraph-rsid="004dfa93"/>
    </style:style>
    <style:style style:name="P41" style:family="paragraph" style:parent-style-name="First_20_line_20_indent">
      <style:paragraph-properties fo:margin-top="0cm" fo:margin-bottom="0.247cm" loext:contextual-spacing="false" style:writing-mode="lr-tb"/>
    </style:style>
    <style:style style:name="P42" style:family="paragraph" style:parent-style-name="Text_20_body">
      <style:paragraph-properties fo:text-align="center" style:justify-single-word="false"/>
    </style:style>
    <style:style style:name="P43" style:family="paragraph" style:parent-style-name="Contents_20_2">
      <style:paragraph-properties>
        <style:tab-stops>
          <style:tab-stop style:position="17cm" style:type="right" style:leader-style="dotted" style:leader-text="."/>
        </style:tab-stops>
      </style:paragraph-properties>
    </style:style>
    <style:style style:name="P44" style:family="paragraph" style:parent-style-name="Contents_20_1">
      <style:paragraph-properties>
        <style:tab-stops>
          <style:tab-stop style:position="17cm" style:type="right" style:leader-style="dotted" style:leader-text="."/>
        </style:tab-stops>
      </style:paragraph-properties>
    </style:style>
    <style:style style:name="P45" style:family="paragraph" style:parent-style-name="Contents_20_Heading" style:master-page-name="Standard">
      <style:paragraph-properties style:page-number="auto"/>
    </style:style>
    <style:style style:name="P46" style:family="paragraph" style:parent-style-name="First_20_line_20_indent">
      <style:text-properties fo:language="ru" fo:country="RU" officeooo:rsid="004dfa93" officeooo:paragraph-rsid="004dfa93"/>
    </style:style>
    <style:style style:name="P47" style:family="paragraph" style:parent-style-name="First_20_line_20_indent">
      <style:text-properties fo:language="ru" fo:country="RU" officeooo:rsid="00542784" officeooo:paragraph-rsid="00542784"/>
    </style:style>
    <style:style style:name="P48" style:family="paragraph" style:parent-style-name="Heading_20_2">
      <style:paragraph-properties fo:text-align="center" style:justify-single-word="false"/>
      <style:text-properties officeooo:paragraph-rsid="00189c1c"/>
    </style:style>
    <style:style style:name="P49" style:family="paragraph" style:parent-style-name="Heading_20_2">
      <style:paragraph-properties fo:text-align="center" style:justify-single-word="false"/>
      <style:text-properties officeooo:paragraph-rsid="0042d08c"/>
    </style:style>
    <style:style style:name="P50" style:family="paragraph" style:parent-style-name="Heading_20_2">
      <style:paragraph-properties fo:margin-top="0.353cm" fo:margin-bottom="0.212cm" loext:contextual-spacing="false" fo:text-align="center" style:justify-single-word="false"/>
    </style:style>
    <style:style style:name="P51" style:family="paragraph" style:parent-style-name="Heading_20_2">
      <style:paragraph-properties fo:text-align="center" style:justify-single-word="false" fo:break-before="page"/>
    </style:style>
    <style:style style:name="P52" style:family="paragraph" style:parent-style-name="Heading_20_1">
      <style:paragraph-properties fo:text-align="center" style:justify-single-word="false"/>
    </style:style>
    <style:style style:name="P53" style:family="paragraph" style:parent-style-name="Heading_20_1">
      <style:paragraph-properties fo:text-align="center" style:justify-single-word="false" fo:break-before="page"/>
    </style:style>
    <style:style style:name="T1" style:family="text">
      <style:text-properties fo:language="en" fo:country="US"/>
    </style:style>
    <style:style style:name="T2" style:family="text">
      <style:text-properties fo:language="en" fo:country="US" officeooo:rsid="001ed3b5"/>
    </style:style>
    <style:style style:name="T3" style:family="text">
      <style:text-properties officeooo:rsid="00109325"/>
    </style:style>
    <style:style style:name="T4" style:family="text">
      <style:text-properties officeooo:rsid="00147d0e"/>
    </style:style>
    <style:style style:name="T5" style:family="text">
      <style:text-properties officeooo:rsid="0015bbf5"/>
    </style:style>
    <style:style style:name="T6" style:family="text">
      <style:text-properties officeooo:rsid="001624af"/>
    </style:style>
    <style:style style:name="T7" style:family="text">
      <style:text-properties officeooo:rsid="0019d10e"/>
    </style:style>
    <style:style style:name="T8" style:family="text">
      <style:text-properties officeooo:rsid="00117c33"/>
    </style:style>
    <style:style style:name="T9" style:family="text">
      <style:text-properties officeooo:rsid="00181893"/>
    </style:style>
    <style:style style:name="T10" style:family="text">
      <style:text-properties officeooo:rsid="00192e22"/>
    </style:style>
    <style:style style:name="T11" style:family="text">
      <style:text-properties officeooo:rsid="001e5b87"/>
    </style:style>
    <style:style style:name="T12" style:family="text">
      <style:text-properties officeooo:rsid="001feaa6"/>
    </style:style>
    <style:style style:name="T13" style:family="text">
      <style:text-properties officeooo:rsid="002137d1"/>
    </style:style>
    <style:style style:name="T14" style:family="text">
      <style:text-properties officeooo:rsid="00213e5d"/>
    </style:style>
    <style:style style:name="T15" style:family="text">
      <style:text-properties officeooo:rsid="002202fe"/>
    </style:style>
    <style:style style:name="T16" style:family="text">
      <style:text-properties officeooo:rsid="00268be8"/>
    </style:style>
    <style:style style:name="T17" style:family="text">
      <style:text-properties officeooo:rsid="0028fe8b"/>
    </style:style>
    <style:style style:name="T18" style:family="text">
      <style:text-properties officeooo:rsid="0029cbac"/>
    </style:style>
    <style:style style:name="T19" style:family="text">
      <style:text-properties officeooo:rsid="0030f81c"/>
    </style:style>
    <style:style style:name="T20" style:family="text">
      <style:text-properties officeooo:rsid="003cd63f"/>
    </style:style>
    <style:style style:name="T21" style:family="text">
      <style:text-properties officeooo:rsid="003ef802"/>
    </style:style>
    <style:style style:name="T22" style:family="text">
      <style:text-properties officeooo:rsid="0041d739"/>
    </style:style>
    <style:style style:name="T23" style:family="text">
      <style:text-properties officeooo:rsid="001ff39c"/>
    </style:style>
    <style:style style:name="T24" style:family="text">
      <style:text-properties fo:language="ru" fo:country="RU"/>
    </style:style>
    <style:style style:name="T25" style:family="text">
      <style:text-properties fo:language="ru" fo:country="RU" officeooo:rsid="001ed3b5"/>
    </style:style>
    <style:style style:name="T26" style:family="text">
      <style:text-properties fo:language="ru" fo:country="RU" officeooo:rsid="001ff39c"/>
    </style:style>
    <style:style style:name="T27" style:family="text">
      <style:text-properties fo:language="ru" fo:country="RU" officeooo:rsid="0021230e"/>
    </style:style>
    <style:style style:name="T28" style:family="text">
      <style:text-properties fo:language="ru" fo:country="RU" officeooo:rsid="00224293"/>
    </style:style>
    <style:style style:name="T29" style:family="text">
      <style:text-properties fo:language="ru" fo:country="RU" officeooo:rsid="00240848"/>
    </style:style>
    <style:style style:name="T30" style:family="text">
      <style:text-properties fo:language="ru" fo:country="RU" officeooo:rsid="00250dd3"/>
    </style:style>
    <style:style style:name="T31" style:family="text">
      <style:text-properties fo:language="ru" fo:country="RU" officeooo:rsid="00281635"/>
    </style:style>
    <style:style style:name="T32" style:family="text">
      <style:text-properties officeooo:rsid="004695f4"/>
    </style:style>
    <style:style style:name="T33" style:family="text">
      <style:text-properties officeooo:rsid="00483f72"/>
    </style:style>
    <style:style style:name="T34" style:family="text">
      <style:text-properties officeooo:rsid="004b3075"/>
    </style:style>
    <style:style style:name="T35" style:family="text">
      <style:text-properties officeooo:rsid="004b588a"/>
    </style:style>
    <style:style style:name="T36" style:family="text">
      <style:text-properties officeooo:rsid="004c5120"/>
    </style:style>
    <style:style style:name="T37" style:family="text">
      <style:text-properties officeooo:rsid="004f5b67"/>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Оглавление1">
        <text:table-of-content-source text:outline-level="10">
          <text:index-title-template text:style-name="Contents_20_Heading">Оглавле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Оглавление1_Head">
            <text:p text:style-name="P45">Оглавление</text:p>
          </text:index-title>
          <text:p text:style-name="P44"><text:a xlink:type="simple" xlink:href="#__RefHeading___Toc2207_343611866" text:style-name="Index_20_Link" text:visited-style-name="Index_20_Link">Часть 1<text:tab/>1</text:a></text:p>
          <text:p text:style-name="P43"><text:a xlink:type="simple" xlink:href="#__RefHeading___Toc2209_343611866" text:style-name="Index_20_Link" text:visited-style-name="Index_20_Link">Глава 1<text:tab/>1</text:a></text:p>
          <text:p text:style-name="P43"><text:a xlink:type="simple" xlink:href="#__RefHeading___Toc2211_343611866" text:style-name="Index_20_Link" text:visited-style-name="Index_20_Link">Глава 2<text:tab/>13</text:a></text:p>
          <text:p text:style-name="P43"><text:a xlink:type="simple" xlink:href="#__RefHeading___Toc2213_343611866" text:style-name="Index_20_Link" text:visited-style-name="Index_20_Link">Глава 3<text:tab/>21</text:a></text:p>
          <text:p text:style-name="P43"><text:a xlink:type="simple" xlink:href="#__RefHeading___Toc2215_343611866" text:style-name="Index_20_Link" text:visited-style-name="Index_20_Link">Глава 4<text:tab/>28</text:a></text:p>
          <text:p text:style-name="P44"><text:a xlink:type="simple" xlink:href="#__RefHeading___Toc2217_343611866" text:style-name="Index_20_Link" text:visited-style-name="Index_20_Link">Часть 2<text:tab/>39</text:a></text:p>
          <text:p text:style-name="P43"><text:a xlink:type="simple" xlink:href="#__RefHeading___Toc2219_343611866" text:style-name="Index_20_Link" text:visited-style-name="Index_20_Link">Глава 5<text:tab/>39</text:a></text:p>
          <text:p text:style-name="P44"><text:a xlink:type="simple" xlink:href="#__RefHeading___Toc2465_343611866" text:style-name="Index_20_Link" text:visited-style-name="Index_20_Link">Часть 3<text:tab/>46</text:a></text:p>
          <text:p text:style-name="P43"><text:a xlink:type="simple" xlink:href="#__RefHeading___Toc2467_343611866" text:style-name="Index_20_Link" text:visited-style-name="Index_20_Link">Глава 9<text:tab/>46</text:a></text:p>
        </text:index-body>
      </text:table-of-content>
      <text:h text:style-name="P52" text:outline-level="1"><text:bookmark-start text:name="__RefHeading___Toc2207_343611866"/>Часть 1<text:bookmark-end text:name="__RefHeading___Toc2207_343611866"/></text:h>
      <text:h text:style-name="P50" text:outline-level="2"><text:bookmark-start text:name="__RefHeading___Toc2209_343611866"/>Глава 1<text:bookmark-end text:name="__RefHeading___Toc2209_343611866"/></text:h>
      <text:p text:style-name="First_20_line_20_indent"/>
      <text:p text:style-name="First_20_line_20_indent">Алексей проснулся со странным чувством, будто чего-то не хватало. Нащупав спросонок мобильник, он успокоился ненадолго, но тревожное чувство не покидало. Он открыл глаза. Проявляющаяся картинка ему не понравилась: в комнате было темно, не темнотой мрачного утра, но темнотой ночи. Недоуменно глядя на экран мобилки, на котором равнодушно светились цифры, складывающиеся в восемь утра, он вздохнул, потянулся и сел на кровати.</text:p>
      <text:p text:style-name="First_20_line_20_indent">Поверхностный осмотр комнаты не выявил больше никаких ненормальностей, но тревога словно мягким молоточком постукивала по затылку.</text:p>
      <text:p text:style-name="First_20_line_20_indent">Чего же не хватало?</text:p>
      <text:p text:style-name="First_20_line_20_indent">Стоп!</text:p>
      <text:p text:style-name="First_20_line_20_indent">Алексей прислушался: ни-че-го! Ни единого звука: не было слышно ни машин, ни птиц - вообще ничего. Нахмурившись, Алексей хлопнул в ладоши. Нет, он не оглох. Но почему тогда так тихо?</text:p>
      <text:p text:style-name="First_20_line_20_indent">Он медленно подошел к окну и тут же оттолкнулся от него. Затем посмотрел снова.</text:p>
      <text:p text:style-name="First_20_line_20_indent">За стеклом больше не было города. Куда-то исчезли дома, улицы, деревья... Только звездное небо - во всяком случае, так ему показалось сначала...</text:p>
      <text:p text:style-name="First_20_line_20_indent">Потом он разглядел темную землю, безжизненно тянувшуюся в разные стороны, только метрах в пятидесяти чуть правее окна был большой холм, закрывая собой то, что могло хоть как-то нарушить царящее вокруг однообразие.</text:p>
      <text:p text:style-name="First_20_line_20_indent">Самое удивительное, что вообще-то его квартира находилась на четвертом этаже, теперь же, судя по виду из окна, она была не выше второго.</text:p>
      <text:p text:style-name="First_20_line_20_indent">Алексей проверил свет - конечно же, тот не работал. Осторожно, очень осторожно Алексей приоткрыл дверь из комнаты. Хм, квартира оставалась тут. Но воды, как и света не было. Было понятно, что он влип....</text:p>
      <text:p text:style-name="First_20_line_20_indent">Алексей не верил, что сны могут быть настолько неотличимыми от жизни и красочными, поэтому понимал, что вряд ли ему что-то светит...</text:p>
      <text:p text:style-name="First_20_line_20_indent">Впору было впадать в ступор, что он и сделал.</text:p>
      <text:p text:style-name="First_20_line_20_indent"><text:soft-page-break/>Воздух был, причем, он не выходил через окно и вентиляцию. Значило ли это, что за окном тоже есть воздух, пригодный для дыхания и температура - пригодная для жизни? Если мыслить логически - то да. Однако, какая логика могла быть в том, что вся его квартира (обычная квартира многоэтажки, а не отдельный дом), оказалась неизвестно как и неизвестно где - в его разумение это не укладывалось.</text:p>
      <text:p text:style-name="First_20_line_20_indent">Сразу в голове возникла мысль: если он не умер до сих пор, возможно, он и не умрет, если выйдет наружу? Смысл сидеть в четырех стенах, где нет ни еды, ни воды, ни света? Поэтому Алексей собрался духом, вздохнул полной грудью и распахнул дверь, ведущую в подъезд.</text:p>
      <text:p text:style-name="First_20_line_20_indent"/>
      <text:p text:style-name="First_20_line_20_indent">Грифен мрачно посмотрел на подчиненных. Те втянули головы в щуплые плечи. Их набирали из бывших студентов, и вся эта братия отличалась редкостной худобой и нервозностью.</text:p>
      <text:p text:style-name="First_20_line_20_indent">Переминаясь с ноги на ногу, старший пробурчал вод нос.</text:p>
      <text:p text:style-name="First_20_line_20_indent">- Мы не виноваты, это в заявке ошибка была.</text:p>
      <text:p text:style-name="First_20_line_20_indent">Грифен вздохнул. И зачем ему нужна была эта работа? Предупреждали же: не связывайся со студентами! Вечно голодные, те только и мечтали о том, как пожрать и как сделать, чтоб не работать. Кроме того, все студенты были из России, потому весьма неравнодушны к алкоголю и имуществу, преимущественно, им не принадлежащему. Впрочем, в данном случае они действительно были не виноваты. Он и сам проверил трижды - в бумагах была ошибка. Снова секретариат что-то намудрил, а отвечать в конечном итоге придется ему.</text:p>
      <text:p text:style-name="First_20_line_20_indent">- И что теперь? Какие будут предложения? - даже если его подопечные и невиноваты, не стоит давать им слабину.</text:p>
      <text:p text:style-name="First_20_line_20_indent">Студенты все так же молча переминались с ноги на ногу.</text:p>
      <text:p text:style-name="First_20_line_20_indent">Грифен обратился к старшему.</text:p>
      <text:p text:style-name="First_20_line_20_indent">- Так, ты... - тут он задумался на мгновенье, с трудом вспоминая его имя. - Рыжий, берешь всю бригаду и бегом все чистить!</text:p>
      <text:p text:style-name="First_20_line_20_indent">Рыжий, которого на самом деле звали Константином, жалобно посмотрел на шефа, но ослушаться не рискнул. Все остальные мрачно посмотрели на парня - командиров они не любили.</text:p>
      <text:p text:style-name="First_20_line_20_indent">- Всё, свободны!</text:p>
      <text:p text:style-name="First_20_line_20_indent">Студенты повернулись и, понурившись, пошли по дороге, пиная в старшего мелкие камешки.</text:p>
      <text:p text:style-name="First_20_line_20_indent"/>
      <text:p text:style-name="First_20_line_20_indent">Когда они скрылись за ближайшей стеной, Грифен расслабился, но морщинка, проявившаяся на его переносице, не разгладилась. За такой промах отвечать придется всем. Да и вообще, за все время работы в учреждении он не помнил подобного, но, как справедливо сказал кто-то: "Все когда-то случается в первый раз".</text:p>
      <text:p text:style-name="First_20_line_20_indent"/>
      <text:p text:style-name="First_20_line_20_indent">Всему виной была, конечно, Валентина Степановна. Кто и зачем придумал ставить ее на пост ответственного секретаря - не ясно. Но она работала уже долгое время, и заменять ее <text:soft-page-break/>никто не решался. Что ж, перепутать номер дома было несложно, вот только последствия от такой ошибки могут быть просто катастрофическими. Как, например, сейчас.</text:p>
      <text:p text:style-name="First_20_line_20_indent"/>
      <text:p text:style-name="First_20_line_20_indent">А ведь ничто не указывало, что происходит что-то не то. Как обычно, студенты подошли к дому вовремя, сверившись с квитанцией, поднялись на четвертый этаж, зашли в квартиру и продырявили газовый шланг. Если кто-то воспользуется электророзеткой либо зажжёт спичку, произойдет взрыв. Следов не будет. Старший, Костик, отрапортовал, что все чисто, и они стали ждать. Получив разрешение, Константин самолично пошел и взорвал квартиру. И только через час выяснилось, что адрес был неверным.</text:p>
      <text:p text:style-name="First_20_line_20_indent">Грифен достал из кармана свою визитку. "Грифен Генрих, Преисподняя №3, уровень 2. Начальник отряда зачистки". И ради чего он так стремился к этой должности? Минус год к сроку ожидания, чтоб перейти потом в другой отдел? Стоило ли оно того?</text:p>
      <text:p text:style-name="First_20_line_20_indent">Влипли они... Внеплановый смертник, кто бы он ни был, оказался неучтенным, и теперь уж в их списки не попадет. Сейчас он, наверняка, шарахается где-то в Прихожей (как ее окрестили местные), и они ничего не могут с этим поделать. А тот, кто должен был умереть, не умер. Да, ситуация...</text:p>
      <text:p text:style-name="First_20_line_20_indent"/>
      <text:p text:style-name="First_20_line_20_indent">В "Небесной канцелярии" было неспокойно. Снующие туда-сюда мелкие рангом небожители разве что чудом не сталкивались друг с другом, те, что были рангом повыше и уже имели право носить нимб, то и дело пользовались им, усиливая его сияние на поворотах. Впрочем, так как количество их было довольно велико, то уловка эта помогала им довольно незначительно.</text:p>
      <text:p text:style-name="First_20_line_20_indent">АА Петр (на самом деле его звали Петро, т.к. родом он был из Донских), то сурово смотрел на пробегающего мимо какого-нибудь мелкого небожителя, то с чувством собственного достоинства легонько кланяясь ангелам, то, изображая бурную деятельность, начинал перебирать перья парадных крыльев. У него был перерыв, и он не знал, куда его деть. Работать в подобные часы строго воспрещалось. Что случится с ослушавшимся, не знал никто, ибо до сих пор таковых не находилось. Более того, это даже в голову никому не могло прийти.</text:p>
      <text:p text:style-name="First_20_line_20_indent">Прислонившись спиной к пожарному шесту (Петр был начальником пожарного отделения во Львове), установленном тут по его просьбе, он откровенно скучал. Ему хотелось курить. Сильно. Он бы даже сказал "до смерти", но как он не раз повторял, для тех, кто уже мертв, эта фраза звучит несколько странно. А курить на небесах было невозможно. Не потому, что негде было достать: ребятам "снизу" не жаль было поделиться иной раз сигареткой, нет. Просто было в воздухе что-то, что не давало это делать. Не было тут и спиртного, его заменяла вода, чистая, но настолько холодная, что на секунду сводило зубы.</text:p>
      <text:p text:style-name="First_20_line_20_indent">Кроме того, не было тут ни кино, ни газет, ни даже футбола. В общем, существование здесь было скучным и единственным развлечением оставалась работа.</text:p>
      <text:p text:style-name="First_20_line_20_indent">Перерыв закончился, и Петр радостно продолжил изучение месячного отчета. Работа в отделе взаимодействия и согласия была по его мнению одной из самых веселых. Тут не было нужды петь или много бегать, да и начальство заглядывало сюда нечасто.</text:p>
      <text:p text:style-name="First_20_line_20_indent">Всматриваясь в столбцы названий и чисел, Петр вспоминал подробности последней встречи. Была та лет пять назад, но не подверженный склерозу разум ничего не забывал.</text:p>
      <text:p text:style-name="First_20_line_20_indent"/>
      <text:p text:style-name="First_20_line_20_indent">- А зачем нам вообще надо это? - спросил новенький.</text:p>
      <text:p text:style-name="First_20_line_20_indent"><text:soft-page-break/>- Ну, все просто: мы им поставляем воду, они нам обеспечивают центральное отопление.</text:p>
      <text:p text:style-name="First_20_line_20_indent">- А я думал... - замялся новенький.</text:p>
      <text:p text:style-name="First_20_line_20_indent">- Думать - удел начальства! - отрезал Петр.</text:p>
      <text:p text:style-name="First_20_line_20_indent">- Да ладно, всему свое время, все узнаешь, - смягчившись, добавил АА. - А сейчас тихо, они идут!</text:p>
      <text:p text:style-name="First_20_line_20_indent">Метрах в пятнадцати стало материализоваться темное облако, разрастаясь и густея. Но вот, довольно резко отдельные его клубы сжались, образуя тело. Это был... обычный человек!</text:p>
      <text:p text:style-name="First_20_line_20_indent">Новенький открыл рот и уставился на пришедшего.</text:p>
      <text:p text:style-name="First_20_line_20_indent">Пришедший на встречу таким оригинальным образом человек снисходительно посмотрел на него и обратился к Петру.</text:p>
      <text:p text:style-name="First_20_line_20_indent">- Привет! Новенький? - он кивнул в сторону онемевшего парнишки.</text:p>
      <text:p text:style-name="First_20_line_20_indent">- Ага, - вздохнув, ответил Петр. - С каждым годом все моложе и моложе шлют!</text:p>
      <text:p text:style-name="First_20_line_20_indent">- Понимаю... У нас то же самое, - тут он икнул, распространяя легкий запах перегара.</text:p>
      <text:p text:style-name="First_20_line_20_indent">Петр поморщился.</text:p>
      <text:p text:style-name="First_20_line_20_indent">Заметив это, пришедший примиряюще сказал.</text:p>
      <text:p text:style-name="First_20_line_20_indent">- Да ладно тебе! Ведь сам-то тоже не прочь был бы?</text:p>
      <text:p text:style-name="First_20_line_20_indent">- Ну, наверное. Ты ж знаешь, нам нельзя.</text:p>
      <text:p text:style-name="First_20_line_20_indent">Пришедший хмыкнул.</text:p>
      <text:p text:style-name="First_20_line_20_indent">- Ладно... Принимай груз! - он протянул Петру бланк.</text:p>
      <text:p text:style-name="First_20_line_20_indent">Тот внимательно прочитал его и, расписавшись, вернул бумагу собеседнику. Та сразу же вспыхнула у него в руках.</text:p>
      <text:p text:style-name="First_20_line_20_indent">- Ну, поехали!..</text:p>
      <text:p text:style-name="First_20_line_20_indent">За спиной парня снизу вновь материализовалась небольшая тучка, откуда не спеша изначально, но всё более ускоряясь, нескончаемой чередой покатили закрытые вагонетки. Со стороны небес появилось невесомое облако, расширилось как раз достаточно, чтоб принять в себя вагонетку. И весь груз, попадая в это облако, как-будто растворялся.</text:p>
      <text:p text:style-name="First_20_line_20_indent">Когда скорость возросла до такой степени, что рассмотреть отдельные вагоны было невозможно даже для опытного АА, поток их резко прекратился, оба облака схлопнулись, а пришедшие на встречу расслабились.</text:p>
      <text:p text:style-name="First_20_line_20_indent">- Кстати! Сувенир! - парень снизу кинул Петру сигарету.</text:p>
      <text:p text:style-name="First_20_line_20_indent">- И от меня, - Петр достал из кармана яблоко и кинул его собеседнику.</text:p>
      <text:p text:style-name="First_20_line_20_indent">- Хм, спасибо! - поймав яблоко, парень ухмыльнулся, откусил от фрукта большой кусок и, смачно его пережевывая, повернулся и пошел в ту сторону, откуда совсем недавно появился.</text:p>
      <text:p text:style-name="First_20_line_20_indent">- Сигареты? А разве можно? - бледнея, спросил новичок.</text:p>
      <text:p text:style-name="First_20_line_20_indent">- Так ведь я не собираюсь ее курить! Так, просто понюхать, - успокоил его Петр.</text:p>
      <text:p text:style-name="First_20_line_20_indent">- А почему яблоко?..</text:p>
      <text:p text:style-name="First_20_line_20_indent"><text:soft-page-break/>- Яблоко - это единственный фрукт, который им разрешено есть.</text:p>
      <text:p text:style-name="First_20_line_20_indent">- Так чем же они питаются? - допытывался новенький.</text:p>
      <text:p text:style-name="First_20_line_20_indent">- Лучше тебе не знать, парень, лучше не знать, - Петра передернуло.</text:p>
      <text:p text:style-name="First_20_line_20_indent"/>
      <text:p text:style-name="First_20_line_20_indent">АА поднялся с мелкого облачка, заменяющего в офисах стулья, взял со стола резную, тонкой работы шкатулку и открыл ее. Там, совсем мятая, лежала та сигарета. Запах ее за прошедшие годы почти выветрился, и только тонкое обоняние ее хозяина могло уловить табачный аромат...</text:p>
      <text:p text:style-name="First_20_line_20_indent"/>
      <text:p text:style-name="First_20_line_20_indent">- Беда, беда!! - в кабинет ворвался А-третий.</text:p>
      <text:p text:style-name="First_20_line_20_indent">"Шурик" - всплыло в памяти его имя.</text:p>
      <text:p text:style-name="First_20_line_20_indent">- Что случилось? Снова младшие пробку устроили?</text:p>
      <text:p text:style-name="First_20_line_20_indent">Когда такое случилось последний раз, лет тридцать-тридцать пять назад, работа канцелярии была парализована на целый месяц, не говоря уж о том, что у молодняка, и так мало помнящего, совсем отбило память, и они все разбрелись по чужим отделам.</text:p>
      <text:p text:style-name="First_20_line_20_indent">- Нет, хуже!</text:p>
      <text:p text:style-name="First_20_line_20_indent">"Что ж может быть хуже?" - подумал Петр.</text:p>
      <text:p text:style-name="First_20_line_20_indent">- Живой в чистилище!</text:p>
      <text:p text:style-name="First_20_line_20_indent">Пол покачнулся под ногами Петра и он плюхнулся на услужливо подлетевшее облачко.</text:p>
      <text:p text:style-name="First_20_line_20_indent"/>
      <text:p text:style-name="First_20_line_20_indent">...за дверью не было ничего. Не, то есть, там, конечно, была стена, в которую, открыв дверь, уперся Алексей. Еще там были искры из глаз, когда он приложился лбом об эту стену. А больше - ничего.</text:p>
      <text:p text:style-name="First_20_line_20_indent"/>
      <text:p text:style-name="First_20_line_20_indent">Вздохнув, Алексей отступил на шаг назад и закрыл дверь. Он задумался... Судя по всему, единственный выход из квартиры был через окно. Какое - не имело значения, ибо из всех них открывался все тот же безрадостный вид.</text:p>
      <text:p text:style-name="First_20_line_20_indent">Холодильник маняще дразнил пока еще не испорченными остатками колбасы и сыра, так что Алексей решил не мешкая использовать продукты, пока те еще можно было есть. Заодно стоило проинспектировать и остальные места, где могло заваляться что-то съестное. В скором времени на столе стала расти куча пакетов, в содержимом которых угадывались не только упомянутые выше сыр да колбаса, но и полбуханки хлеба, пара шоколадок, банка сгущенки, которую Алексей предпочитал всегда иметь в запасе, и пластиковая бутылка с квасом. Собрав всю эту кучу в рюкзак, засунув в карман спички и нож, он взялся за лямки и проверил на вес... тяжеловато, если идти далеко, но жить можно!</text:p>
      <text:p text:style-name="First_20_line_20_indent"/>
      <text:p text:style-name="First_20_line_20_indent">Набрав в грудь побольше воздуха, Алексей открыл окно. Не почувствовав ни шевеления воздуха, ни смены температуры, он потихоньку выпустил воздух и попробовал вздохнуть. Воздух пустыни оказался суховатым и пресным, но, судя по всему, вполне пригодным для дыхания.</text:p>
      <text:p text:style-name="First_20_line_20_indent"><text:soft-page-break/>Сделав подобие веревки из простыней, Алексей привязал её одним концом к кровати, а другой выкинул в окно, а затем стал спускаться и сам. Это было не трудно, ибо склон был не слишком высок и шел вниз под заметным, хоть и крутым, уклоном.</text:p>
      <text:p text:style-name="First_20_line_20_indent">Идти он решил в сторону холма, ибо кто знает, что скрывалось на другой его стороне, но отойдя на пару метров, он обернулся и посмотрел туда, где осталась его квартира... Её окна как будто были высечены в отвесной стене огромной скалы трудноопределимой высоты, простиравшейся в бесконечность налево и направо.</text:p>
      <text:p text:style-name="First_20_line_20_indent"/>
      <text:p text:style-name="First_20_line_20_indent">- М-да, радостного мало. - поделился Алексей размышлениями сам с собой.</text:p>
      <text:p text:style-name="First_20_line_20_indent">Он вздохнул и, больше не оборачиваясь, отправился к намеченной цели.</text:p>
      <text:p text:style-name="First_20_line_20_indent"/>
      <text:p text:style-name="First_20_line_20_indent">За холмом не было ничего, чего не было бы и перед ним. Алексей поморщился. Он предполагал это, но всё же реальность его раздосадовала.</text:p>
      <text:p text:style-name="First_20_line_20_indent"/>
      <text:p text:style-name="First_20_line_20_indent">Прошипев что-то неразборчивое, он отправился дальше, оставляя на пыльной земле заметные следы.</text:p>
      <text:p text:style-name="First_20_line_20_indent"/>
      <text:p text:style-name="First_20_line_20_indent">Через час холм окончательно скрылся из виду, только скала все так же темнела черной массой.</text:p>
      <text:p text:style-name="First_20_line_20_indent">Еще через два часа Алексей заметил, что вышел на некое подобие тропинки... Собственно, он шел по ней уже довольно давно, просто не осознавая этого. Но теперь она стала заметней.</text:p>
      <text:p text:style-name="First_20_line_20_indent">- О, цивилизация! - с воодушевлением воскликнул парень.</text:p>
      <text:p text:style-name="First_20_line_20_indent">- Интересно, и как далеко мне еще идти до... чего-нибудь? - никому не адресуя вопрос, мрачно сказал он через час.</text:p>
      <text:p text:style-name="First_20_line_20_indent">- Далеко! - деловито произнес чей-то голос.</text:p>
      <text:p text:style-name="First_20_line_20_indent"/>
      <text:p text:style-name="First_20_line_20_indent">Алексей обернулся. Вслед за ним бодро семенил старичок в костюме.</text:p>
      <text:p text:style-name="First_20_line_20_indent">- Добрый… - Алексей замялся на мгновение, - день!</text:p>
      <text:p text:style-name="First_20_line_20_indent">- Здравствуй!</text:p>
      <text:p text:style-name="First_20_line_20_indent">- А… Извините за глупый вопрос, Вы не знаете, где это мы?</text:p>
      <text:p text:style-name="First_20_line_20_indent">- А как же? На том свете.</text:p>
      <text:p text:style-name="First_20_line_20_indent">- То есть?</text:p>
      <text:p text:style-name="First_20_line_20_indent">- Померли мы, сынок, померли.</text:p>
      <text:p text:style-name="First_20_line_20_indent">Алексей поверил. Не сказать, что он был рад тому, что узнал, в чём дело, но и никакой паники не было. Скорее, досада. Он не был готов к смерти, да вроде, и не с чего было ему помирать.</text:p>
      <text:p text:style-name="First_20_line_20_indent">- А куда Вы идёте тогда? И вообще, как-то пустовато здесь.</text:p>
      <text:p text:style-name="First_20_line_20_indent">- Так куда тянет, туда и иду. Видать, не дошли ещё.</text:p>
      <text:p text:style-name="First_20_line_20_indent"><text:soft-page-break/>- Меня не тянет, - недоумённо поделился Алексей.</text:p>
      <text:p text:style-name="First_20_line_20_indent">- Так и ты на мертвячка не сильно походишь. Вон, как светишься, как лампочка.</text:p>
      <text:p text:style-name="First_20_line_20_indent">Парень осмотрел себя, но не заметил ничего необычного. Он пожал плечами, но на этот раз ничего не сказал.</text:p>
      <text:p text:style-name="First_20_line_20_indent">- Смотри-ка, вон и ещё кто-то, - старичок махнул головой влево.</text:p>
      <text:p text:style-name="First_20_line_20_indent">Алексей посмотрел в ту сторону.</text:p>
      <text:p text:style-name="First_20_line_20_indent">Его попутчик был прав. Там, неспешно переставляя ноги, словно какая-то сила тянет вперёд, шла группа, человек пять. И чем дальше все они шли, тем больше становилось людей. Они все подходили с разных сторон, но шли в одном направлении. И скоро Алексей увидел конечную точку. Точнее, вовсе даже не точку.</text:p>
      <text:p text:style-name="First_20_line_20_indent">Больше всего это напоминало широкую колонну света. Тишина, царившая вокруг, в этом месте чувствовалась особо сильно. Все те, кто подходил, проходили сквозь свет и исчезали. Тот старичок, что составил ему компанию, прощально махнул рукой и тоже скрылся из виду в переливающемся разными оттенками, когда туда кто-то входил, потоке.</text:p>
      <text:p text:style-name="First_20_line_20_indent">Одно дело читать о смертности, другое дело – видеть собственными глазами. Умершие тянулись нескончаемой чередой, неспешно, безостановочно, и все входили в свет.</text:p>
      <text:p text:style-name="First_20_line_20_indent">Как поступить ему, Алексей не знал. Он просто присел неподалёку от центра притяжения умерших и смотрел на бесконечный человеческий поток.</text:p>
      <text:p text:style-name="First_20_line_20_indent"/>
      <text:p text:style-name="First_20_line_20_indent">Через некоторое время стало понятно, что сидеть так он может ещё очень долго, но это ничто не изменит, потому Алексей встал, отряхнулся от несуществующей пыли и энергично пошел туда же, куда и все остальные. Вот только для него свет стал осязаем, да ещё как. Там, где входящие словно растворялись, для него не было прохода. Он словно упирался в стену.</text:p>
      <text:p text:style-name="First_20_line_20_indent">- И что мне, вечно тут сидеть теперь?! – воскликнул он в сердцах.</text:p>
      <text:p text:style-name="First_20_line_20_indent">- Зачем же? Можно поискать другой выход, - раздалось за спиной.</text:p>
      <text:p text:style-name="First_20_line_20_indent"/>
      <text:p text:style-name="First_20_line_20_indent">Светящаяся полупрозрачная фигура человека за его спиной напоминала какого-то святого, как их изображают на фресках, разве что нимба не было.</text:p>
      <text:p text:style-name="First_20_line_20_indent">- Меня зовут Петром, - не дожидаясь вопросов, представился появившийся.</text:p>
      <text:p text:style-name="First_20_line_20_indent">- Алексей.</text:p>
      <text:p text:style-name="First_20_line_20_indent">- Да я в курсе. В общем, перехожу сразу к делу. Вышла накладочка. По всем спискам, тебе рано было уходить.</text:p>
      <text:p text:style-name="First_20_line_20_indent">- Но я тут, - полуутвердительно произнёс Алексей.</text:p>
      <text:p text:style-name="First_20_line_20_indent">- Угу, я ж говорю, накладочка.</text:p>
      <text:p text:style-name="First_20_line_20_indent">- И что теперь делать? Почему я не могу пройти?</text:p>
      <text:p text:style-name="First_20_line_20_indent">- Ничего, что я лекцию прочитаю? Ничего? Ну, хорошо.</text:p>
      <text:p text:style-name="First_20_line_20_indent">Пётр присел, похлопав при этом по земле рядом, приглашая Алексея присоединиться, чем тот и воспользовался.</text:p>
      <text:p text:style-name="First_20_line_20_indent"><text:soft-page-break/>- Попробую тебе объяснить попроще… Видишь ли, человека, да и не только его, можно разделить на три составляющие: тело, дух и душа. Ну, что такое тело, надеюсь, тебе пояснять не надо. Дух – это как… скажем… заряд твоей мобилки, бензин для машины: то, что заставляет что-то работать, шевелиться. А вот Душа, - Пётр произнёс это слово так, что стало понятно, сказано оно было с заглавной буквы. – Душа – это воспоминания, разум. Ну, всё равно что программы и файлы на компьютере.</text:p>
      <text:p text:style-name="First_20_line_20_indent">Алексей решил на задавать вопрос, откуда тому известны такие термины.</text:p>
      <text:p text:style-name="First_20_line_20_indent">- Вот и представь. Само по себе тело – всего лишь труп. Дух – так, даже не призрак, а лишь намёк на него. Душа же вообще нечто необъятное. Ну, и сочетания те ещё. Когда есть тело и дух, но нет души – это всего лишь зомби, живой труп. Когда есть дух и душа – получается полноценное энергетическое создание, призрак, насыщенный энергией. Когда ж есть тело и душа, но нет духа, - Пётр поморщился. – Это самое печальное. Клетка для разума. Ни то, ни сё. Даже не кома, а гораздо хуже. Единственно, когда тело совсем умрёт, душа сможет освободиться.</text:p>
      <text:p text:style-name="First_20_line_20_indent">- То есть призраки – это души с силой духа? – уточнил Алексей.</text:p>
      <text:p text:style-name="First_20_line_20_indent">- Не обязательно. Зачатки разума могут быть и у бездушного духа, как и капля энергии у души. Ты же в курсе, что даже материя – всего лишь ещё одна форма энергии? Вот и тут, состояния разные, суть одна.</text:p>
      <text:p text:style-name="First_20_line_20_indent">- Брр, всё равно не понял до конца.</text:p>
      <text:p text:style-name="First_20_line_20_indent">Алексей недовольно пробурчал это и замолк на мгновение, а потом спросил.</text:p>
      <text:p text:style-name="First_20_line_20_indent">- Так а что же такое я?</text:p>
      <text:p text:style-name="First_20_line_20_indent">- Ты - как раз и есть сочетание духа и души. Энергии много, воспоминания, суть - всё тут, только тела нет. То есть нечто совершенно неподходящее для этого места.</text:p>
      <text:p text:style-name="First_20_line_20_indent">- Значит, потому и не пускает?</text:p>
      <text:p text:style-name="First_20_line_20_indent">- Потому и не пускает, - подтвердил Пётр.</text:p>
      <text:p text:style-name="First_20_line_20_indent">- А что с теми, кто прошёл?</text:p>
      <text:p text:style-name="First_20_line_20_indent">- Кто-то рассеивается, другие попадают в рай или ад.</text:p>
      <text:p text:style-name="First_20_line_20_indent">Алексей удивлённо приподнял бровь.</text:p>
      <text:p text:style-name="First_20_line_20_indent">- Так они реально существуют?</text:p>
      <text:p text:style-name="First_20_line_20_indent">Пётр замялся.</text:p>
      <text:p text:style-name="First_20_line_20_indent">- В некотором смысле, да,- громко ответил за него кто-то за спиной сидящих.</text:p>
      <text:p text:style-name="First_20_line_20_indent">- У вас что, в норме постоянно за спиной появляться? – возмутился Алексей.</text:p>
      <text:p text:style-name="First_20_line_20_indent">- Ну, как бы… не положено, чтоб видели, как мы появляемся, - пришла очередь смутиться вновь подошедшему.</text:p>
      <text:p text:style-name="First_20_line_20_indent">- Это Грифен, он из, - было видно, что Пётр пытается правильно подобрать слова, - из другого ведомства.</text:p>
      <text:p text:style-name="First_20_line_20_indent">- Из ада, да?</text:p>
      <text:p text:style-name="First_20_line_20_indent">- Считай, что оттуда, если тебе так проще.</text:p>
      <text:p text:style-name="First_20_line_20_indent">- А как же определяется, кому в рай, кому в ад.</text:p>
      <text:p text:style-name="First_20_line_20_indent">Грифен смущённо покосился на Петра, тот недовольно посмотрел на приятеля.</text:p>
      <text:p text:style-name="First_20_line_20_indent"><text:soft-page-break/>- Что снова мне объяснять?</text:p>
      <text:p text:style-name="First_20_line_20_indent">Он вздохнул.</text:p>
      <text:p text:style-name="First_20_line_20_indent">- Святые, грешники… забудь! Есть те, кто берут, есть те, кто отдают. Кто берёт – это как чёрная дыра, поглощает чужую энергию, тяжелеет, перенасыщаясь ею. Кто отдаёт – излучают словно сверхновая. Первые тёмные и тяжёлые, опускаются вниз, вторые – светлые и лёгкие, понимаются вверх, словно пузырьки воздуха в стакане с водой.</text:p>
      <text:p text:style-name="First_20_line_20_indent">Думаешь, на пустом месте возникла идея пекла? Да при таком количестве темных душ столько энергии скапливается, что надо её куда-то излучать, вот и идёт выделение.</text:p>
      <text:p text:style-name="First_20_line_20_indent">Алексей представил себе эту картинку наглядно. В принципе, выглядело всё довольно просто и правдоподобно.</text:p>
      <text:p text:style-name="First_20_line_20_indent">- А вы?</text:p>
      <text:p text:style-name="First_20_line_20_indent">- А мы так, те, кто посередине. Просто очень давно.</text:p>
      <text:p text:style-name="First_20_line_20_indent">- Но кто-то в аду, кто-то на небесах?</text:p>
      <text:p text:style-name="First_20_line_20_indent">Грифен фыркнул.</text:p>
      <text:p text:style-name="First_20_line_20_indent">- Ты ещё не понял? Нет ни ада, ни рая. Считай, это параллельный мир, где живут души.</text:p>
      <text:p text:style-name="First_20_line_20_indent">- Но я же вижу…</text:p>
      <text:p text:style-name="First_20_line_20_indent">- Что ты видишь? – Грубо перебил его Грифен. – Райские кущи и адское пекло? Врата, ангелы и черти? Да нет ничего такого, не-е-ет! Всё в твоей голове!</text:p>
      <text:p text:style-name="First_20_line_20_indent">Тут он осёкся.</text:p>
      <text:p text:style-name="First_20_line_20_indent">- Ну, фигурально выражаясь…</text:p>
      <text:p text:style-name="First_20_line_20_indent">- Ты сам строишь картинку из привычных тебе образов, - пояснил Пётр. – Привык к христианству, вот и видишь так. Другой бы вообще только золотистые облака увидел, или ещё что.</text:p>
      <text:p text:style-name="First_20_line_20_indent">Алексея передёрнуло, когда он представил, что же могут увидеть какие-нибудь индуисты.</text:p>
      <text:p text:style-name="First_20_line_20_indent">- Ууу, мне пора! – посмотрев на невесть откуда взявшиеся часы и хлопнув себя по коленям, произнёс Грифен. – Чао!</text:p>
      <text:p text:style-name="First_20_line_20_indent">И он растворился в воздухе.</text:p>
      <text:p text:style-name="First_20_line_20_indent">- Так всё же, как же я, куда мне теперь?</text:p>
      <text:p text:style-name="First_20_line_20_indent">Пётр пожал плечами.</text:p>
      <text:p text:style-name="First_20_line_20_indent">- Нужен сбор совета. Придется подождать, даже тут не всё сразу делается.</text:p>
      <text:p text:style-name="First_20_line_20_indent"/>
      <text:p text:style-name="First_20_line_20_indent">Что-что, а времени в распоряжении Алексея было предостаточно, так что сперва он сидел, не обращая внимание на сидящего рядом Петра, который явно чувствовал себя очень неловко.</text:p>
      <text:p text:style-name="First_20_line_20_indent">- Так значит, всё в моей голове? – Наконец, нарушил молчание парень.</text:p>
      <text:p text:style-name="First_20_line_20_indent">- Угу.</text:p>
      <text:p text:style-name="First_20_line_20_indent">- И вы с Грифеном, тоже только кажетесь такими?</text:p>
      <text:p text:style-name="First_20_line_20_indent">- Ну, почти. Мы всё же были обычными людьми.</text:p>
      <text:p text:style-name="First_20_line_20_indent"><text:soft-page-break/>- Так всё же, как вообще у вас тут всё устроено?</text:p>
      <text:p text:style-name="First_20_line_20_indent">- Ну, у нас всё просто. Это тебе не развитой социализм, сейчас много христиан. Так что в нашем секторе как в библии. Со старыми партийцами тяжело, но привыкают.</text:p>
      <text:p text:style-name="First_20_line_20_indent">- Как в библии? Это как?</text:p>
      <text:p text:style-name="First_20_line_20_indent">- Ну, ты в курсе ж, наверное. Всякие там облачка, светлые одежды.</text:p>
      <text:p text:style-name="First_20_line_20_indent">- Крылья и нимбы?</text:p>
      <text:p text:style-name="First_20_line_20_indent">- Если тебе так хочется – пожалуйста. А вообще, обычная бюрократия.</text:p>
      <text:p text:style-name="First_20_line_20_indent">- То есть?</text:p>
      <text:p text:style-name="First_20_line_20_indent">- Уф, ну как тебе пояснить… В общем, представь себе большое министерство, где кто-то руководит, а кто-то исполняет.</text:p>
      <text:p text:style-name="First_20_line_20_indent">- А ад?</text:p>
      <text:p text:style-name="First_20_line_20_indent">- Понятия не имею, это надо у Грифена спрашивать. Думаю, примерно так же.</text:p>
      <text:p text:style-name="First_20_line_20_indent">- А кто решает, кому пришёл срок?</text:p>
      <text:p text:style-name="First_20_line_20_indent">- Да кто его знает. Просто приходит «сверху» распоряжение.</text:p>
      <text:p text:style-name="First_20_line_20_indent">- Бог?</text:p>
      <text:p text:style-name="First_20_line_20_indent">- Да какое там! Думаю, сидят где-то там, - где именно «там» Пётр не стал уточнять», - какие-то типы да решают всё за нас.</text:p>
      <text:p text:style-name="First_20_line_20_indent">После короткой паузы он добавил.</text:p>
      <text:p text:style-name="First_20_line_20_indent">- Кто-нибудь вроде тебя.</text:p>
      <text:p text:style-name="First_20_line_20_indent">- Всё равно не пойму я этого. Чистилище, ад, рай. Так это всё есть или нет?</text:p>
      <text:p text:style-name="First_20_line_20_indent">- Тебе ж сказали, всё в твоей голове. Что-то такое есть, но вряд ли в привычном понимании.</text:p>
      <text:p text:style-name="First_20_line_20_indent">- Ну а что это за колонна такая, хоть можно узнать?</text:p>
      <text:p text:style-name="First_20_line_20_indent">- Свет? Раздел между мирами, этакий лифт. Кому наверх, кому вниз, а кто-то в шахту, - решил пошутить Пётр.</text:p>
      <text:p text:style-name="First_20_line_20_indent">И снова возникла пауза в разговоре.</text:p>
      <text:p text:style-name="First_20_line_20_indent">- Слушай, - заговорил Алексей, непроизвольно переходя на «ты». – Если всё в моей лишь голове, то получается, я могу тут навоображать что угодно? Телевизор, например, холодильник?</text:p>
      <text:p text:style-name="First_20_line_20_indent">- Ты? – Пётр смерил его взглядом с головы до ног. – Не, ты не сможешь.</text:p>
      <text:p text:style-name="First_20_line_20_indent">- Почему это? – обиделся парень.</text:p>
      <text:p text:style-name="First_20_line_20_indent">- Опыта маловато, да и дух твой помехи создаёт. Вон, сам смотри.</text:p>
      <text:p text:style-name="First_20_line_20_indent">Алексей присмотрелся к тому, что происходило поблизости.</text:p>
      <text:p text:style-name="First_20_line_20_indent">Бесконечный поток душ всё ещё шёл прямо на свет, но вблизи беседующей парочки действительно было какое-то возмущение общего порядка. Кого-то начинало пошатывать в стороны, кто-то сбивался с шага, задерживая и себя и остальных.</text:p>
      <text:p text:style-name="First_20_line_20_indent"><text:soft-page-break/>- Видишь? Непорядок! Прикинь, если понабьётся тут куча! Это на земле б их бестелесными назвали, а тут они пока что ещё очень даже осязаемые и объёмные. Глядишь, скоро такая толкучка будет, только держись!</text:p>
      <text:p text:style-name="First_20_line_20_indent">- Так сделайте что-нибудь! Думаешь, мне самому приятно тут вечность проводить?</text:p>
      <text:p text:style-name="First_20_line_20_indent">- Ну, вопрос уже решается, - успокоил Алексея небесный житель.</text:p>
      <text:p text:style-name="First_20_line_20_indent">- Уже решился! – раздался за спиной голос Грифена.</text:p>
      <text:p text:style-name="First_20_line_20_indent"/>
      <text:p text:style-name="First_20_line_20_indent">- Ну, и что будем делать?</text:p>
      <text:p text:style-name="First_20_line_20_indent">- Мы решили… - прибывший сделал театральную паузу. – Мы решили… отправить тебя обратно!</text:p>
      <text:p text:style-name="First_20_line_20_indent">- Э… а это возможно? Мне казалось, уже всё.</text:p>
      <text:p text:style-name="First_20_line_20_indent">- Пф! Возможно ли? Разумеется! – напыщенно произнёс Грифен, после чего заговорщитски прошептал. – Ты просто не представляешь, чего это будет стоить. Такие траты, такие траты!</text:p>
      <text:p text:style-name="First_20_line_20_indent">Он сокрушённо, но совершенно неискренне покачал головой.</text:p>
      <text:p text:style-name="First_20_line_20_indent">- И когда?</text:p>
      <text:p text:style-name="First_20_line_20_indent">- А прямо сейчас! – Грифен вместе с поднявшимся на ноги Петром схватили Алексея за плечи и со всей силы швырнули в сторону светящегося столба.</text:p>
      <text:p text:style-name="First_20_line_20_indent"/>
      <text:p text:style-name="First_20_line_20_indent">Словно выключателем щёлкнули. Именно это первое, что пришло на ум, когда в уши ворвались звуки. Городской шум, сирены, людской говор.</text:p>
      <text:p text:style-name="First_20_line_20_indent">Алексей почувствовал, что лежит на чём-то. Чём-то жёстком. Похоже, на носилках. Он открыл глаза и попробовал сфокусировать взгляд. Получилось далеко не сразу.</text:p>
      <text:p text:style-name="First_20_line_20_indent">- Ну, как Вы?</text:p>
      <text:p text:style-name="First_20_line_20_indent">Санитар зачем-то посветил фонариком прямо в глаз, и Алексей поморщился.</text:p>
      <text:p text:style-name="First_20_line_20_indent">- Да нормально, нормально я.</text:p>
      <text:p text:style-name="First_20_line_20_indent">Он сел и осмотрелся.</text:p>
      <text:p text:style-name="First_20_line_20_indent">Носилки, на которых он устроился, стояли на газоне метрах в пятнадцати от дома, возле которого теснились пожарные машины и «скорая помощь».</text:p>
      <text:p text:style-name="First_20_line_20_indent">- А что случилось?</text:p>
      <text:p text:style-name="First_20_line_20_indent">- Взрыв газа. Вы помните, как это произошло?</text:p>
      <text:p text:style-name="First_20_line_20_indent">Парень отрицательно помотал головой.</text:p>
      <text:p text:style-name="First_20_line_20_indent">- Я могу идти?</text:p>
      <text:p text:style-name="First_20_line_20_indent">- Ну, в принципе, никаких видимых повреждений нет, но было б неплохо обследовать Вас.</text:p>
      <text:p text:style-name="First_20_line_20_indent">- Нет, спасибо, я всё же пойду.</text:p>
      <text:p text:style-name="First_20_line_20_indent">- Ну, дело ваше, но в случае чего, немедленно на медосмотр, договорились?</text:p>
      <text:p text:style-name="First_20_line_20_indent">Алексей кивнул.</text:p>
      <text:p text:style-name="First_20_line_20_indent"><text:soft-page-break/></text:p>
      <text:p text:style-name="First_20_line_20_indent">Он стоял и думал, куда ему пойти. В квартире произошел взрыв, и наружная стена была разрушена. Все вещи и документы, что были внутри, естественно, были испорчены. С собой было немного денег да телефон.</text:p>
      <text:p text:style-name="First_20_line_20_indent">Алексей пытался вспомнить, куда он мог пойти переночевать и слегка приуныл, идти было не к кому. Оставалось устроиться где-нибудь в круглосуточном торговом центре либо на вокзале. Выбор пал на последний вариант.</text:p>
      <text:p text:style-name="First_20_line_20_indent">Железнодорожный путь, преградивший ему дорогу, вынудил Алексея остановиться. Он уже слышал приближающийся поезд, когда мимо него неспешно пробежала собака.</text:p>
      <text:p text:style-name="First_20_line_20_indent">«Не успеет», подумал Алексей и рванулся наперерез животному.</text:p>
      <text:p text:style-name="First_20_line_20_indent">Всё расплылось перед его глазами, а потом сразу прояснилось. А он стоял уже по другую сторону рельсов с псом на руках, и через мгновение поезд пронёсся за его спиной. От неожиданности, Алексей разжал руки, и собака резко рванула в сторону, быстро скрывшись где-то в кустах.</text:p>
      <text:p text:style-name="First_20_line_20_indent">«Что это было?»</text:p>
      <text:p text:style-name="First_20_line_20_indent">Он попытался снова метнуться вперёд, но на этот раз ничего не вышло. Тогда он пошёл в ту сторону, где скрылся пёс. Но не нашёл его. Зато увидел мышь, перебегающую дорогу. Мгновение – и он, с мышью в руках, стоял у стены дома.</text:p>
      <text:p text:style-name="First_20_line_20_indent">«То есть мне не почудилось. Вот чёрт!»</text:p>
      <text:p text:style-name="First_20_line_20_indent">- Как увлекательно!</text:p>
      <text:p text:style-name="First_20_line_20_indent">И снова незнакомый голос, и снова за спиной, как в дешёвом кино.</text:p>
      <text:p text:style-name="First_20_line_20_indent">Алексей обернулся, там стояли два человека, в целом, ничем не выделяющиеся из обычной публики.</text:p>
      <text:p text:style-name="First_20_line_20_indent">- Не будем тянуть резину. Мы занимаемся несколько необычной деятельностью, мы, если можно так сказать, исследуем умерших. И вроде как, ты должен был быть мёртв.</text:p>
      <text:p text:style-name="First_20_line_20_indent">- Я тоже так думал, - мрачно согласился Алексей.</text:p>
      <text:p text:style-name="First_20_line_20_indent">- Не хочешь поделиться, что случилось?</text:p>
      <text:p text:style-name="First_20_line_20_indent">- А давайте! Только не здесь.</text:p>
      <text:p text:style-name="First_20_line_20_indent">- Конечно, пойдём? Да ты не бойся, ничто с тобой не случится.</text:p>
      <text:p text:style-name="First_20_line_20_indent">Алексей усмехнулся и пошёл следом за незнакомцами.</text:p>
      <text:p text:style-name="First_20_line_20_indent"/>
      <text:h text:style-name="P51" text:outline-level="2"><text:bookmark-start text:name="__RefHeading___Toc2211_343611866"/>Глава 2<text:bookmark-end text:name="__RefHeading___Toc2211_343611866"/></text:h>
      <text:p text:style-name="First_20_line_20_indent"/>
      <text:p text:style-name="First_20_line_20_indent">Таня смотрела вниз широко распахнутыми глазами.</text:p>
      <text:p text:style-name="First_20_line_20_indent">Под ней простирался целый мир, сотканный из домов, машин, деревьев, спешащих куда-то людей, ветка железной дороги… Всё это играло красками под ярким летним солнцем…</text:p>
      <text:p text:style-name="First_20_line_20_indent">Но Таню по-настоящему занимал только один вопрос, какой гад столкнул её с наблюдательной площадки небоскрёба?</text:p>
      <text:p text:style-name="First_20_line_20_indent"/>
      <text:p text:style-name="First_20_line_20_indent">Утро как-то не задалось. Кошка Муська опрокинула кружку чая, которым залило два листа конспекта. То есть, ровно столько, сколько успела написать её хозяйка. На выходе из дома Таня столкнулась с соседом-алкашом, от которого несло так, что девушка даже закашлялась, а бегущие дети забрызгали её туфли грязной водой из лужи, оставшейся после ночного дождя. И даже в кафешке, где она должна была встретиться с подругами, не оказалось свободных столиков. Когда неразлучные подружки, Валя и Нина, опоздали на пятнадцать минут, Таня уже была готова вскипеть. Но предъявленные билеты на доступ обзорной площадки самого высокого здания в городе быстро успокоили девушку, и когда компания прибыла к месту, она уже весело смеялась над не очень смешными (призналась она сама себе) историями, которыми щедро потчевала Нина.</text:p>
      <text:p text:style-name="First_20_line_20_indent">Пока наружный лифт поднимал их на самый верх, подруги стояли, прижавшись к стеклянным стенкам, и зачарованно смотрели на открывающуюся панораму.</text:p>
      <text:p text:style-name="First_20_line_20_indent">На обзорной площадке, на самой крыше, подруги с визгом, ринулись к ограждающим поручням и повисли на них. Высота была немаленькой, но и город был не из самых мелких, поэтому даже отсюда нельзя было рассмотреть его окраины. Внизу кипела жизнь, а тут наверху лишь облачка бежали по небу да изредка пролетали птицы. Ветер развевал вьющиеся волосы Тани, так что ей пришлось собрать их в узел. Пока её подружки бегали от одной стороны площадки к другой, она пыталась рассмотреть знакомые места: дом, школу, но те были так далеко, что казались всего лишь маленькими кубиками на фоне остальных зданий.</text:p>
      <text:p text:style-name="First_20_line_20_indent">- Та-ань! Пойдём!</text:p>
      <text:p text:style-name="First_20_line_20_indent">Девушки уже были у дверей и теперь ждали только подругу.</text:p>
      <text:p text:style-name="First_20_line_20_indent">- Идите, я ещё немного тут побуду.</text:p>
      <text:p text:style-name="First_20_line_20_indent">- Ну, Та-ань! Мне на-адо-о! – Нина капризно надула губы.</text:p>
      <text:p text:style-name="First_20_line_20_indent">-Ну что вы как маленькие, ей-богу? Идите, я скоро!</text:p>
      <text:p text:style-name="First_20_line_20_indent">Нина фыркнула и юркнула в дверь вслед за подругой, а Таня медленно пошла по периметру площадки, всматриваясь вдаль.</text:p>
      <text:p text:style-name="First_20_line_20_indent">«Вот так всегда», - грустно подумала девушка. Когда-то они везде ходили втроём, но последние года полтора Таня всё больше и больше отдалялась от своих когда-то неразлучных подруг. Ей казалось, что те совсем не взрослеют, а она становится всё более зрелой рассудительной.</text:p>
      <text:p text:style-name="First_20_line_20_indent">На мгновение облако закрыло солнце, и по коже девушки пробежала дрожь. Ветер стих, а руки зачесались. Таня посмотрела на правую руку, волоски на ней встали словно <text:soft-page-break/>наэлектризованные… А потом что-то толкнуло девушку в спину, от неожиданности она перекувыркнулась через изгородь и полетела вниз.</text:p>
      <text:p text:style-name="First_20_line_20_indent"/>
      <text:p text:style-name="First_20_line_20_indent">Таня открыла глаза. Секунд десять ушло, чтоб сфокусировать взгляд, девушка проморгалась и осмотрелась. Она сидела на траве в парке, ряд кустов скрывал её от гуляющих по дорожкам, и видимо, никто не заметил, как она тут оказалась.</text:p>
      <text:p text:style-name="First_20_line_20_indent">Девушка прислушалась к себе, осмотрела руки и ноги, прощупала голову, но никаких повреждений не нашла.</text:p>
      <text:p text:style-name="First_20_line_20_indent">«Хм…» - даже сама себе она не смогла ничего сказать.</text:p>
      <text:p text:style-name="First_20_line_20_indent">Домой Таня шла неспешно, низко опустив голову. Она чувствовала пустоту и неуверенность. Кто её столкнул, как она попала в парк? Вопросы есть, а ответов нет, и взяться им было неоткуда. А ведь такое вряд ли забудешь.</text:p>
      <text:p text:style-name="First_20_line_20_indent"/>
      <text:p text:style-name="First_20_line_20_indent">Конечно, Таня ничего не забыла, но память о произошедшем отошла на второй план. Да и как иначе, если ничто больше о том дне не напоминало? «Жизнь продолжается», как любила приговаривать её мама. И всё шло как обычно… до определённого момента.</text:p>
      <text:p text:style-name="First_20_line_20_indent">Возвращаясь вечером домой, когда было ещё не совсем темно, Таня думала о кружке чая и куске торта, дожидавшемся её в холодильнике, и по сторонам особо не смотрела. Да и на что было обращать внимание? Погода стояла сухая и тёплая, луж не было. Район, где она жила, был достаточно спокойным, по крайней мере, хулиганы на улице обычно к одиноким девушкам не приставали, а в остальном, мало ли кто чем занимается? Вот и компанию впереди она изначально проигнорировала. Вот только чем ближе к ним она подходила, тем сильнее начинало покалывать кончики пальцев. Когда началась ломка, словно от холода, Таня подняла голову и посмотрела на тех. Рядом с кем проходила. Она посмотрела и споткнулась на ровном месте. В полумраке, на расстоянии буквально трёх метров от неё стояли призраки. Пять тёмных, частично прозрачных фигур с неопределёнными чертами лица, они стояли, чуть колышась, и, Таня остро чувствовала это, смотрели на неё.</text:p>
      <text:p text:style-name="First_20_line_20_indent">Мороз по коже, паника – это лишь то, что первое почувствовала Таня, когда рванула с места. Только когда она захлопнула дверь, прислонилась к ней и попыталась отдышаться. Сердце бешено стучалось, чувствовался пульс в висках, а ноги в коленях тряслись и подгибались…</text:p>
      <text:p text:style-name="First_20_line_20_indent">Ладно бы на этом всё закончилось, но буквально через пару дней ей снова повстречались призраки. На этот раз их было двое, они были низкорослыми, как дети, но от этого не менее пугающими. И снова при встрече с ними покалывало кончики пальцев, и снова было страшно. Ну, а кто бы не испугался?</text:p>
      <text:p text:style-name="First_20_line_20_indent">Но Таня боялась не столько самих призраков, сколько того, что ей показалось, она сходит с ума.</text:p>
      <text:p text:style-name="First_20_line_20_indent">«Я ещё слишком молода для маразма!», - повторяла она себе много раз, пытаясь проанализировать, что с ней происходит.</text:p>
      <text:p text:style-name="First_20_line_20_indent">Еда, давление, общее самочувствие, всё было в порядке. Никакого алкоголя или наркотиков, и вроде, всё как прежде, кроме одного. Она видела призраков. И это было явно не то, чем стоит делиться с окружающими, если не хочешь попасть в психушку.</text:p>
      <text:p text:style-name="First_20_line_20_indent">Таня пробовала поискать в интернете такие же случаи, как у неё, но натыкалась либо на описания киношек, либо на бред уровня жёлтой прессы. Разумеется, вряд ли герои <text:soft-page-break/>«Охотников за привидениями» или «Говорящей с призраками» могли подсказать, как себя вести, так что Таня решила просто игнорировать подобные встречи. Да по большому счету, они ни на что и не влияли, если она и видела призрачные создания (что стало происходить достаточно регулярно), то просто старалась не обращать внимания на покалывания в пальцах или вообще уходила в сторону.</text:p>
      <text:p text:style-name="First_20_line_20_indent">Но однажды эта методика дала сбой.</text:p>
      <text:p text:style-name="First_20_line_20_indent"/>
      <text:p text:style-name="First_20_line_20_indent">Ирония судьбы, не иначе. Как ещё можно было охарактеризовать происшедшее? Снова Таня выбралась в город вместе со своими подружками, Валей и Ниной. Снова они, кстати сказать, опоздали на полчаса.</text:p>
      <text:p text:style-name="First_20_line_20_indent">С некоторых пор Таня зареклась забираться на высоту, например, крыши небоскрёбов, так что девушки пошли в парк аттракционов. Сначала они долго сидели на лавочке в тени деревьев и поедали мороженое в шоколадной глазури, причем, Нина умудрилась испачкаться, так что после этого её подружки долго ждали, пока девушка отмоет край юбки. Потом они гуляли по дорожкам, где растущие по обочинам кусты и деревья заглушали грохот каруселей и визги посетителей.</text:p>
      <text:p text:style-name="First_20_line_20_indent">- …А потом он и говорит: «Ты не пригласишь меня на чашечку кофе к себе»?</text:p>
      <text:p text:style-name="First_20_line_20_indent">- Пф, придурок!</text:p>
      <text:p text:style-name="First_20_line_20_indent">- А я о чём?</text:p>
      <text:p text:style-name="First_20_line_20_indent">- Ну, и что ты ответила?</text:p>
      <text:p text:style-name="First_20_line_20_indent">- Конечно, приглашу!</text:p>
      <text:p text:style-name="First_20_line_20_indent">- …</text:p>
      <text:p text:style-name="First_20_line_20_indent">- Да шучу я! Послала его и всё.</text:p>
      <text:p text:style-name="First_20_line_20_indent">Беседы ни о чём, как называла такие разговоры Таня.</text:p>
      <text:p text:style-name="First_20_line_20_indent">- Ну?</text:p>
      <text:p text:style-name="First_20_line_20_indent">- Что «ну»? Беретка – ну просто пипец! Я сразу с ней к кассе. Дорого, конечно…</text:p>
      <text:p text:style-name="First_20_line_20_indent">- Но оно ж того стоило.</text:p>
      <text:p text:style-name="First_20_line_20_indent">- На все сто!</text:p>
      <text:p text:style-name="First_20_line_20_indent">Таня давно переросла подобные переживания, но девушки были её подружками уже много лет, и она вставляла порой своё слово в их самодостаточный, в общем-то, разговор.</text:p>
      <text:p text:style-name="First_20_line_20_indent">-Ой, колесо обозрения! Хочу, хочу, хочу! – Валя схватила подружек за руки и потащила к аттракциону.</text:p>
      <text:p text:style-name="First_20_line_20_indent">-Не, давайте в этот раз без меня, - Таня вырвала свою руку.</text:p>
      <text:p text:style-name="First_20_line_20_indent">«Хватит, насмотрелась уже на город свысока», - подумала она.</text:p>
      <text:p text:style-name="First_20_line_20_indent">Девушки скрылись в толпе у входа, а Таня пошла к ближайшей скамейке, где и устроилась, в тени дерева и одиночестве.</text:p>
      <text:p text:style-name="First_20_line_20_indent">Внезапно, кончики пальцев стало покалывать.</text:p>
      <text:p text:style-name="First_20_line_20_indent">«Ну, только не сейчас!», - с досадой подумала девушка.</text:p>
      <text:p text:style-name="First_20_line_20_indent"><text:soft-page-break/>Покалывания становились всё сильнее, а вскоре появилась и причина этого. Из кустов, не выходя из тени деревьев, к лавочке подошла тёмная фигура. Сквозь неё просвечивали дорожки и люди, которые, похоже, вовсе не замечали происходящего.</text:p>
      <text:p text:style-name="First_20_line_20_indent">Обычно Таня игнорировала встречающихся ей призраков, но обычно и они не ходили, а стояли неподвижно. А этот медленно, но шёл, пока не дошёл до девушки, затем остановился на миг и присел рядом. Он повернул лицо, черты которого лишь угадывались, в сторону человека и застыл.</text:p>
      <text:p text:style-name="First_20_line_20_indent">Холодок пробежал по спине девушки. Почему-то ей вспомнились назгулы из «Властелина колец». Она не знала, оставаться сидеть, как ни в чём не бывало, или бежать в панике как можно дальше. Но пока она решала, призрак протянул к ней руку. Таня не успела отреагировать, как словно из-под земли рядом с лавочкой возникли двое парней, один из которых что-то сделал, и на протянутой к девушке призрачной руке засветился такой же нереальный, как и сам призрак, браслет красного оттенка.</text:p>
      <text:p text:style-name="First_20_line_20_indent">- Вам стоило бы быть поаккуратнее. Прикосновения их как минимум… неприятны.</text:p>
      <text:p text:style-name="First_20_line_20_indent">- А, вы кто?</text:p>
      <text:p text:style-name="First_20_line_20_indent">- Сейчас это не важно, - изображая из себя «людей в чёрном» произнёс тот, что был постарше.</text:p>
      <text:p text:style-name="First_20_line_20_indent">- Саш, займёшься им?</text:p>
      <text:p text:style-name="First_20_line_20_indent">Второй кивнул. Он достал из кармана какой-то прибор и склонился над призраком.</text:p>
      <text:p text:style-name="First_20_line_20_indent">- Поговорим? – спросил старший у Тани и, не дожидаясь ответа, взял девушку под руку и отвёл в сторону от застывшего призрака.</text:p>
      <text:p text:style-name="First_20_line_20_indent">- Ты их видишь, да?</text:p>
      <text:p text:style-name="First_20_line_20_indent">Таня молча кивнула.</text:p>
      <text:p text:style-name="First_20_line_20_indent">- Забавно. И как давно?</text:p>
      <text:p text:style-name="First_20_line_20_indent">Девушка рассказала о происшествии на небоскрёбе.</text:p>
      <text:p text:style-name="First_20_line_20_indent">- Не совсем понятно… Вы не пройдёте к нам в офис? Нет-нет, ничего такого, просто поговорить, - торопливо добавил он. – Кстати, как Вас зовут?</text:p>
      <text:p text:style-name="First_20_line_20_indent">Он говорил ещё что-то, что Таня пропустила мимо ушей, пока они шли по дорожке. Она уже забыла про подружек, которые наверняка будут её искать, про человека и призрака, оставшихся позади и уж, конечно, не помнила о своих планах на день. Она просто думала, что с ней снова что-то случилось, что может изменить её жизнь.</text:p>
      <text:p text:style-name="First_20_line_20_indent"/>
      <text:p text:style-name="First_20_line_20_indent">Чем дольше они шли, тем «охотник за привидениями», как окрестила его Таня, становился всё молчаливее. На лбу его выступила испарина, и вообще, сам он заметно обмяк.</text:p>
      <text:p text:style-name="First_20_line_20_indent">- Всё нормально?</text:p>
      <text:p text:style-name="First_20_line_20_indent">- Да, просто жару переношу плохо.</text:p>
      <text:p text:style-name="First_20_line_20_indent">Когда они подошли к какой-то будке на причале, «охотник» совсем побледнел, но стоило лишь войти внутрь, как, очутившись в тени, он взбодрился.</text:p>
      <text:p text:style-name="First_20_line_20_indent">- Держись ближе и, пожалуйста, ничто не трогай!</text:p>
      <text:p text:style-name="First_20_line_20_indent"><text:soft-page-break/>Пройдя несколько дверей с кодовыми замками, они вышли длинный коридор, плавно уходящий вниз.</text:p>
      <text:p text:style-name="First_20_line_20_indent">- Ух! – у Тани захватило дух.</text:p>
      <text:p text:style-name="First_20_line_20_indent">- Угу, как в океанариуме, да? Только бесплатно, - сопровождающий девушку хихикнул.</text:p>
      <text:p text:style-name="First_20_line_20_indent">За прозрачными стенами и потолком была вода. Видимо, сам коридор тянулся по дну залива, так что, спускаясь, можно было наблюдать за морской жизнью. Впрочем, вблизи берега, даже солнечным днём, она была не очень оживлённая.</text:p>
      <text:p text:style-name="First_20_line_20_indent">- А зачем под водой?</text:p>
      <text:p text:style-name="First_20_line_20_indent">- Так удобнее. И мы не мешаем, и нас не трогают, и призраки через воду не лезут.</text:p>
      <text:p text:style-name="First_20_line_20_indent">Про последнее Таня не знала, да и откуда ей было знать, если всё, что всплывало в памяти, было подчёрпнуто из голливудских фильмов?</text:p>
      <text:p text:style-name="First_20_line_20_indent">- Стой!</text:p>
      <text:p text:style-name="First_20_line_20_indent">Таня так засмотрелась по сторонам, что совсем забыла смотреть вперёд и потому ткнулась носом в спину «охотника». А он снова провёл её ещё через пару дверей, после чего они оказались уже в закрытом помещении. В детстве папа сводил Таню к себе на работу в конструкторское бюро, наверное, последнее из оставшихся в городе, там обстановка была примерно такая же: пустые коридоры, куча кабинетов, некоторые за пластиковыми перегородками, некоторые закрытые. Людей было немного, и Тане показалось, что это вовсе не из-за поры летних отпусков.</text:p>
      <text:p text:style-name="First_20_line_20_indent">Возле одной двери провожатый остановился, открыл, но заходить не стал.</text:p>
      <text:p text:style-name="First_20_line_20_indent">- Сергей!</text:p>
      <text:p text:style-name="First_20_line_20_indent">Таня заглянула внутрь и увидела, как двое парней, сидящих за компьютерами, одновременно подняли головы.</text:p>
      <text:p text:style-name="First_20_line_20_indent">- Пойдём с нами.</text:p>
      <text:p text:style-name="First_20_line_20_indent">Сидящие переглянулись, оба одновременно привстали, но затем тот, что был полнее, опустился обратно, а его сосед отдёрнул футболку и присоединился к «охотнику» и девушке. Было видно, что он недоволен тем, что его оторвали от каких-то своих занятий.</text:p>
      <text:p text:style-name="First_20_line_20_indent">- Серёж, надо оформить девушку.</text:p>
      <text:p text:style-name="First_20_line_20_indent">Таня поморщилась. Ей не понравилось это выражение.</text:p>
      <text:p text:style-name="First_20_line_20_indent">- …анкета, пропуск, все дела. Ну, введёшь в курс дела, если что. Идите в переговорную. Если надо, я у себя.</text:p>
      <text:p text:style-name="First_20_line_20_indent">Когда провожатый отвернулся, Сергей сморщил нос, потом вздохнул и, призывно махнув рукой, повёл девушку за собой.</text:p>
      <text:p text:style-name="First_20_line_20_indent">- Имя? Фамилия? Возраст? Адрес? Телефон?</text:p>
      <text:p text:style-name="First_20_line_20_indent">Записав всю информацию на листке, парень откинулся на спинку стула и на мгновение задумался.</text:p>
      <text:p text:style-name="First_20_line_20_indent">- А можно вопрос? Почему на бумаге, а не в компьютер сразу?</text:p>
      <text:p text:style-name="First_20_line_20_indent">- Не ко мне вопрос, - Сергей усмехнулся. – Так положено.</text:p>
      <text:p text:style-name="First_20_line_20_indent">Он снова на мгновение задумался.</text:p>
      <text:p text:style-name="First_20_line_20_indent">- Так… Теперь скажи, откуда ты вообще взялась?</text:p>
      <text:p text:style-name="First_20_line_20_indent"><text:soft-page-break/>- В смысле?</text:p>
      <text:p text:style-name="First_20_line_20_indent">- Ну, в смысле, кто ты такая, как тебя сюда пригласили?</text:p>
      <text:p text:style-name="First_20_line_20_indent">Таня второй раз за день вкратце поведала свою историю.</text:p>
      <text:p text:style-name="First_20_line_20_indent">- Хы! Надо будет спросить одного человечка… Ладно, это потом. Так, что ты хотела узнать?</text:p>
      <text:p text:style-name="First_20_line_20_indent">-Ну, для начала, зачем я тут вообще.</text:p>
      <text:p text:style-name="First_20_line_20_indent">- Эмм, я думал, ты сама решила. Видимо, приглашают на работу.</text:p>
      <text:p text:style-name="First_20_line_20_indent">Таня чуть не подавилась.</text:p>
      <text:p text:style-name="First_20_line_20_indent">- Как? Меня даже не спросили.</text:p>
      <text:p text:style-name="First_20_line_20_indent">- Ой, слушай, ты сама слышала, что мне сказали. Я вообще не в курсе.</text:p>
      <text:p text:style-name="First_20_line_20_indent">- Ну, хоть расскажи тогда, чем вы тут занимаетесь.</text:p>
      <text:p text:style-name="First_20_line_20_indent">- Изучаем призраков, конечно. Нет, не так, как в «Охотниках за привидениями», - поспешил добавить он. – Ну, у строишься, сама всё прочитаешь в методичках.</text:p>
      <text:p text:style-name="First_20_line_20_indent">- А я-то вам зачем?</text:p>
      <text:p text:style-name="First_20_line_20_indent">- Ну, знаешь ли, далеко не каждый может видеть призраков без спецсредств. Сама должна понимать, так просто такие, как ты, на дороге не валяются.</text:p>
      <text:p text:style-name="First_20_line_20_indent">- А если это пропадёт так же, как появилось?</text:p>
      <text:p text:style-name="First_20_line_20_indent">- Твой «дар»? Да не, это вряд ли. По ходу, тебя «настроили».</text:p>
      <text:p text:style-name="First_20_line_20_indent">- «Настроили»? Кто?</text:p>
      <text:p text:style-name="First_20_line_20_indent">- Говорю же, есть тут один человечек.</text:p>
      <text:p text:style-name="First_20_line_20_indent">Дверь в переговорную отворилась и туда заглянул какой-то парень.</text:p>
      <text:p text:style-name="First_20_line_20_indent">- М?</text:p>
      <text:p text:style-name="First_20_line_20_indent">- О, лёгок на поминках! Заходи!</text:p>
      <text:p text:style-name="First_20_line_20_indent">- Так, это Татьяна, это Алексей. И я так понимаю, вам есть о чём поговорить.</text:p>
      <text:p text:style-name="First_20_line_20_indent">Алексей кивнул, зашёл в кабинет, аккуратно закрыв за собой дверь. Одет он был в кроссовки, джинсы и жёлтую футболку, а на левом запястье болтался какой-то браслет.</text:p>
      <text:p text:style-name="First_20_line_20_indent">-Тебя Пётр Алексеевич послал?</text:p>
      <text:p text:style-name="First_20_line_20_indent">Вошедший молча кивнул.</text:p>
      <text:p text:style-name="First_20_line_20_indent">- Лёш, я выйду на минутку? Вы тут пообщайтесь.</text:p>
      <text:p text:style-name="First_20_line_20_indent">Когда за Сергеем закрылась дверь, в переговорной воцарилась тишина.</text:p>
      <text:p text:style-name="First_20_line_20_indent">- Вы что-то хотели рассказать? – Таня сама не знала, почему обратилась к сидящему напротив неё парню на «Вы»</text:p>
      <text:p text:style-name="First_20_line_20_indent">Тот выдержал паузу, а затем, нехотя, произнёс.</text:p>
      <text:p text:style-name="First_20_line_20_indent">- Извини, боюсь, это из-за меня всё.</text:p>
      <text:p text:style-name="First_20_line_20_indent">- Что – всё? – Таня недоумевала.</text:p>
      <text:p text:style-name="First_20_line_20_indent">- Ну, приключения все эти. Я просто увидел, что тебя призрак толкнул…</text:p>
      <text:p text:style-name="First_20_line_20_indent"><text:soft-page-break/>До Тани стало доходить.</text:p>
      <text:p text:style-name="First_20_line_20_indent">- Ты там был? На крыше?</text:p>
      <text:p text:style-name="First_20_line_20_indent">- Да не, просто неподалёку.</text:p>
      <text:p text:style-name="First_20_line_20_indent">- Тогда откуда ты знаешь?</text:p>
      <text:p text:style-name="First_20_line_20_indent">- Видел.</text:p>
      <text:p text:style-name="First_20_line_20_indent">- Как?</text:p>
      <text:p text:style-name="First_20_line_20_indent">- Ну… Ты видишь сейчас призраков? А я их чувствую.</text:p>
      <text:p text:style-name="First_20_line_20_indent">- И я… в пальцах покалывает.</text:p>
      <text:p text:style-name="First_20_line_20_indent">- Ну, в общем, да. Типа того.</text:p>
      <text:p text:style-name="First_20_line_20_indent">- Так это ты меня спас.</text:p>
      <text:p text:style-name="First_20_line_20_indent">- Типа того, - повторил Алексей. Было видно, что он смутился.</text:p>
      <text:p text:style-name="First_20_line_20_indent">-Но КАК?!</text:p>
      <text:p text:style-name="First_20_line_20_indent">- Не важно, - было видно, что он не хочет вспоминать. – В общем, спас и спас, только случайно «настроил» тебя, вот ты и видишь их теперь.</text:p>
      <text:p text:style-name="First_20_line_20_indent">- А… Это пройдёт?</text:p>
      <text:p text:style-name="First_20_line_20_indent">- Не думаю, вроде, не должно. Что, сильно мешает?</text:p>
      <text:p text:style-name="First_20_line_20_indent">- Не сказать, что особо, но видеть постоянно всякое, сам должен понимать, не очень приятно.</text:p>
      <text:p text:style-name="First_20_line_20_indent">- Пх! – Алексей хмыкнул. – В курсе.</text:p>
      <text:p text:style-name="First_20_line_20_indent">Вернулся Сергей.</text:p>
      <text:p text:style-name="First_20_line_20_indent">- Ну что, твоих рук дело? – спросил он с порога.</text:p>
      <text:p text:style-name="First_20_line_20_indent">- Угу. Я пойду? – было видно, что он не горел желанием продолжать беседу.</text:p>
      <text:p text:style-name="First_20_line_20_indent">- А что ты меня-то спрашиваешь?</text:p>
      <text:p text:style-name="First_20_line_20_indent">- Ну, тогда, пока! – было видно, что уходит Алексей с облегчением.</text:p>
      <text:p text:style-name="First_20_line_20_indent">- Ну да, он немного странный, - опередил девушку Сергей.</text:p>
      <text:p text:style-name="First_20_line_20_indent">- Пфффф, - шумно выдохнул он. – Так…Анкета есть… Ты так и не ответила, согласна работать тут или нет?</text:p>
      <text:p text:style-name="First_20_line_20_indent">- А что делать-то надо?</text:p>
      <text:p text:style-name="First_20_line_20_indent">- Ну, думаю, просто иногда рейды устраивать да сообщать о встречах со всякой нечистью.</text:p>
      <text:p text:style-name="First_20_line_20_indent">- И… - Таня сразу стала прокручивать варианты в голове. – Какой график, сколько платят.</text:p>
      <text:p text:style-name="First_20_line_20_indent">- Зарплата не особо большая, если честно, ну а график, видимо, свободный. Детали уж не со мной оговаривать. Да не переживай, справишься!</text:p>
      <text:p text:style-name="First_20_line_20_indent">- А когда начинать?</text:p>
      <text:p text:style-name="First_20_line_20_indent">- Ну, сейчас пропуск тебе оформим, если согласна, потом с Петром Алексеичем ещё поговоришь, там и решите сами. Ну, пойдём?</text:p>
      <text:p text:style-name="First_20_line_20_indent"><text:soft-page-break/></text:p>
      <text:p text:style-name="First_20_line_20_indent">Уже через полчаса Таня вертела в руках новенькую электронную ключ-карту и удостоверение практиканта лаборатории электромагнитных исследований, и теперь она не просто думала, она знала наверняка, что вместе с новой работой её жизнь изменилась бесповоротно.</text:p>
      <text:p text:style-name="First_20_line_20_indent"/>
      <text:h text:style-name="P51" text:outline-level="2"><text:bookmark-start text:name="__RefHeading___Toc2213_343611866"/>Глава 3<text:bookmark-end text:name="__RefHeading___Toc2213_343611866"/></text:h>
      <text:p text:style-name="First_20_line_20_indent"/>
      <text:p text:style-name="First_20_line_20_indent">«Вот гадство!», - думал Сергей, неспешно бредя к набережной.- «Как хорошая погода, так у меня дежурство. Так и всё лето пропадёт!»</text:p>
      <text:p text:style-name="First_20_line_20_indent">Он мысленно поморщился, вздохнул и ускорил шаг.</text:p>
      <text:p text:style-name="First_20_line_20_indent">А погода по-настоящему радовала. Яркое, но вовсе не жгучее солнце, навевало приятное расслабление, чирикали птицы, народ выгуливал своих домашних питомцев. А отдельные парочки просто праздно проводили время, гуляя по улицам, многие с мороженым.</text:p>
      <text:p text:style-name="First_20_line_20_indent">«Чёрт! Тоже хочу! Ну, точно, куплю после работы!» </text:p>
      <text:p text:style-name="First_20_line_20_indent">Сергей злобно пнул попавшийся по пути камешек и тот, звонко ударяясь о дорогу, улетел в сторону газона.</text:p>
      <text:p text:style-name="First_20_line_20_indent">«Вот сто процентов гарантия, что завтра, раз выходной, дождик пойдёт!»</text:p>
      <text:p text:style-name="First_20_line_20_indent">Но что будет завтра, то предугадать было не дано, а этот день пока что был едва ли не лучшим днём лета.</text:p>
      <text:p text:style-name="First_20_line_20_indent"/>
      <text:p text:style-name="First_20_line_20_indent">Подходя к проходной, Сергей привычно посмотрел по сторонам, но ничего интересного не заметил и вошёл внутрь. Пройдя вахтёра и дверь с электронным замком, он встал на ступеньку эскалатора и зевнул. </text:p>
      <text:p text:style-name="First_20_line_20_indent">Спустившись ниже уровня воды, он прошёл по коридору, преодолевая препятствия в виде ещё трёх дверей с кодовым замком, а потом встал на движущуюся дорожку и задрал голову. Длинная лента тянулась по подводному туннелю с прозрачной крышей, и пока Сергей неспешно двигался вперёд, он мог наслаждаться видом залива. В этом месте вода была достаточно чиста, чтоб видеть и яхты, рассекающие водную гладь, и, пока не продвинулся далеко от берега, птиц, садящихся на бликующую на солнце воду. Иногда мимо проплывали рыбы. Некоторые тыкались в стенки туннеля, и Сергей воображал, как они видят его. Конечно, то же самое можно было б увидеть, просто сходив в «Подводный мир», но зачем идти куда-то и платить деньги, если можно любоваться подводными видами совершенно бесплатно?</text:p>
      <text:p text:style-name="First_20_line_20_indent"/>
      <text:p text:style-name="First_20_line_20_indent">Туннель заканчивался далеко от берега. Он упирался в большой купол, где находился лабораторный комплекс. Бросив последний взгляд через плечо, Сергей вошел, захлопнув за собой очередную толстую дверь.</text:p>
      <text:p text:style-name="First_20_line_20_indent">Внутри Всё было банальным и привычным. Коридоры, кабинеты… Куда-то Сергей мог пройти, куда-то доступа у него не было. В общем, обычный режимный объект.</text:p>
      <text:p text:style-name="First_20_line_20_indent">- Приве-ет! – с ехидцей в голосе встретил его Седов. Тоже Сергей, тоже лаборант. Вот только телосложением раза в два больше.</text:p>
      <text:p text:style-name="First_20_line_20_indent">- Хаюшки! Что нового?</text:p>
      <text:p text:style-name="First_20_line_20_indent">- Да, вроде, ничего, - он достал из кармана крекер, закинул его в рот и смачно захрустел.</text:p>
      <text:p text:style-name="First_20_line_20_indent">Сергей плюхнулся на стул за своим столом, потянулся и отбарабанил на клавиатуре пароль. </text:p>
      <text:p text:style-name="P2"><text:soft-page-break/>«Внимание! Внимание! Боевая тревога! Повторяю, БОЕВАЯ ТРЕВОГА!»</text:p>
      <text:p text:style-name="Text_20_body"/>
      <text:p text:style-name="First_20_line_20_indent">Звук из скрытых динамиков в коридоре проникал повсюду.</text:p>
      <text:p text:style-name="First_20_line_20_indent">До людей дошло не сразу. Сперва воцарилась тишина, но уже через несколько секунд началась паника.</text:p>
      <text:p text:style-name="P2">«Это не учебная тревога! Вторжение, повторяю, вторжение!»</text:p>
      <text:p text:style-name="Text_20_body"/>
      <text:p text:style-name="First_20_line_20_indent">Оба Сергея спешно собирали в сумки всё, что могло пригодиться: планшеты, флэшки и пакет с бутербродами, подхваченный одним из первых.</text:p>
      <text:p text:style-name="P2">«Вторжение, прорыв из шестого круга, всем немедленно эвакуироваться!»</text:p>
      <text:p text:style-name="First_20_line_20_indent">Сергей зашипел.</text:p>
      <text:p text:style-name="First_20_line_20_indent">-Ты слышал? Шестой круг! </text:p>
      <text:p text:style-name="First_20_line_20_indent"/>
      <text:p text:style-name="P3">«Первый круг – наш мир, второй круг – призрачный, третий – чистилище, четвёртый – адский, пятый – райский…»</text:p>
      <text:p text:style-name="First_20_line_20_indent"/>
      <text:p text:style-name="First_20_line_20_indent">Кажется, так говорилось в инструкции… Но шестой! Про него никто ничего не знал.</text:p>
      <text:p text:style-name="First_20_line_20_indent">По пути наружу к ним присоединились ещё двое, они волокли за собой тележку типа магазинной, в которой были свалены какие-то чертежи, блокноты и пара ноутбуков. Компания передвигалась довольно шустро, пока первый из них не остановился, словно споткнувшись</text:p>
      <text:p text:style-name="First_20_line_20_indent">- Баньши! – громким шёпотом оповестил остальных он.</text:p>
      <text:p text:style-name="First_20_line_20_indent"/>
      <text:p text:style-name="P3">«На текущий момент известны следующие типы существ: духи, безобидные, практически неразумные существа; призраки, наиболее распространённые, почти не проявляющие разумную деятельность, обычно агрессивные; баньши – создания, стремящиеся к прямому физическому контакту, вызывающие чувство страха, аналогичное воздействию инфразвука, способные вызвать панику, в острой форме - сумасшествие и даже смерть…»</text:p>
      <text:p text:style-name="First_20_line_20_indent"/>
      <text:p text:style-name="First_20_line_20_indent">- Вот чёрт…</text:p>
      <text:p text:style-name="First_20_line_20_indent">Беглецы свернули в ответвляющийся коридор и снова ускорились.</text:p>
      <text:p text:style-name="First_20_line_20_indent">- Впереди призраки! </text:p>
      <text:p text:style-name="First_20_line_20_indent">- Вижу!</text:p>
      <text:p text:style-name="First_20_line_20_indent">-А наших нет?</text:p>
      <text:p text:style-name="First_20_line_20_indent">- Нет. Блокираторов же нет.</text:p>
      <text:p text:style-name="First_20_line_20_indent"><text:soft-page-break/></text:p>
      <text:p text:style-name="P3">«Блокиратор – электромагнитная несъёмная метка, подавляющая агрессию призраков. Цвет блокиратора также информирует о степени насыщенности призрака, что позволяет оценить его исходную опасность для человека».</text:p>
      <text:p text:style-name="First_20_line_20_indent"/>
      <text:p text:style-name="First_20_line_20_indent">- Назад, назад, назад…</text:p>
      <text:p text:style-name="First_20_line_20_indent"/>
      <text:p text:style-name="First_20_line_20_indent">Когда на экраны вышел фильм «Охотники за привидениями», люди смотрели его и смеялись. Но не все. Были и те, кто к подобному отнёсся вполне серьёзно. Они долго собирали множественные описания встреч с потусторонним, сортировали их, проверяли. Группы объединились в отделы, отделы – в институты. Но, как это обычно и бывает, вне круга этих исследователей, никто и не догадывался о том, что происходило в стенах множества лабораторий, созданных по всему миру.</text:p>
      <text:p text:style-name="First_20_line_20_indent">Между тем, биоэлектронная природа призраков подвергалась тщательному изучению. Прошло не так уж и много времени, как были установлены контакты с призрачными созданиями. Тогда и была составлена первичная классификация. А с некоторыми духами даже получилось наладить общение. </text:p>
      <text:p text:style-name="First_20_line_20_indent">Позже, значительно позже, были изобретены блокираторы – аналог браслетов, надеваемых на людей, находящихся под наблюдением. Основное отличие было в том, что эти были не совсем материальны. Да и как можно было надеть, например, наручники на приведение? Развоплощать материальные вещи до призрачных, как и наоборот, к счастью, так ни у кого и не получилось, потому все манипуляции происходили напрямую с электромагнитными полями. </text:p>
      <text:p text:style-name="First_20_line_20_indent">Очень скоро, впрочем, все исследования застопорились. Сами духи мало что могли сказать, а фантазии и способности людей в плане поиска и реализации чего-то нового, похоже, дошли до предела.</text:p>
      <text:p text:style-name="First_20_line_20_indent"/>
      <text:p text:style-name="First_20_line_20_indent">- И долго нам тут сидеть? – один из присоединившихся по пути лаборантов, которого за суетливость и какую-то нахохленность Сергей сразу втихаря окрестил «петушком», шагал из угла в угол. Учитывая, что хождения эти продолжались уже третий час, он порядком достал остальных.</text:p>
      <text:p text:style-name="First_20_line_20_indent">- А чёрт его знает, - лениво зевнув ответил его товарищ, которого Сергей посчитал старшим, и, чтоб взбодриться, помотал головой.</text:p>
      <text:p text:style-name="First_20_line_20_indent">-Ну, а примерно?</text:p>
      <text:p text:style-name="First_20_line_20_indent">- Да не знает никто, не было такого ещё никогда! Но я б на твоём месте не особо рассчитывал, что они вдруг развоплотятся.</text:p>
      <text:p text:style-name="First_20_line_20_indent">«Были демоны, были, но самоликвидировались», - передразнил Седов.- Кстати, бутер никто не хочет?</text:p>
      <text:p text:style-name="First_20_line_20_indent">- А с чем?</text:p>
      <text:p text:style-name="First_20_line_20_indent">- С полукопчёной, - как само собой разумеющееся произнёс запасливый лаборант.</text:p>
      <text:p text:style-name="First_20_line_20_indent">И пока каждый уминал свою порцию, в комнате воцарилась тишина.</text:p>
      <text:p text:style-name="First_20_line_20_indent">- А всё-таки, какие варианты есть? Как нам отсюда выбраться? </text:p>
      <text:p text:style-name="First_20_line_20_indent"><text:soft-page-break/>Старший пожал плечами.</text:p>
      <text:p text:style-name="First_20_line_20_indent">- Ну, можешь просто выйти. Может, проскочишь.</text:p>
      <text:p text:style-name="First_20_line_20_indent">«Петушок» шагнул к дверям.</text:p>
      <text:p text:style-name="First_20_line_20_indent">- ..а может, напорешься на баньши.</text:p>
      <text:p text:style-name="First_20_line_20_indent">- Баньши не камикадзе, сам не сдохнет, - тоном знатока добавил Седов. – И столом их не подвинешь, призраки же, мать их!</text:p>
      <text:p text:style-name="First_20_line_20_indent">Он с тоской посмотрел на опустевший пакет, запрокинул голову и высыпал в рот последние крошки, оставшиеся от бутербродов. Затем прислушался к чему-то и деловито спросил.</text:p>
      <text:p text:style-name="First_20_line_20_indent">- А до буфета далеко отсюда?</text:p>
      <text:p text:style-name="First_20_line_20_indent">- Какой, нафиг, буфет?! – взорвался «петушок».</text:p>
      <text:p text:style-name="First_20_line_20_indent">- Да какой-нибудь, - спокойно ответил Седов.- жрать-то всё равно захочется. Да и пить, кулера тут нет, если что.</text:p>
      <text:p text:style-name="First_20_line_20_indent">Сергей обвёл взглядом комнату. Как и добрая половина всех помещений лаборатории, она была заставлена какой-то аппаратурой да стеллажами с запчастями к ней.</text:p>
      <text:p text:style-name="First_20_line_20_indent">- Слу-ушь, - обратился он к старшему. – Они ж, вроде, ауру палят?</text:p>
      <text:p text:style-name="First_20_line_20_indent">- Электромагнитные поля? Ну да!</text:p>
      <text:p text:style-name="First_20_line_20_indent">- А может, железками какими прикрыться?</text:p>
      <text:p text:style-name="First_20_line_20_indent">- Заметят. Мимо них по коридору не пройти же.</text:p>
      <text:p text:style-name="First_20_line_20_indent">- Ладно, как хотите, а я схожу, пожрать что-нибудь принесу, - Седов встал, хлопнул себя по коленям и направился к дверям.</text:p>
      <text:p text:style-name="First_20_line_20_indent">- Стой! Хоть… ну… телефон, что ли, возьми. Отвлечёт в случае чего.</text:p>
      <text:p text:style-name="First_20_line_20_indent">Ухмыльнувшись, Седов похлопал себя по карману брюк, где явно вырисовывался силуэт мобильника.</text:p>
      <text:p text:style-name="First_20_line_20_indent">- А может, позвонить куда? – с надеждой в голосе спросил «петушок».</text:p>
      <text:p text:style-name="First_20_line_20_indent">- Куда-а? – протянул старший. - Всё равно сигнала ж нет.</text:p>
      <text:p text:style-name="First_20_line_20_indent">- А, ну да… - «петушок» поник так же быстро, как обнадёжился.</text:p>
      <text:p text:style-name="First_20_line_20_indent"/>
      <text:p text:style-name="First_20_line_20_indent">Медленно идя по коридору, Седов сначала прижимался к стенке, потом мысленно обругал себя и, выпрямившись, пошел по середине. Он редко выходил за пределы своего отдела, но знал, что буфет где-то неподалёку. Останавливаясь у каждого угла, он выглядывал, чтоб проверить, что за поворотом, а уж потом только сворачивал. Впрочем, идти пришлось не далеко.</text:p>
      <text:p text:style-name="First_20_line_20_indent">Закрыв за собой дверь и включив свет, он неспешно осмотрелся. Обойдя буфетную стойку, он зашел за занавеску в служебное помещение и стал прицениваться, что взять с собой, а что оставить. Упаковку пластиковых бутылок с водой он приготовил в первую очередь. С тоской посмотрев в сторону лотка с пирожными, он вздохнул и добавил к бутылкам пакет, в который засунул две буханки хлеба и палку варёной колбасы.</text:p>
      <text:p text:style-name="First_20_line_20_indent"/>
      <text:p text:style-name="First_20_line_20_indent"><text:soft-page-break/>Сергей разглядывал содержимое стеллажей.</text:p>
      <text:p text:style-name="First_20_line_20_indent">- Ребят, вы из какого отдела вообще? Чем занимаетесь?</text:p>
      <text:p text:style-name="First_20_line_20_indent">- Спиритологи мы, - мрачно ответил «петушок», а старший фыркнул.</text:p>
      <text:p text:style-name="First_20_line_20_indent">- Просто спирит-технологи, железками заведуем.</text:p>
      <text:p text:style-name="First_20_line_20_indent">- Так что ж вы!.. Может, из здешнего хлама что-то собрать можно?</text:p>
      <text:p text:style-name="First_20_line_20_indent">- Например?</text:p>
      <text:p text:style-name="First_20_line_20_indent">- Ну, не знаю… блокировать их как-нибудь, рассеять нафиг…</text:p>
      <text:p text:style-name="First_20_line_20_indent">- Мы немного другим занимались вообще-то… Но давай, посмотрим.</text:p>
      <text:p text:style-name="First_20_line_20_indent">Они оба подошли к стеллажам и стали перебирать коробки и железки.</text:p>
      <text:p text:style-name="First_20_line_20_indent">- А вы чем занимались?</text:p>
      <text:p text:style-name="First_20_line_20_indent">- Я – архивариус…</text:p>
      <text:p text:style-name="First_20_line_20_indent">- Кто-о?!</text:p>
      <text:p text:style-name="First_20_line_20_indent">- Ну… администратор базы данных, так понятнее?</text:p>
      <text:p text:style-name="First_20_line_20_indent">- Угу. А приятель твой?</text:p>
      <text:p text:style-name="First_20_line_20_indent">- А он аналитик.</text:p>
      <text:p text:style-name="First_20_line_20_indent">- Ну, т.е. «ботаники»?</text:p>
      <text:p text:style-name="First_20_line_20_indent">- Ну, в общем, да. – Сергей усмехнулся.</text:p>
      <text:p text:style-name="First_20_line_20_indent">- А-ха!</text:p>
      <text:p text:style-name="First_20_line_20_indent">Оба спиритолога вцепились в большую хреновину, напоминающую мотор, и, кряхтя, поставили её на стол.</text:p>
      <text:p text:style-name="First_20_line_20_indent">- А-ха? – переспросил Сергей.</text:p>
      <text:p text:style-name="First_20_line_20_indent">- Генератор, можно будет духов немного сдержать, - пояснил старший.</text:p>
      <text:p text:style-name="First_20_line_20_indent">После этого оба спеца склонились над находкой, шепчась и отталкивая друг друга локтями.</text:p>
      <text:p text:style-name="First_20_line_20_indent">- Кстати, твой друг что-то задерживается, - заметил «петушок».</text:p>
      <text:p text:style-name="First_20_line_20_indent">- Угу, - безрадостно подтвердил Сергей.</text:p>
      <text:p text:style-name="First_20_line_20_indent">Не сказать, что он был так уж близко знаком со своим коллегой, но всё же переживал.</text:p>
      <text:p text:style-name="First_20_line_20_indent">- Найди какую-нибудь сетку или решетку из проводника, - скомандовал старший.</text:p>
      <text:p text:style-name="First_20_line_20_indent">Сергей начал копаться в залежах на стеллажах и коробках, стоящих в углу. Через некоторое время на свет был извлечён моток жёсткой проволоки, из которой спецы и стали плести нечто вроде крупноячеистой сетки.</text:p>
      <text:p text:style-name="First_20_line_20_indent">- Ну вот, щит готов.</text:p>
      <text:p text:style-name="First_20_line_20_indent">- Батареи не забудь!</text:p>
      <text:p text:style-name="First_20_line_20_indent">Старший обиженно фыркнул.</text:p>
      <text:p text:style-name="First_20_line_20_indent"/>
      <text:p text:style-name="First_20_line_20_indent"><text:soft-page-break/>Выставив впереди себя импровизированный щит из проволоки, троица медленно шла вперёд. По случайности, путь пролегал там же, где за некоторое время до этого шёл их товарищ. Сирена уже давно молчала и кроме лёгкого покряхтывания – генератор был тяжелым - и шороха шахов, ничто не нарушало тишину.</text:p>
      <text:p text:style-name="First_20_line_20_indent">За очередным поворотом шедший чуть впереди старший словно споткнулся. Сергей выглянул из-за его плеча и увидел своего тёзку. Тот лежал на животе, всё ещё сжимая в руке пакет с едой, а в паре метров лежала упаковка пластиковых бутылок. Возле тела стоял призрак. Его хорошо заметная полупрозрачная фигура больше напоминала голограмму или столб дыма, нежели нечто осязаемое. </text:p>
      <text:p text:style-name="First_20_line_20_indent">Люди медленно шли вперёд, призрак стоял почти неподвижно, только повернув голову в их сторону. Его силуэт исказился, выгнувшись в сторону от сетки, когда троица проходила мимо. Сергей обернулся, пройдя призрака, силуэт того выпрямился обратно, и хоть черты лица нельзя было рассмотреть, лаборант понял, что он смотрит вслед им.</text:p>
      <text:p text:style-name="First_20_line_20_indent"/>
      <text:p text:style-name="First_20_line_20_indent">Никто из идущих не проронил ни слова.</text:p>
      <text:p text:style-name="First_20_line_20_indent">Чем ближе к выходу они были, тем больше ускорялись. Шаг почти перешёл на бег, когда старший снова резко остановился.</text:p>
      <text:p text:style-name="First_20_line_20_indent">- Баньши, - прошептал он.</text:p>
      <text:p text:style-name="First_20_line_20_indent">Впереди что-то темнело. Тёмный, почти чёрный силуэт походил на человека в плаще. Сергей почувствовал неуверенность и тревогу. И дело тут было не только лишь в репутации существа. </text:p>
      <text:p text:style-name="First_20_line_20_indent">- Прорвёмся?</text:p>
      <text:p text:style-name="First_20_line_20_indent">- А чёрт его знает.</text:p>
      <text:p text:style-name="First_20_line_20_indent">- Так может, назад?</text:p>
      <text:p text:style-name="First_20_line_20_indent">- Ку-уда-а? – протянул старший и выругался.</text:p>
      <text:p text:style-name="First_20_line_20_indent">Сергей обернулся, и внутри у него похолодело, к ним навстречу двигался ещё один баньши.</text:p>
      <text:p text:style-name="First_20_line_20_indent">-Ну, рванули?</text:p>
      <text:p text:style-name="First_20_line_20_indent">И троица, пусть не очень решительно, но всё же пошли к выходу.</text:p>
      <text:p text:style-name="First_20_line_20_indent">Магнитное поле генератора воздействовало и на баньши, но похоже, гораздо слабее, чем на обычного призрака. Тёмная фигура чуть заколыхалась, но с места не сдвинулась. </text:p>
      <text:p text:style-name="First_20_line_20_indent">Люди повернулись импровизированной решеткой к призрачной фигуре, продвигаясь боком, но когда уже почти прошли, тёмная рука резко протянулась вперёд, сквозь сетку, и коснулась груди «петушка». Тот коротко вскрикнул и упал. Сергей еле успел подхватить угол генератора и, пригнувшись, проскочил мимо.</text:p>
      <text:p text:style-name="First_20_line_20_indent">Старший громко прошипел.</text:p>
      <text:p text:style-name="First_20_line_20_indent">- Вперёд, не останавливайся!</text:p>
      <text:p text:style-name="First_20_line_20_indent">Они поравнялись с первой дверью, ведущей наружу, перепрыгнули через труп ещё одного бедолаги и снова огородились сеткой как щитом. Даже без контроля человека техника всё ещё работала. Сергей быстро ввёл код, дверь раскрылась, и двое выживших выскочили в промежуточный тамбур. Дверь за ними захлопнулась. Через неё ни один призрак пробраться не мог, так что теперь можно было перевести дух.</text:p>
      <text:p text:style-name="First_20_line_20_indent"><text:soft-page-break/></text:p>
      <text:p text:style-name="First_20_line_20_indent">- Теперь иди домой и жди указаний из центра. И не лезь сюда сам ни в коем случае. Им не выйти, но и тебе тут делать нечего.</text:p>
      <text:p text:style-name="First_20_line_20_indent">Сергей молча кивнул.</text:p>
      <text:p text:style-name="First_20_line_20_indent">- Ну, удачи!</text:p>
      <text:p text:style-name="First_20_line_20_indent">Старший поднял руку, затем отвернулся и неспешно пошел прочь.</text:p>
      <text:p text:style-name="First_20_line_20_indent"/>
      <text:p text:style-name="First_20_line_20_indent"/>
      <text:h text:style-name="P51" text:outline-level="2"><text:bookmark-start text:name="__RefHeading___Toc2215_343611866"/>Глава 4<text:bookmark-end text:name="__RefHeading___Toc2215_343611866"/></text:h>
      <text:p text:style-name="First_20_line_20_indent"/>
      <text:p text:style-name="First_20_line_20_indent">- И что, он живёт здесь? – в третий раз уже спрашивала Таня.</text:p>
      <text:p text:style-name="First_20_line_20_indent">Сергей вздохнул. Он понимал, что место обитания для хакера не самое обычное.</text:p>
      <text:p text:style-name="First_20_line_20_indent">- Да тут, тут! – раздражённо ответил он, пока они ехали в лифте.</text:p>
      <text:p text:style-name="First_20_line_20_indent">- Прикольно!..</text:p>
      <text:p text:style-name="First_20_line_20_indent">Через окно в лифте Таня рассматривала проползавшие мимо этажи многоэтажного комплекса. Торговые павильоны сменялись офисами, те – снова магазинами, а затем – очередной полосой жилых этажей.</text:p>
      <text:p text:style-name="First_20_line_20_indent">- Не люблю я такую архитектуру, - пробурчал недовольно Сергей.</text:p>
      <text:p text:style-name="First_20_line_20_indent">- Почему? – непритворно удивилась Таня.</text:p>
      <text:p text:style-name="First_20_line_20_indent">- Да так… - Сергей поморщился. – Просто не нравится. Бизнес-центр должен быть бизнес-центром, а жилой дом – жилым домом, а не как этот.</text:p>
      <text:p text:style-name="First_20_line_20_indent">- Пф! – пожала плечами девушка.</text:p>
      <text:p text:style-name="First_20_line_20_indent"/>
      <text:p text:style-name="First_20_line_20_indent">Наконец, лифт остановился, и парочка вышла в длинный широкий коридор, по обеим сторонам которого располагались двери квартир. Ни на одной из них не было номерных знаков. Никаких дверных звонков и замков тоже не было.</text:p>
      <text:p text:style-name="First_20_line_20_indent">Подойдя к третьей справа, Сергей постучал. Спустя минуту, дверь отворилась.</text:p>
      <text:p text:style-name="First_20_line_20_indent"/>
      <text:p text:style-name="First_20_line_20_indent">- А, привет! – сонного вида, с мешками под глазами, парень оттолкнулся от двери, о которую облокачивался. – Проходите.</text:p>
      <text:p text:style-name="First_20_line_20_indent"/>
      <text:p text:style-name="First_20_line_20_indent">Сергей вошёл первым, разулся, подцепил ногами стоящие у двери шлёпанцы, показывая Тане пример, и прошёл в комнату. Девушка последовала за ним. </text:p>
      <text:p text:style-name="First_20_line_20_indent">Плюхнувшись на старый диван, Сергей вытянул ноги, потянулся и блаженно закряхтел.</text:p>
      <text:p text:style-name="First_20_line_20_indent">- Короче! Нужна твоя помощь.</text:p>
      <text:p text:style-name="First_20_line_20_indent">- Денег нет! – быстро среагировал хозяин квартиры.</text:p>
      <text:p text:style-name="First_20_line_20_indent">- Да нее! Как программиста!</text:p>
      <text:p text:style-name="First_20_line_20_indent">- Неофициальное что-то?</text:p>
      <text:p text:style-name="First_20_line_20_indent">- Ну-у, почти. В общем, проблема возникла. Лаборатория накрылась.</text:p>
      <text:p text:style-name="First_20_line_20_indent">На удивлённый взгляд своего знакомого, Сергей пояснил.</text:p>
      <text:p text:style-name="First_20_line_20_indent">- Атака какая-то, мощный всплеск и.. И всё! В общем, надо выяснить, что произошло.</text:p>
      <text:p text:style-name="First_20_line_20_indent">- Извини, а как тебя зовут? – вмешалась в разговор Таня.</text:p>
      <text:p text:style-name="First_20_line_20_indent">- Зови меня Друидом, - неохотно ответил парень, затем зевнул, мотнул головой и посмотрел на Сергея.</text:p>
      <text:p text:style-name="First_20_line_20_indent"><text:soft-page-break/>- Ну, и откуда и что мне копать? Ты ж знаешь, у меня нет прямого доступа к вашим базам.</text:p>
      <text:p text:style-name="First_20_line_20_indent">- Ой, да ладно! Ни в жизнь не поверю, что ты уже не организовал его себе.</text:p>
      <text:p text:style-name="First_20_line_20_indent">Друид хмыкнул.</text:p>
      <text:p text:style-name="First_20_line_20_indent">- Ладно, зайди через часок.</text:p>
      <text:p text:style-name="First_20_line_20_indent">- Окей! Тань, пойдём, прогуляемся пока.</text:p>
      <text:p text:style-name="First_20_line_20_indent"/>
      <text:p text:style-name="First_20_line_20_indent">Когда они вышли, Таня спросила.</text:p>
      <text:p text:style-name="First_20_line_20_indent">- А почему друид?</text:p>
      <text:p text:style-name="First_20_line_20_indent">- А почему нет? – ответил вопросом на вопрос Сергей. – Ну, сама увидишь потом. Может быть…</text:p>
      <text:p text:style-name="First_20_line_20_indent">Спустившись в лифте на пару этажей, где был торгово-развлекательный комплекс, они купили по порции мороженого и стали прогуливаться мимо витрин местных магазинчиков.</text:p>
      <text:p text:style-name="First_20_line_20_indent"/>
      <text:p text:style-name="First_20_line_20_indent">- И всё же, что теперь делать?</text:p>
      <text:p text:style-name="First_20_line_20_indent">- Тебе что, не давали инструктаж?</text:p>
      <text:p text:style-name="First_20_line_20_indent">- Не-ет, - протянула Таня.</text:p>
      <text:p text:style-name="First_20_line_20_indent">- А, ну да, ты ж недавно тут. Что делать, что делать. Сперва выясним, что случилось, потом свяжемся с головным офисом. Если сможем.</text:p>
      <text:p text:style-name="First_20_line_20_indent">- Что значит, если сможем? – неприятно удивилась Таня.</text:p>
      <text:p text:style-name="First_20_line_20_indent">- То и значит. Вдруг, это не только у нас произошло?</text:p>
      <text:p text:style-name="First_20_line_20_indent">- А… а если не только у нас? Что тогда?</text:p>
      <text:p text:style-name="First_20_line_20_indent">- Понятия не имею, - мрачно ответил Сергей.</text:p>
      <text:p text:style-name="First_20_line_20_indent">- Весело… - отнюдь не весёлым тоном пробормотала Таня.</text:p>
      <text:p text:style-name="First_20_line_20_indent"/>
      <text:p text:style-name="First_20_line_20_indent">Через час они вернулись в безымянную квартиру, где, снова устроившись на диванчике, попивали предложенный чай с печеньками и выслушивали неприятные новости.</text:p>
      <text:p text:style-name="First_20_line_20_indent"/>
      <text:p text:style-name="First_20_line_20_indent">- Значит, так. Лаборатория разрушена полностью импульсом высокой мощности. Без понятия, кто и как, знаю лишь, что из шестого круга.</text:p>
      <text:p text:style-name="First_20_line_20_indent">- Откуда такая информация? – быстро переспросил Сергей.</text:p>
      <text:p text:style-name="First_20_line_20_indent">- От верблюда! Станция неподалёку засекла. Автоматическая! – предупредил он расспросы.</text:p>
      <text:p text:style-name="First_20_line_20_indent">- С Центром всё в порядке?</text:p>
      <text:p text:style-name="First_20_line_20_indent">- Угу. Так что можешь звонить и жаловаться.</text:p>
      <text:p text:style-name="First_20_line_20_indent">- Импульс… Значит, всё прошло?</text:p>
      <text:p text:style-name="First_20_line_20_indent">- Не совсем. Говорю же, с шестого круга! Там, знаешь ли, не зомби безмозглые гуляют. Понятия не имею, что за твари оттуда вылезли.</text:p>
      <text:p text:style-name="First_20_line_20_indent"><text:soft-page-break/>- Но ты поможешь разобраться?</text:p>
      <text:p text:style-name="First_20_line_20_indent">- ЩАС! Ты что, думаешь, я туда сам пойду? Спасибо, мне пока жить охота. Это ваши заморочки. Моё дело – сидеть, на кнопочки тыкать.</text:p>
      <text:p text:style-name="First_20_line_20_indent">- Пффф, понятно… - задумчиво произнёс Сергей.</text:p>
      <text:p text:style-name="First_20_line_20_indent">- Ты лучше того… не суйся туда сам. Пропадёшь.</text:p>
      <text:p text:style-name="First_20_line_20_indent">- Да я и не собирался, есть мысль одна. Если что, можно будет к тебе обратиться?</text:p>
      <text:p text:style-name="First_20_line_20_indent">- Валяй!</text:p>
      <text:p text:style-name="First_20_line_20_indent">- Пойдём, Тань!</text:p>
      <text:p text:style-name="First_20_line_20_indent"/>
      <text:p text:style-name="First_20_line_20_indent">- И-и?</text:p>
      <text:p text:style-name="First_20_line_20_indent">- Теперь надо позвонить в центральный офис за инструкциями. Погоди пару минут.</text:p>
      <text:p text:style-name="First_20_line_20_indent">Сергей отошёл в сторону и стал куда-то звонить. Судя по всему, он наталкивался на автоответчики, так как несколько раз, после небольшой паузы нажимал отдельные кнопки на телефоне, пока, наконец, ему не ответили.</text:p>
      <text:p text:style-name="First_20_line_20_indent">Таня не слышала, о чём шла речь, видела только недовольное выражение лица Сергея.</text:p>
      <text:p text:style-name="First_20_line_20_indent">Завершив разговор по телефону, он подошёл к своей спутнице.</text:p>
      <text:p text:style-name="First_20_line_20_indent">- Ну, похоже, пока мы главные. Скоро пришлют наблюдателя, а пока мы сами по себе. Велели по возможности всё разузнать, но на рожон не лезть. Пойдём в офис?</text:p>
      <text:p text:style-name="First_20_line_20_indent">Таня пожала плечами. Спешить ей было некуда, идти было недалеко, так что ещё одна прогулка не была обременительной.</text:p>
      <text:p text:style-name="First_20_line_20_indent"/>
      <text:p text:style-name="First_20_line_20_indent">- А что это за круг?</text:p>
      <text:p text:style-name="First_20_line_20_indent">- Ты что, вообще ничего не знаешь?</text:p>
      <text:p text:style-name="First_20_line_20_indent">- Не-а! – виновато ответила Таня. – Когда я могла узнать?</text:p>
      <text:p text:style-name="First_20_line_20_indent">- М-да, связался я с тобой… Ну, я сам не знаю, сколько всего кругов существует. Первый – наш. Тут обычные люди обитают. Второй – духовный. Ну, там… призраки всякие, приведения, духи.</text:p>
      <text:p text:style-name="First_20_line_20_indent">- Постой, так они же и тут есть!</text:p>
      <text:p text:style-name="First_20_line_20_indent">- Угу, вот только на втором людей нет.</text:p>
      <text:p text:style-name="First_20_line_20_indent">- А третий – это небеса и ад? – высказала догадку Таня.</text:p>
      <text:p text:style-name="First_20_line_20_indent">- Спроси Алексея, ему лучше знать. </text:p>
      <text:p text:style-name="First_20_line_20_indent">- Брр, мистика какая-то!</text:p>
      <text:p text:style-name="First_20_line_20_indent">- А что ты хочешь? Ты до недавнего дня и в призраков-то не верила, небось?</text:p>
      <text:p text:style-name="First_20_line_20_indent">- Угу!</text:p>
      <text:p text:style-name="First_20_line_20_indent">- Ну вот! Там кто-то и организовал всё. Пробил границу круга да шандарахнул по нам.</text:p>
      <text:p text:style-name="First_20_line_20_indent">- А почему именно лаборатория?</text:p>
      <text:p text:style-name="First_20_line_20_indent"><text:soft-page-break/>- А почему б и нет? Мы ж там как раз изучаем… изучали все эти круги да явления. Небось, как маячок для них были.</text:p>
      <text:p text:style-name="First_20_line_20_indent">- Но ты ж говорил…</text:p>
      <text:p text:style-name="First_20_line_20_indent">- Да, да! – раздражённо прервал её Сергей. – Говорил! Вода, защита.. Ну, пробили, значит! Никто ж не знает толком, что и как там. Хреновая, выходит, защита была.</text:p>
      <text:p text:style-name="First_20_line_20_indent">- Так и что дальше? Они просто так пульнули?</text:p>
      <text:p text:style-name="First_20_line_20_indent">- Это вряд ли. Боюсь, кто-то в гости пожаловал.</text:p>
      <text:p text:style-name="First_20_line_20_indent">Сергей вздохнул.</text:p>
      <text:p text:style-name="First_20_line_20_indent">- Ладно, давай сперва порядок тут наведём.</text:p>
      <text:p text:style-name="First_20_line_20_indent"/>
      <text:p text:style-name="First_20_line_20_indent">А порядок наводить стоило. Вечный бардак, царящий в офисе, самой Тане тоже действовал на нервы. Неубранные стопки бумаг, противно липкие следы пролитого кофе возле кофейного автомата доставали её, хоть виду она обычно и не показывала.</text:p>
      <text:p text:style-name="First_20_line_20_indent">Уборка помогла отвлечься на время.</text:p>
      <text:p text:style-name="First_20_line_20_indent"/>
      <text:p text:style-name="First_20_line_20_indent">- Странно, что тут нет никого.</text:p>
      <text:p text:style-name="First_20_line_20_indent">- В смысле? Ты ж знаешь, все были там.</text:p>
      <text:p text:style-name="First_20_line_20_indent">Где именно «там», Сергей не уточнил, но Таня и так знала.</text:p>
      <text:p text:style-name="First_20_line_20_indent">- Да не… я имею в виду, ни одного призрака.</text:p>
      <text:p text:style-name="First_20_line_20_indent">- И не будет ближайшее время. Кто поумнее, разбежались, кто-то наверняка на второй круг перешёл со страху.</text:p>
      <text:p text:style-name="First_20_line_20_indent">- А блокираторы?</text:p>
      <text:p text:style-name="First_20_line_20_indent">- Так они чувство самосохранения не блокируют, - с иронией ответил Сергей. – Агрессию и деградацию сдерживают, и ладно.</text:p>
      <text:p text:style-name="First_20_line_20_indent">Таня задумалась. Похоже, всё было не так просто, как ей показалось сначала.</text:p>
      <text:p text:style-name="First_20_line_20_indent">- А этот Друид, кто он вообще?</text:p>
      <text:p text:style-name="First_20_line_20_indent">- Фрилансер, просто помогал нам с софтом.</text:p>
      <text:p text:style-name="First_20_line_20_indent">- Хакер?</text:p>
      <text:p text:style-name="First_20_line_20_indent">- Угу, типа того. Да нормальный парень, не беспокойся. Мы с ним давно знакомы.</text:p>
      <text:p text:style-name="First_20_line_20_indent">- Так вы что, друзья?</text:p>
      <text:p text:style-name="First_20_line_20_indent">- Вряд ли, - Сергей улыбнулся. – Просто хорошие знакомые.</text:p>
      <text:p text:style-name="First_20_line_20_indent"/>
      <text:p text:style-name="First_20_line_20_indent">Сам Друид в это время сидел за компьютером и думал. Конечно, это не его дело, но помочь знакомому, а заодно и работодателю хотелось. А вот выходить из дома – нет. Он проверил ещё раз результаты своих запросов. Шестой круг – это не хухры-мухры, это серьёзно. Он с тоской посмотрел на стену. Там не было ни окна, ни полок, ни телевизора. Просто голая стена. Вздохнув, Друид хлопнул себя по коленям и встал.</text:p>
      <text:p text:style-name="First_20_line_20_indent"><text:soft-page-break/>- В голове моей апилки, да, да, да! – пропел он тихонько, захватил со стола флэшку и вышел из квартиры.</text:p>
      <text:p text:style-name="First_20_line_20_indent"/>
      <text:p text:style-name="First_20_line_20_indent">Выйдя на улицу, он поморщился, глядя на яркое солнце, осмотрелся по сторонам и пошёл туда же, куда прежде отправились его гости. Голубое небо с редкими небольшими облаками, яркое летнее солнце, сухой прогретый асфальт по которому набегающий временами лёгкий ветерок гнал пыль, - всё навевало покой и благодушие. Друид редко выходил на улицу надолго и потому, если его на выход выпадала хорошая погода, старался насладиться ей в полной мере.</text:p>
      <text:p text:style-name="First_20_line_20_indent"/>
      <text:p text:style-name="First_20_line_20_indent">В детстве Дима был обычным мальчишкой, разве что к технике не испытывал такой сильной тяги, как многие его сверстники. Зато он любил животных, и они отвечали ему взаимностью. Впрочем, дома у него никакой живности никогда не было. Пока он был маленьким, ему не разрешали родители, которые вообще были не против зверья, но только на расстоянии. Потом, когда Дмитрий уже жил один, он так и не решился завести себе дома хоть кого-нибудь, так как пропадал на работе сутками. В ту пору он уже увлёкся программированием и проводил всё своё свободное время за компьютерами. Позже, когда он стал фрилансером, и свободного времени появилось больше, он тоже решил не заводить питомца, но по другой причине.</text:p>
      <text:p text:style-name="First_20_line_20_indent">Дмитрий заметил, что, как и в детстве, животным он нравится. Когда он сталкивался с кошками или собаками у своих знакомых или даже просто на улице, те ластились к нему, из-за чего, кстати, брюки парня часто были покрыты пятнами полустёртой засохшей грязи и шерстью. Перспектива того, что и дома ему не будут давать покоя, не особо его прельщала. А ещё, он знал, что просто не сможет быть строгим со своими любимцами, и не хотел избаловать их.</text:p>
      <text:p text:style-name="First_20_line_20_indent">Растения он тоже любил, но, правда, вырастить что-то дома ему так и не удалось. Но это натолкнуло его на идею сетевого псевдонима, когда тот понадобился.</text:p>
      <text:p text:style-name="First_20_line_20_indent"/>
      <text:p text:style-name="First_20_line_20_indent">Уборка уже подходила к концу, когда на пороге возник Друид. Приветствующе махнув рукой, он сразу подошел к единственному компьютеру и, плюхнувшись на стул, придвинул к себе клавиатуру и энергично застучал по клавишам. Потом он подключил флэшку и снова стал что-то писать, время от времени елозя и кликая мышкой.</text:p>
      <text:p text:style-name="First_20_line_20_indent">Сергей и Таня отложили в сторону тряпки и подошли поближе, но манипуляции друида были такими стремительными, когда он набирал текст вслепую, что уследить за происходящим было невозможно. Наконец, его движения замедлились, он последний раз театрально клацнул по энтеру и откинулся на спинку стула.</text:p>
      <text:p text:style-name="First_20_line_20_indent">- То есть, у тебя всё же был доступ к нашей базе? – почти утверждающе спросил Сергей.</text:p>
      <text:p text:style-name="First_20_line_20_indent">- Кто владеет информацией… - начал Друид.</text:p>
      <text:p text:style-name="First_20_line_20_indent">- …тот владеет миром, - закончил Сергей известную фразу Ротшильда.</text:p>
      <text:p text:style-name="First_20_line_20_indent">- Та-ак, давай, посмотрим…</text:p>
      <text:p text:style-name="First_20_line_20_indent">В комнате повисла тишина. Трое присутствующих молча смотрели на экран, где воспроизводилась запись с камер наблюдения и текстовая информация о произошедшем.</text:p>
      <text:p text:style-name="First_20_line_20_indent">- Мрак!</text:p>
      <text:p text:style-name="First_20_line_20_indent"><text:soft-page-break/>- Угу, не то слово…</text:p>
      <text:p text:style-name="First_20_line_20_indent">- Мальчики, вы как хотите, но я туда не пойду.</text:p>
      <text:p text:style-name="First_20_line_20_indent">- Никто и не тащит. Всё равно ждать начальство.</text:p>
      <text:p text:style-name="First_20_line_20_indent">- …ну, я пойду? – Друид выдернул свою флэшку и, запихнув её в задний карман брюк, подхватил свою сумку с пола.</text:p>
      <text:p text:style-name="First_20_line_20_indent">- Да, наверное, тебе лучше не светиться тут лишний раз, - рассеянно произнёс Сергей. – Спасибо!</text:p>
      <text:p text:style-name="First_20_line_20_indent"/>
      <text:p text:style-name="First_20_line_20_indent">Дмитрий шёл по дороге в мрачном расположении духа. Он всё вспоминал увиденные недавно кадры, на которых в обычном офисном коридоре из ниоткуда появлялась группа призрачных созданий жутковатого вида. Они были как будто сотканы из тёмного густого тумана и выглядели опасно, все двадцать фигур.</text:p>
      <text:p text:style-name="First_20_line_20_indent"/>
      <text:p text:style-name="First_20_line_20_indent">Вышестоящее руководство, похоже, не осознало до конца серьёзность ситуации, ибо от его имени прибыло лишь два человека. Оба с серьёзным выражением лица, с военной выправкой, неразговорчивые. Оба катили за собой большие чемоданы на колёсиках. По виду старший из них критически осмотрел помещение, где совсем недавно была завершена уборка.</text:p>
      <text:p text:style-name="First_20_line_20_indent">- Ну, что конкретно произошло?</text:p>
      <text:p text:style-name="First_20_line_20_indent">Сергей молча кивнул в сторону компьютера, где на экране до сих пор отображалась сцена «прорыва».</text:p>
      <text:p text:style-name="First_20_line_20_indent">- Сколько жертв?</text:p>
      <text:p text:style-name="First_20_line_20_indent">- Я точно не знаю, мы видели только человек пять, не больше.</text:p>
      <text:p text:style-name="First_20_line_20_indent">- Мы?</text:p>
      <text:p text:style-name="First_20_line_20_indent">- Я и ещё один технолог.</text:p>
      <text:p text:style-name="First_20_line_20_indent">- И где он?</text:p>
      <text:p text:style-name="First_20_line_20_indent">Сергей пожал плечами.</text:p>
      <text:p text:style-name="First_20_line_20_indent">- Наверное, дома.</text:p>
      <text:p text:style-name="First_20_line_20_indent">- Надо будет вызвать его.</text:p>
      <text:p text:style-name="First_20_line_20_indent">«Вот сам и вызывай», - подумал недовольно Сергей. Начальство начальством, но приказной тон ему не понравился.</text:p>
      <text:p text:style-name="First_20_line_20_indent"/>
      <text:p text:style-name="First_20_line_20_indent">Второй из прибывших в это время склонился над чемоданами и выкладывал их содержимое прямо на пол.</text:p>
      <text:p text:style-name="First_20_line_20_indent">Сергей смотрел на всё это без интереса, единственное чувство, которое он испытывал, это была досада, что Таня уже сбежала по своим делам, а он не может последовать её примеру.</text:p>
      <text:p text:style-name="First_20_line_20_indent"/>
      <text:p text:style-name="First_20_line_20_indent">- Так что будет теперь?</text:p>
      <text:p text:style-name="First_20_line_20_indent"><text:soft-page-break/>- Мы пойдём на зачистку.</text:p>
      <text:p text:style-name="First_20_line_20_indent">- Вы?</text:p>
      <text:p text:style-name="First_20_line_20_indent">- Не «вы», а «мы», ты тоже.</text:p>
      <text:p text:style-name="First_20_line_20_indent">- Я?! Я ж не оперативник, просто компьютерщик.</text:p>
      <text:p text:style-name="First_20_line_20_indent">- Но от ответственности это не освобождает.</text:p>
      <text:p text:style-name="First_20_line_20_indent">- А если я не пойду?</text:p>
      <text:p text:style-name="First_20_line_20_indent">Начальник нехорошо улыбнулся.</text:p>
      <text:p text:style-name="First_20_line_20_indent">- Поверь, мальчик, тебе лучше пойти.</text:p>
      <text:p text:style-name="First_20_line_20_indent">- Что, это будет хуже, чем смерть?</text:p>
      <text:p text:style-name="First_20_line_20_indent">- Скажем так… Не пойдёшь сам, тебя поведут.</text:p>
      <text:p text:style-name="First_20_line_20_indent"/>
      <text:p text:style-name="First_20_line_20_indent">Дмитрий смотрел ролики на <text:span text:style-name="T1">youtube</text:span>, лениво кликая мышкой время от времени. Делать было нечего, домашних дел никаких не предвиделось, так что можно было себе позволить немного побездельничать.</text:p>
      <text:p text:style-name="First_20_line_20_indent">Дверной звонок оказался совсем некстати.</text:p>
      <text:p text:style-name="First_20_line_20_indent">На пороге стоял Сергей, за ним маячила массивная фигура незнакомца. Он отодвинул парня в сторону и без приглашения вошёл внутрь.</text:p>
      <text:p text:style-name="First_20_line_20_indent">- Это ты взломал защиту лаборатории?</text:p>
      <text:p text:style-name="First_20_line_20_indent">- Я? Взломал? С чего б вдруг?</text:p>
      <text:p text:style-name="First_20_line_20_indent">- Ты, ты… </text:p>
      <text:p text:style-name="First_20_line_20_indent">- Они хотят чтоб мы с тобой вместе с ними в лабораторию попёрлись.</text:p>
      <text:p text:style-name="First_20_line_20_indent">- Вы что, с ума сошли? Да ни за какие коврижки! Мне ещё пожить хочется.</text:p>
      <text:p text:style-name="First_20_line_20_indent">- У нас есть защита, и только ты сможешь обойти защитный режим.</text:p>
      <text:p text:style-name="First_20_line_20_indent">- М?</text:p>
      <text:p text:style-name="First_20_line_20_indent">- Когда мы выходили, включилась защита, у тебя ж был доступ… - пояснил Сергей.</text:p>
      <text:p text:style-name="First_20_line_20_indent">- А нельзя мне вам удалённо как-то это устроить? На бумажке, там, написать…</text:p>
      <text:p text:style-name="First_20_line_20_indent">- Ты же должен понимать, что это не прокатит. Надо хотя б до дверей.</text:p>
      <text:p text:style-name="First_20_line_20_indent">Дмитрий задумался.</text:p>
      <text:p text:style-name="First_20_line_20_indent">- ТОЛЬКО до дверей, - повторил незнакомец, выделяя первое слово. – За это заплатят.</text:p>
      <text:p text:style-name="First_20_line_20_indent">- А если я не пойду?</text:p>
      <text:p text:style-name="First_20_line_20_indent">- Потащим силой.</text:p>
      <text:p text:style-name="First_20_line_20_indent">«Извини!», - одними губами произнёс Сергей.</text:p>
      <text:p text:style-name="First_20_line_20_indent">«Твою ж мать!», - так же беззвучно ответил ему Дмитрий.</text:p>
      <text:p text:style-name="First_20_line_20_indent"/>
      <text:p text:style-name="First_20_line_20_indent">- Наденьте это на пояс, - начальник протянул парням небольшие коробочки, похожие на плееры 80х годов.</text:p>
      <text:p text:style-name="First_20_line_20_indent"><text:soft-page-break/>- А где наушники? – пошутил Сергей, но словив суровый взгляд, умолк.</text:p>
      <text:p text:style-name="First_20_line_20_indent">- Что это вообще такое? – поинтересовался Дмитрий.</text:p>
      <text:p text:style-name="First_20_line_20_indent">- Отпугиватель.</text:p>
      <text:p text:style-name="First_20_line_20_indent">- Вы же сказали, что я только до дверей.</text:p>
      <text:p text:style-name="First_20_line_20_indent">- Для безопасности. Мало ли что…</text:p>
      <text:p text:style-name="First_20_line_20_indent">Дмитрий шумно втянул в себя воздух сквозь сжатые зубы.</text:p>
      <text:p text:style-name="First_20_line_20_indent">- Ладно, пошли! Друид, не отставай!</text:p>
      <text:p text:style-name="First_20_line_20_indent">Дмитрий прибавил шаг. Он никогда не был в лаборатории лично, но насладиться подводным видом, пока они шли по прозрачному коридору, ему не дали.</text:p>
      <text:p text:style-name="First_20_line_20_indent">Двери в конце туннеля как раз и представляли собой то препятствие, для обхода которого его позвали. Взрезав чем-то вроде «болгарки» панели, старший пропустил хакера вперёд.</text:p>
      <text:p text:style-name="First_20_line_20_indent">- Вообще-то это было лишним, - вскользь заметил Дмитрий.</text:p>
      <text:p text:style-name="First_20_line_20_indent">Сергей издал нервный смешок.</text:p>
      <text:p text:style-name="First_20_line_20_indent">Достав свой планшет, Дмитрий углубился в свои хакерские программы, остальные молча ждали. Сергей присел, прислонившись спиной к стенке, и закрыл глаза.</text:p>
      <text:p text:style-name="First_20_line_20_indent">- Держи!</text:p>
      <text:p text:style-name="First_20_line_20_indent">Ему на колени упало нечто, более всего напоминающее оружие киношных охотников за приведениями.</text:p>
      <text:p text:style-name="First_20_line_20_indent">- Что это?</text:p>
      <text:p text:style-name="First_20_line_20_indent">- Оружие.</text:p>
      <text:p text:style-name="First_20_line_20_indent">- Да ладно! Что, как в кино?</text:p>
      <text:p text:style-name="First_20_line_20_indent">- Не совсем. Мы не будем их ловить, просто распылять.</text:p>
      <text:p text:style-name="First_20_line_20_indent">- Это как?</text:p>
      <text:p text:style-name="First_20_line_20_indent">- Так. Целишься, включаешь, стреляешь.</text:p>
      <text:p text:style-name="First_20_line_20_indent">- Эм… Сперва целиться, потом включать?!</text:p>
      <text:p text:style-name="First_20_line_20_indent">- Именно так. Мощный электромагнитный импульс. Чтоб не угробить себя, постарайся не попадать под луч.</text:p>
      <text:p text:style-name="First_20_line_20_indent">- Я закончил!</text:p>
      <text:p text:style-name="First_20_line_20_indent">Все обернулись в сторону хакера.</text:p>
      <text:p text:style-name="First_20_line_20_indent">- Все готовы?</text:p>
      <text:p text:style-name="First_20_line_20_indent">Не дожидаясь ответа, старший взвалил на себя рюкзак с блоком питания электромагнитной пушки, открыл дверь, отступил на шаг назад, а затем, убедившись, что впереди никого нет, шагнул внутрь.</text:p>
      <text:p text:style-name="First_20_line_20_indent"/>
      <text:p text:style-name="First_20_line_20_indent">- Двадцать, двадцать, двадцать, - как заклинание повторял про себя Сергей.</text:p>
      <text:p text:style-name="First_20_line_20_indent"><text:soft-page-break/>Старший недовольно посмотрел на него. Внезапно он вскинул своё оружие и нажал на кнопку сбоку. Через две секунды первый попавшийся им призрак исчез, а воздух наполнился запахом озона.</text:p>
      <text:p text:style-name="First_20_line_20_indent">Второй приезжий, имени которого Сергей так и не узнал, поморщился.</text:p>
      <text:p text:style-name="First_20_line_20_indent">- Не люблю этот запах, - пояснил он на недоуменный взгляд парня.</text:p>
      <text:p text:style-name="First_20_line_20_indent">- А что так долго срабатывает?</text:p>
      <text:p text:style-name="First_20_line_20_indent">- Ну вот так, долго. Зато наверняка.</text:p>
      <text:p text:style-name="First_20_line_20_indent">- Извините, я понимаю, что немного не к месту и не ко времени, но… Как мне вас называть в случае чего?</text:p>
      <text:p text:style-name="First_20_line_20_indent">- Семён.</text:p>
      <text:p text:style-name="First_20_line_20_indent">- Степан.</text:p>
      <text:p text:style-name="First_20_line_20_indent">«Даже странно, обычные имена», - подумал Сергей. Почему странно, он и сам не понял.</text:p>
      <text:p text:style-name="First_20_line_20_indent">За следующие пятнадцать минут они встретили и уничтожили ещё трёх призраков. А потом им попался первый баньши. </text:p>
      <text:p text:style-name="First_20_line_20_indent">В лучших традициях охотников за привидениями, понадобилось сразу три выстрела, создание почти добралось уже до людей, но в конечном итоге всё же было уничтожено.</text:p>
      <text:p text:style-name="First_20_line_20_indent">- Твою ж!.. - Семён вытер испарину со лба.</text:p>
      <text:p text:style-name="First_20_line_20_indent">- И не говори, - поддакнул ему Степан.</text:p>
      <text:p text:style-name="First_20_line_20_indent">Сергей промолчал. Он смотрел на своих товарищей, бледных после атаки баньши и думал, что сам выглядит не лучше. Колени дрожали, и холодный пот попадал в глаза.</text:p>
      <text:p text:style-name="First_20_line_20_indent">- Надо перекусить! – решительно заявил он и свернул к буфету.</text:p>
      <text:p text:style-name="First_20_line_20_indent">Тело его тёзки всё ещё лежало в коридоре. Запах разложения не чувствовался, видимо, кондиционер и вентиляция по-прежнему работали исправно, но отвратительно синюшного цвета рука трупа намекала, что лучше и не пытаться смотреть на лицо её владельца.</text:p>
      <text:p text:style-name="First_20_line_20_indent">- Мы вместе работали.</text:p>
      <text:p text:style-name="First_20_line_20_indent">Сергей юркнул в помещение и вскоре вернулся с тремя сникерсами и тремя же бутылками воды. Его попутчики молча вгрызлись в свои батончики, а подкрепившись двинулись дальше.</text:p>
      <text:p text:style-name="First_20_line_20_indent"/>
      <text:p text:style-name="First_20_line_20_indent">Дмитрий стоял у входа в бункер и размышлял, как ему поступить. Ему чрезвычайно хотелось уйти, убежать отсюда как можно быстрее и дальше, но беспокойство за тех, с кем он сюда пришёл, не давало это сделать. Не забывая, что если призраки и появятся поблизости, он их не услышит, пришлось ждать, не отводя взгляд от коридора.</text:p>
      <text:p text:style-name="First_20_line_20_indent">Время шло, а «охотники за привидениями» всё не возвращались. Они не оговаривали заранее, сколько времени это займёт, но Дмитрий всё равно нервничал. Тем более, он понятия не имел, как поступить, если вдруг на горизонте появится призрак. В теории, устройство на его поясе должно сработать, отпугнуть всяких там духов, но проверять его эффективность на практике всё же не хотелось.</text:p>
      <text:p text:style-name="First_20_line_20_indent"/>
      <text:p text:style-name="First_20_line_20_indent">- Сколько ещё мы тут ходить будем?</text:p>
      <text:p text:style-name="First_20_line_20_indent"><text:soft-page-break/>- Да, вроде, уже почти всё. Осталась одна секция.</text:p>
      <text:p text:style-name="First_20_line_20_indent">- А этих сколько?</text:p>
      <text:p text:style-name="First_20_line_20_indent">Сергей пожал плечами. Упоминать призраков ему самому тоже не хотелось.</text:p>
      <text:p text:style-name="First_20_line_20_indent">Они неспешно и молча шли вперёд. </text:p>
      <text:p text:style-name="First_20_line_20_indent">- Ещё пара кабинетов, и можно обратно.</text:p>
      <text:p text:style-name="First_20_line_20_indent">- Уверен? Больше ничто не забыли?</text:p>
      <text:p text:style-name="First_20_line_20_indent">- Да вроде, всё. Есть ещё пара отделов, но туда никак не пробраться, доступа нет.</text:p>
      <text:p text:style-name="First_20_line_20_indent">- Думаешь, даже у нас?</text:p>
      <text:p text:style-name="First_20_line_20_indent">- Понятия не имею, - чистосердечно признался Сергей. Если честно, ему не терпелось поскорее закончить обход и сбежать.</text:p>
      <text:p text:style-name="First_20_line_20_indent">За всё время, что они тут были, «охотники» распылили не меньше десятка призраков и трёх баньши. Каждая новая встреча с ними обходилась всё дороже. То нервное напряжение и страх, что те нагоняли, не способствовали спокойной прогулке по лабораторному комплексу. Да и человеческие трупы отнюдь не способствовали поднятию настроения.</text:p>
      <text:p text:style-name="First_20_line_20_indent">- Полигон?</text:p>
      <text:p text:style-name="First_20_line_20_indent">- А что вы на меня смотрите? Я-то откуда знаю, у меня нет туда доступа!</text:p>
      <text:p text:style-name="First_20_line_20_indent">Табличка на дверях явно указывала, что за ними может быть что-то небезопасное.</text:p>
      <text:p text:style-name="First_20_line_20_indent">- Видимо, там шли практические исследования.</text:p>
      <text:p text:style-name="First_20_line_20_indent">- Это, типа, там может быть ещё толпа?</text:p>
      <text:p text:style-name="First_20_line_20_indent">- В теории.</text:p>
      <text:p text:style-name="First_20_line_20_indent">- Да в жопу теории! – не выдержал Сергей.</text:p>
      <text:p text:style-name="First_20_line_20_indent">- Расслабься, всё равно мы не можем сейчас туда войти. Там свой протокол.</text:p>
      <text:p text:style-name="First_20_line_20_indent">- Что, снова Друида звать?</text:p>
      <text:p text:style-name="First_20_line_20_indent">- Да нет, думаю, мы сами могли бы. Со временем. Ладно, пойдём к выходу.</text:p>
      <text:p text:style-name="First_20_line_20_indent">На обратном пути им не попался ни один призрак, и Сергей понадеялся, что они на самом деле всё зачистили.</text:p>
      <text:p text:style-name="First_20_line_20_indent">Выйдя напрямую к выходу из комплекса, троица заметила, что хакер всё ещё стоит у дверей.</text:p>
      <text:p text:style-name="First_20_line_20_indent">- Ты что не ушёл?</text:p>
      <text:p text:style-name="First_20_line_20_indent">- Передумал! Надо ж было вас дождаться, мало и что.</text:p>
      <text:p text:style-name="First_20_line_20_indent">Семён хмыкнул.</text:p>
      <text:p text:style-name="First_20_line_20_indent">- Ну как, тут нормально всё было?</text:p>
      <text:p text:style-name="First_20_line_20_indent">- А что, не похоже? Сидел бы я тут, если б не в порядке.</text:p>
      <text:p text:style-name="First_20_line_20_indent">- Ну что, идём? – вмешался Сергей, который не хотел провести тут больше ни одной минуты.</text:p>
      <text:p text:style-name="First_20_line_20_indent">- Конечно, только самую малость ещё…</text:p>
      <text:p text:style-name="First_20_line_20_indent"><text:soft-page-break/>Судя по изменившемуся лицу хакера, что-то шло не так. Сергей обернулся и увидел, как его спутники поднимают своё оружие прямо на парней.</text:p>
      <text:p text:style-name="First_20_line_20_indent">Друид схватил товарища за шиворот и резко дёрнул в сторону туннеля, но при этом сам споткнулся и покачнулся в сторону вооружённых людей. Семён не стал медлить, схватил парня за руку и притянул его к себе.</text:p>
      <text:p text:style-name="First_20_line_20_indent">Сергей, оказавшись дверным проёмом, потянул дверь, налегая на неё всем телом, и захлопнул. Через тонкую щель перед самым её закрытием он услышал щелчок и почувствовал резкий запах озона.</text:p>
      <text:p text:style-name="First_20_line_20_indent">Он не ожидал, что этим всё может закончиться, в голове образовалась пустота, все мысли куда-то пропали, кроме одной: «Бежать!» И он побежал. Он даже не осознал, как пробежал весь туннель и выскочил на улицу. И только там до него дошло, что изнутри дверь так просто не открыть, протокол безопасности, что Друид обошёл один раз, всё ещё работал.</text:p>
      <text:p text:style-name="First_20_line_20_indent"/>
      <text:p text:style-name="First_20_line_20_indent">Он мог пойти куда угодно, но пошел в офис. Налив стакан воды, он принялся пить, но, не выпив и половины, отставил стакан в сторону.</text:p>
      <text:p text:style-name="First_20_line_20_indent">Что это было? Почему те два типа решили его убить? Самодеятельность это или приказ? Что делать дальше?</text:p>
      <text:p text:style-name="First_20_line_20_indent">Размышления были прерваны стуком в дверь.</text:p>
      <text:p text:style-name="First_20_line_20_indent">Сергей открыл, на пороге стоял мужчина в чуть помятом костюме с чемоданом в руках.</text:p>
      <text:p text:style-name="First_20_line_20_indent">- Здравствуйте, Сергей? Я правильно запомнил? Я вас уже полдня жду, я из московского офиса.</text:p>
      <text:p text:style-name="P41"/>
      <text:h text:style-name="P53" text:outline-level="1"><text:bookmark-start text:name="__RefHeading___Toc2217_343611866"/>Часть 2<text:bookmark-end text:name="__RefHeading___Toc2217_343611866"/></text:h>
      <text:h text:style-name="P48" text:outline-level="2"><text:bookmark-start text:name="__RefHeading___Toc2219_343611866"/>Глава 5<text:bookmark-end text:name="__RefHeading___Toc2219_343611866"/></text:h>
      <text:p text:style-name="P1"/>
      <text:p text:style-name="P4">- Кто это были?</text:p>
      <text:p text:style-name="P4">- Понятия не имею.</text:p>
      <text:p text:style-name="P4">- Но как они узнали, что время настало?</text:p>
      <text:p text:style-name="P4">- Вы задаёте вопросы, ответов на которые у меня нет.</text:p>
      <text:p text:style-name="P4"/>
      <text:p text:style-name="P4">Сергея била внутренняя дрожь, как будто он получил дозу адреналина. До недавнего момента он жил спокойно, учился, работал, пусть и не на самой обычной работе. И вдруг, всё закончилось. Все эти изменения, все события, произошедшие за последние дни, выбили его из колеи. Они повлияли сильнее, чем он мог представить. Появились вопросы, на которые не было ответа. Сергей точно знал, что где-то ответы есть, но где, как их получить. Да и зачем они ему? Ведь он мог бы продолжать жить как жил раньше, но ещё слишком свежи были воспоминания и о мертвецах, и о призраках, и о хакере, <text:span text:style-name="T3">смерть которого была на его совести.</text:span></text:p>
      <text:p text:style-name="P4">- <text:span text:style-name="T8">Так что мы теперь будем делать?</text:span></text:p>
      <text:p text:style-name="P5">- «Мы»? Вы, вроде, не оперативник, так что думаю, можно смело отправляться в отпуск. Ну, а мне придется, похоже, вызывать группу зачистки. Вы же сами сказали, что лабораторию захватили неизвестные с оружием.</text:p>
      <text:p text:style-name="P4">Сергей кивнул.</text:p>
      <text:p text:style-name="P4">- Ну, мы ж не можем просто так подвергать вашу жизнь опасности, но тем не менее, могу я рассчитывать на вашу помощь, консультацию, так сказать, если понадобится?</text:p>
      <text:p text:style-name="P4">- Конечно!</text:p>
      <text:p text:style-name="P4"/>
      <text:p text:style-name="P4"><text:span text:style-name="T4">Е</text:span>сть не хотелось, планов на ближайшее время Сергей тоже не строил, так что <text:span text:style-name="T4">д</text:span>омой он шёл не спеша.</text:p>
      <text:p text:style-name="P4">«<text:span text:style-name="T5">Тьфу ты, совсем забыл!»</text:span></text:p>
      <text:p text:style-name="P4">Парень рассерженно мотнул головой.</text:p>
      <text:p text:style-name="P4">- Алло, Таня? Привет! В общем, <text:span text:style-name="T6">считай, что отпуск. В офис не ходи и не звони, надо будет, я сам позвоню… Дела? Да хреново дела, - Сергей поморщился.- Не хочу сейчас говорить об этом. Ну, давай, до встречи!</text:span></text:p>
      <text:p text:style-name="P4"/>
      <text:p text:style-name="P4">Бутерброд, сладкий чай, глупая комедия — вполне подходящее средство для бездумного проведения времени. Но, как обычно и случается по закону подлости, даже на это отвлечься не дали. В дверь кто-то позвонил.</text:p>
      <text:p text:style-name="P4">«Да вашу ж!..» - не закончил фразу Сергей.</text:p>
      <text:p text:style-name="P4"><text:soft-page-break/>Он быстро напялил на себя джинсы (дома-то можно позволить себе ходить в трусах) и подошёл к двери.</text:p>
      <text:p text:style-name="P4">- Кто?</text:p>
      <text:p text:style-name="P4">- Свои!</text:p>
      <text:p text:style-name="P4">Голос был знакомым.</text:p>
      <text:p text:style-name="P4">На пороге стоял Алексей.</text:p>
      <text:p text:style-name="P4"/>
      <text:p text:style-name="P4">- <text:span text:style-name="T9">Не ожидал, если честно.</text:span></text:p>
      <text:p text:style-name="P4">- Ну, а зайти-то можно?</text:p>
      <text:p text:style-name="P4">- А, конечно, проходи.</text:p>
      <text:p text:style-name="P4">Алексей разулся прямо у порога и смущённо затоптался на месте.</text:p>
      <text:p text:style-name="P4">- Да проходи, проходи. Чай будешь?</text:p>
      <text:p text:style-name="P4">- Не откажусь, - гость улыбнулся.</text:p>
      <text:p text:style-name="P4">Сергей подумал, что сколько они не пересекались, никогда не видел Алексея улыбающимся до этого момента.</text:p>
      <text:p text:style-name="P4">- Лёш, так всё-таки, что-то случилось?</text:p>
      <text:p text:style-name="P4">Тот пожал плечами.</text:p>
      <text:p text:style-name="P4">- Да, наверное, это надо у тебя спрашивать. Я в курсе, что ты был в лаборатории. Что там случилось?</text:p>
      <text:p text:style-name="P4">- А откуда ты знаешь?</text:p>
      <text:p text:style-name="P4">- Ну, знаю.</text:p>
      <text:p text:style-name="P4">Было видно, что он не хочет отвечать.</text:p>
      <text:p text:style-name="P4">Сергей кратко рассказал и про пару приезжих, и про то, что случилось внутри.</text:p>
      <text:p text:style-name="P4">- <text:span text:style-name="T10">Мило!</text:span></text:p>
      <text:p text:style-name="P4">Они оба замолчали.</text:p>
      <text:p text:style-name="P4">- Так всё же, ты пришёл только чтоб узнать, что там было?</text:p>
      <text:p text:style-name="P4">- Типа того.</text:p>
      <text:p text:style-name="P4">- Как ты вообще нашёл меня?</text:p>
      <text:p text:style-name="P4">Алексей усмехнулся.</text:p>
      <text:p text:style-name="P4">- Ну, знаешь, я ж не ламер какой-нибудь. Найти не так уж и сложно было… Ладно! Спасибо за чай, но наверное, я пойду.</text:p>
      <text:p text:style-name="P4">- Ты знаешь вообще что-нибудь о всём этом?</text:p>
      <text:p text:style-name="P4">- <text:span text:style-name="T7">Откуда?</text:span></text:p>
      <text:p text:style-name="P4">Алексей мысленно оценил свои слова. Вроде, и не соврал, но и всю правду не сказал. Да и незачем было знать обычному «компьютерщику», что творилось вокруг. Надо будет, ему скажут. И про то, что последние дни его гость постоянно нервничал, чувствую какое-то <text:soft-page-break/>напряжение вокруг, и что призраков, проявляющих какую-либо активность, становилось всё больше, и что в момент «прорыва» словно ножом полоснуло по груди резкой болью.</text:p>
      <text:p text:style-name="P4">Что-то назревало. Что именно, Алексей и сам не знал, но подозревал, что добром это не кончится. Не говоря уж о незнакомцах, выдававших себя за представителей головного офиса и захвативших зачем-то лабораторию.</text:p>
      <text:p text:style-name="P6"/>
      <text:p text:style-name="P6">А в офисе прибывший накануне ревизор, Кунаев Константин Павлович, которого за глаза и подчинённые, и коллеги называли просто «КэП», раскладывал по стульям и столам свои вещи.</text:p>
      <text:p text:style-name="P6">Ночевать он решил прямо тут. Это сэкономит деньги, и время. А последнего, как он подозревал, оставалось не так уж и много. Конечно, по ежедневным отчётам было видно, что в районе накапливается большое напряжение. Всплеск электромагнитного поля за последнюю неделю был настолько большой, что даже не будь «прорыва», ему всё равно пришлось бы приехать, чтоб уже на месте определить, что же происходит и чем это может грозить.</text:p>
      <text:p text:style-name="P6">Нападение на лабораторию, впрочем, всё равно было неожиданным и обескураживающим. Что за люди выдавали себя за его коллег, зачем они решили убрать свидетелей и захватить комплекс? И их «игрушки»… Не в каждом отделении были рассеиватели и отпугиватели. Вещи специфичные.</text:p>
      <text:p text:style-name="P6">Он ещё раз попробовал «пробить» незнакомцев по базе. Никаких «Семёнов» и «Степанов», подходящих под описание, не было. Он проверил складские накладные. Ни выдач, ни пропаж спецоборудования тоже не было зафиксировано, даже из зарубежных отделений. Выходит, те двое были из какой-то другой организации.</text:p>
      <text:p text:style-name="P6">«Как в супергеройском кино», подумал КэП и ругнулся. Он с тоской подумал о пропадающем отпуске, но тут же осадил себя. Дело есть дело.</text:p>
      <text:p text:style-name="P7">Едва ли не первое, что он сделал, оставшись в одиночестве, это попробовал войти в систему лаборатории. Но чуда не случилось. Все каналы связи были перекрыты, даже те, по которым хакер-фрилансер получил протоколы и видео прорыва. Неудивительно. Вряд ли те, кто захватил комплекс, были настолько беспечны, чтоб оставить «чёрный ход».</text:p>
      <text:p text:style-name="P8">Пробежав в очередной раз глазами список сотрудников, особенно тех, кто должен был работать в тот день, КэП задумался на мгновение, барабаня пальцами по столу, и подчеркнул одну строчку. Остальное могло и подождать, но с этим человеком надо будет поговорить завтра в первую очередь.</text:p>
      <text:p text:style-name="P8">А пока он достал из своего большого чемодана другой, гораздо меньше, напоминающий больше те, что любят показывать в фильмах про компьютерных спецов-террористов, открыл его и разложил на столе разнообразные датчики. Соединив некоторые из них между собой, а другие с <text:s/>прибором, что остался внутри, Кунаев включил его и посмотрел на экран. Тот засветился нежным янтарным светом и показал график и ряд чисел.</text:p>
      <text:p text:style-name="P8">То, что он увидел, КэПу не понравилось. Он аккуратно записал информацию с экрана на бумажке, выключил прибор и подошёл к окну, где стоял, долго всматриваясь в тонущий в вечернем сумраке город.</text:p>
      <text:p text:style-name="P8"/>
      <text:p text:style-name="P9">КэПа разбудил <text:span text:style-name="T11">с</text:span>тук в двер<text:span text:style-name="T11">ь</text:span>. <text:span text:style-name="T11">Быстро надев брюки и рубашку, застегивая на ходу пуговицы, Кунаев открыл дверь.</text:span></text:p>
      <text:p text:style-name="P9"><text:soft-page-break/>- <text:span text:style-name="T11">Доброе утро!</text:span></text:p>
      <text:p text:style-name="P9">- <text:span text:style-name="T11">Доброе! И почему я не удивлён?</text:span></text:p>
      <text:p text:style-name="P9">- <text:span text:style-name="T11">Можно?</text:span></text:p>
      <text:p text:style-name="P9">- <text:span text:style-name="T11">Конечно, проходи.</text:span></text:p>
      <text:p text:style-name="P10">И Алексей прошёл внутрь.</text:p>
      <text:p text:style-name="P10">- Мне показалось, нам надо поговорить.</text:p>
      <text:p text:style-name="P10">- Не показалось. Знаешь, а я б и сам пошёл тебя искать сегодня.</text:p>
      <text:p text:style-name="P10">- Ну, значит, вам повезло. Можно сэкономить кучу времени. И извините, что разбудил.</text:p>
      <text:p text:style-name="P10">- <text:span text:style-name="T12">Да ничего, всё равно уже пора. Ты чай будешь?</text:span></text:p>
      <text:p text:style-name="P10">- <text:span text:style-name="T12">Почему бы и нет?</text:span></text:p>
      <text:p text:style-name="P11">Алексей не стал дожидаться, пока ему нальют чай, и сам полез в настенный шкафчик, откуда достал кружку и коробку с пакетиками.</text:p>
      <text:p text:style-name="P11">- Нет, я лучше свой, - КэП поморщился при виде дешёвого чая.</text:p>
      <text:p text:style-name="P12">Устроившись у стола, они помолчали немного, занятые своим горячим напитком, после чего начали говорить одновременно и сразу же прекратили. Алексей приглашающе махнул рукой.</text:p>
      <text:p text:style-name="P12">- <text:span text:style-name="T13">Хорошо. Итак, я прочитал в досье, что ты обладаешь некоторым уникальным талантом, кроме того, отлично чувствуешь и видишь призраков. Так?</text:span></text:p>
      <text:p text:style-name="P12">- <text:span text:style-name="T13">Угу.</text:span></text:p>
      <text:p text:style-name="P12">- <text:span text:style-name="T13">Отлично. Поэтому я б хотел поговори… обсудить с тобой то, что произошло недавно. Ты же в курсе? И ещё! Я вчера снимал показания с датчиков, тут просто зашкаливает пара показателей. Ты не замечал ничего?</text:span></text:p>
      <text:p text:style-name="P12">- <text:span text:style-name="T14">Я ж не спец, вряд ли смогу что-то толком рассказать. Но вообще, я и пришёл, потому что не всё в порядке. Я чувствую, что что-то готовится, да и мертвяков стало попадаться слишком много. Пока больше в виде духов, пассивные, но уже очень много. Да и ходячих многовато стало. Только за утро я встретил троих. Безопасных, по крайней мере, пока ещё, но всё равно приятного мало.</text:span></text:p>
      <text:p text:style-name="P12">- <text:span text:style-name="T14">Так значит, ты тоже понимаешь, что что-то готовится?</text:span></text:p>
      <text:p text:style-name="P12">- <text:span text:style-name="T14">Угу. Знать бы ещё, что и когда.</text:span></text:p>
      <text:p text:style-name="P13">КэП разочарованно протянул.</text:p>
      <text:p text:style-name="P13">- Я надеялся, что это ты мне подскажешь.</text:p>
      <text:p text:style-name="P14">Алексей пожал плечами.</text:p>
      <text:p text:style-name="P14">- Я-то откуда знаю? А ваши приборы что говорят?</text:p>
      <text:p text:style-name="P14">- Говорят, что совсем скоро будет что-то. Как пробой в изоляции. Понимаешь?</text:p>
      <text:p text:style-name="P14">Парень кивнул.</text:p>
      <text:p text:style-name="P14">- <text:span text:style-name="T15">Дай мне свой номер, звякну в случае чего.</text:span></text:p>
      <text:p text:style-name="P14">- <text:span text:style-name="T15">Извините, с <text:s/>некоторых пор я не пользуюсь телефоном. Лучше сообщите Сергею, так будет проще. Ну, или тут какой сигнал выставьте.</text:span></text:p>
      <text:p text:style-name="P14"><text:soft-page-break/>- <text:span text:style-name="T15">Флаг поднять? - Пошутил КэП.</text:span></text:p>
      <text:p text:style-name="P14">- <text:span text:style-name="T15">Хотя б так, - серьёзно ответил парень.</text:span></text:p>
      <text:p text:style-name="P15">Они допили чай, а затем Алексей хлопнул себя по коленям, поднялся и направился к выходу.</text:p>
      <text:p text:style-name="P15">- Ладно, я, наверное, пойду. Кстати… Сергей рассказывал про отпугиватели призраков какие-то. У Вас есть такие?</text:p>
      <text:p text:style-name="P15">- Ну, пара, может, найдётся.</text:p>
      <text:p text:style-name="P15">- Мой Вам совет: не убирайте их далеко.</text:p>
      <text:p text:style-name="P15"/>
      <text:p text:style-name="P16">День прошёл без каких-либо новостей, следующий тоже. Константин Павлович устало тёр переносицу, медленно потягивая чай. Вызывая по очереди своих временных подчинённых, беседуя с ними, он изрядно устал. Практической пользы от таких бесед не было. Сводилось всё к следующему репертуару: спросить, что известно о происшедшем, что грядёт в будущем, а потом просьба быть осторожными и предупреждать в случае каких-то происшествий.</text:p>
      <text:p text:style-name="P17">Через дня три-четыре ему уже надо было возвращаться в офис с рапортом о местных событиях. А он так и не выяснил, что за чужаки выдавали себя за работников организации, что грядёт, можно ли этого избежать и как быть с лабораторией? Было понятно, что понадобится группа зачистки, но прежде чем лезть на рожон, надо было <text:span text:style-name="T16">узнать</text:span>, с чем придётся столкнуться.</text:p>
      <text:p text:style-name="P18">В дверь постучали. КэП только поднялся, как не дожидаясь приглашения, внутрь вошёл Алексей. Выражение его лица снова сменилось на обычно невесёлое.</text:p>
      <text:p text:style-name="P18">- Добрый день, это снова я.</text:p>
      <text:p text:style-name="P18">- Добрый?</text:p>
      <text:p text:style-name="P18">- Даже не знаю, - было видно, что парень чем-то обеспокоен.</text:p>
      <text:p text:style-name="P18">Кунаев предложил чай, но парень отрицательно помотал головой.</text:p>
      <text:p text:style-name="P18">- <text:span text:style-name="T17">Так что случилось?</text:span></text:p>
      <text:p text:style-name="P18">- <text:span text:style-name="T17">Пока ничего, но как-то очень тревожно сегодня. Такое чувство, что что-то случится.</text:span></text:p>
      <text:p text:style-name="P18">- <text:span text:style-name="T17">Погоди, я проверю.</text:span></text:p>
      <text:p text:style-name="P19">КэП снова вытащил из чемодана все датчики и, расставив их по столу, внимательно всмотрелся в показания приборов.</text:p>
      <text:p text:style-name="P19">- Похоже, что ты прав. Либо сегодня, либо завтра. СЕГОДНЯ, - он выделил это слово, - есть идеи, где и когда это случится?</text:p>
      <text:p text:style-name="P19">Алексей отрицательно помотал головой.</text:p>
      <text:p text:style-name="P19">- Мне надо позвонить… Алло, это Кунаев! Кто есть поблизости? Земанов? Окей, давайте его. Алексей Викторович? Привет! У нас проблема. Да-да, всё то же. Нет, неизвестно, но похоже, вот-вот. Да, да. Конечно нужны! Когда будут? КОГДА?! А побыстрее никак? Ну, ладно, жду.</text:p>
      <text:p text:style-name="P19">На мгновение он задумался.</text:p>
      <text:p text:style-name="P19"><text:soft-page-break/>- Поддержка будет, но не раньше завтрашнего обеда. Надеюсь, до той поры ничто не произойдёт.</text:p>
      <text:p text:style-name="P19">- <text:span text:style-name="T18">Может, предупредить других?</text:span></text:p>
      <text:p text:style-name="P19">- <text:span text:style-name="T18">Кого именно? Что им сказать? Думаю, мы сейчас можем лишь ждать и надеяться, что всё обойдётся.</text:span></text:p>
      <text:p text:style-name="P19"/>
      <text:p text:style-name="P20">А над городом сгущались тучи. В прямом смысле, погода портилась. Ещё с утра ярко светило солнце, но уже после обеда появились облака. Явление, в принципе, обычное, так что все заботы в связи с этим заключались в выборе, брать с собой зонт или нет.</text:p>
      <text:p text:style-name="P21">Но те, кто отдыхал в большом развлекательном центре, не заморачивались т<text:span text:style-name="T19">акими мелочами. Внутри было место для веселья. Собственно, Кинозалы, аттракционы, мелкие магазинчики и кафешки для того и были построены. Но и оттуда кто-то выходил, и эти люди, насытившись как духовно, так и физически, с тревогой смотрели в небо.</text:span></text:p>
      <text:p text:style-name="P22">Далёкий гром приближался, но дождь так и не пошёл. Но воздух словно становился гуще, как бывает перед самой грозой. И она не заставила себя долго ждать. Гуляющие по улице стремительно бросались в здания, где можно было укрыться от громких раскатов и скорого дождя.</text:p>
      <text:p text:style-name="P23">Но с неба так ничто и не покапало. Зато молнии, приближаясь, становились всё более частыми и мощными. Уже через несколько минут разряды следовали один за другим с промежутком не более десяти секунд, а потом, видимо, последовал особо мощный. Светящаяся кривая прочертила небо и завершилась возле развлекательного центра прямо в металлической абстрактной скульптуре.</text:p>
      <text:p text:style-name="P24">Светящийся шар возник в месте удара и плавно полетел в сторону крыльца. Когда шаровая молния достигла ступеней, она бесшумно взорвалась, и на её месте возник тёмный человекоподобный силуэт.</text:p>
      <text:p text:style-name="P24"/>
      <text:p text:style-name="P24">Алексей резко побледнел и прошептал.</text:p>
      <text:p text:style-name="P24">- Началось!</text:p>
      <text:p text:style-name="P24">КэП вскочил, схватил пару приборов и бросился к дверям. Парень последовал за ним. Оба они побежали в центр города, где даже невооружённым взглядом было заметно особо густое скопление туч, пронизываемое разрядами молний.</text:p>
      <text:p text:style-name="P24"/>
      <text:p text:style-name="P29">Тёмная фигура поднялась на несколько ступеней а затем остановилась, осматриваясь по сторонам. Многие их тех, кто стоял поблизости, убежали, но и тех, кто остался посмотреть, что будет дальше, было предостаточно. Почти все достали свои телефоны и активно снимали происходящее. Один, самый безрассудный, подошёл настолько близко, что таинственный пришелец буквально в три шага преодолел расстояние до него и смог прикоснуться. И человек упал замертво. Ещё часть тех, кто оставался, посчитали разумным скрыться внутри здания, а остальные… Взмах руками, и в лучших традициях «звёздных войн» из пальцев вырвались молнии, они, разлетаясь в разные стороны, задели пятерых, и те тоже упали. Теперь паника стала всеобщей. В дверях возникла давка, но даже из тех, кто смог пробраться внутрь, не все убегали прочь, многие прижимались к стеклянным стенам, чтоб видеть то, что происходит снаружи.</text:p>
      <text:p text:style-name="P25"><text:soft-page-break/>А там тёмная фигура всё так же неспешно двигалась к толпе, замирая на мгновение при каждом шаге, словно <text:span text:style-name="T20">в</text:span>бирая в себя темноту, и снова выпустила молнии. И ещё три тела остались лежать на ступенях. <text:span text:style-name="T20">Кто-то кинул бутылку с водой в страшного незнакомца, но та пролетела сквозь него, не встретив никакого сопротивления.</text:span></text:p>
      <text:p text:style-name="P26">На очередном шаге призрачное создание снова подняло руки. Но в этот момент что-то налетело так стремительно, что, наблюдающие в ужасе за происходящим даже не различили, что именно это было. А фигуру, которой не могли повредить обычные предметы, <text:span text:style-name="T21">отбросило в сторону. Упав на землю, существо поднялось, но тут же снова получило удар такой силы, что опять отлетело на несколько метров. На этот раз подъем на ноги был уже не столь уверенным. Не успев выпрямиться, незнакомец словно съёжился и вновь превратился в подобие шаровой молнии.</text:span></text:p>
      <text:p text:style-name="P27">Светящийся шар дёрнулся пару раз в стороны, а затем медленно полетел в ту сторону, где возник перед своей трансформацией. <text:s/><text:span text:style-name="T22">Там он снова взорвался, но не в стороны, а вертикально вверх.</text:span></text:p>
      <text:p text:style-name="P28">Образовавшийся столб света не пропал, а наоборот, расширился до диаметра в пять метров. <text:s/>И он не был одноцветным, словно светящиеся струи переливались внутри, и всё это сопровождал гул, как от проводов под напряжением.</text:p>
      <text:p text:style-name="P28"/>
      <text:p text:style-name="P28">- Это ещё что такое? - Кунаев ошарашенно смотрел на произошедшую трансформацию. - Никогда не видел ничего подобного!</text:p>
      <text:p text:style-name="P28">- А я видел, - мрачно произнёс стоящий рядом Алексей.</text:p>
      <text:p text:style-name="P28"/>
      <text:h text:style-name="P53" text:outline-level="1"><text:bookmark-start text:name="__RefHeading___Toc2465_343611866"/>Часть 3<text:bookmark-end text:name="__RefHeading___Toc2465_343611866"/></text:h>
      <text:h text:style-name="P49" text:outline-level="2"><text:bookmark-start text:name="__RefHeading___Toc2467_343611866"/>Глава 9<text:bookmark-end text:name="__RefHeading___Toc2467_343611866"/></text:h>
      <text:p text:style-name="P42"/>
      <text:p text:style-name="P31"><text:span text:style-name="T23">Машина неспешно катила по почти пустым улицам города, и я мог спокойно рассматривать окружающий пейзаж. Хотя, вряд ли это можно было так назвать. Чистые <text:s/>и блестящие после недавнего дождя улицы сменялись чередой заброшенных, порой даже частично разрушенных домов. Некоторые из них густо заросли чем-то вроде вьюнка и выглядели точь-в-точь как старый сказочный замок. </text:span>Яркое весеннее солнце светило в глаза, заставляло щуриться, особенно когда тень от<text:span text:style-name="T2"> </text:span><text:span text:style-name="T25">растущих вдоль дороги деревьев на мгновение заслоняла свет, </text:span><text:span text:style-name="T26">или когда слепили отраженные от не высохших пока луж солнечные зайчики</text:span><text:span text:style-name="T25">.</text:span></text:p>
      <text:p text:style-name="P31"><text:span text:style-name="T25">П</text:span><text:span text:style-name="T24">росто удивительно, как сильно изменился город за те несколько лет, что я тут не был. На самом деле, порой я с трудом узнавал казалось бы знакомые с детства улицы.</text:span></text:p>
      <text:p text:style-name="P31">- Приехали! - довольно сообщил мне водитель, мягко притормозив у трёхэтажного желтого здания.</text:p>
      <text:p text:style-name="P31">Я вздохнул.</text:p>
      <text:p text:style-name="P31">- Спасибо!</text:p>
      <text:p text:style-name="P31">Водитель улыбнулся и, стоило мне выйти и захлопнуть за собой дверь, рванул с места.</text:p>
      <text:p text:style-name="P31">Вдохнув полную грудь воздуха, я осмотрелся. Кажется, я знал это место. Нет, до сих пор мне как-то не доводилось тут бывать, но издалека я его видел. Вроде бы, раньше тут был детский сад или начальная школа, но сейчас это место больше походило на общежитие, чем, в общем-то, по сути и являлось.</text:p>
      <text:p text:style-name="P31"><text:span text:style-name="T24">- </text:span><text:span text:style-name="T27">Здравствуйте, здравствуйте! - радостно поприветствовал меня мужчина на входе. От его костюма и ярко-белой рубашки исходил лёгкий запах недавней стирки. - </text:span><text:span text:style-name="T28">Дмитрий?..</text:span></text:p>
      <text:p text:style-name="P31">Он явно ожидал услышать моё отчество.</text:p>
      <text:p text:style-name="P31">- Можно по имени.</text:p>
      <text:p text:style-name="P31">- Окей! - всё так же жизнерадостно он пожал мне руку и представился в ответ. - Иннокентий Михайлович!</text:p>
      <text:p text:style-name="P31">Он проводил меня до моей комнаты.</text:p>
      <text:p text:style-name="P31">- Надолго к нам?</text:p>
      <text:p text:style-name="P31">Я пожал плечами.</text:p>
      <text:p text:style-name="P31">- Ясно, ясно. Ну, меня предупредили, помочь всем, что понадобится.</text:p>
      <text:p text:style-name="P31">- Спасибо, - смутился я.</text:p>
      <text:p text:style-name="P31">С одной стороны, этот улыбчивый тип был забавным, с другой, его неуёмная радость была мне откровенно неприятна.</text:p>
      <text:p text:style-name="P31">- Извините, можно я распакуюсь?</text:p>
      <text:p text:style-name="P31">- Конечно, конечно! - едва не пританцовывая, Иннокентий Михайлович вышел, аккуратно закрыв за собой дверь.</text:p>
      <text:p text:style-name="P31"><text:soft-page-break/>Я запер её и шумно выдохнул.</text:p>
      <text:p text:style-name="P31">Естественно, я старался не показывать другим, но накатывающие по пути сюда приступы меня чуть не доконали, хотя, казалось бы, я уже давно должен был бы привыкнуть. Вот только частота и сила их, стоило только приблизиться к центру города, явно возросли.</text:p>
      <text:p text:style-name="P31"><text:span text:style-name="T24">Представьте, что вы словно подгружаете окружающий мир через очень медленное интернет-соединение. То возникает лаг, картинка будто замирает либо просто всё вокруг тянется как большой ком жевательной резинки, то потом резко ускоряется, как если бы вы неслись со скоростью 200 км/ч. Обычно ничего страшного не происходит, но это по-настоящему выматывает. А уж если такое случается во время разговора, например, то просто беда-беда! </text:span><text:span text:style-name="T29">Естественно, это отнюдь не помогало мне помногу с кем-то общаться. Я знал, что в один «прекрасный» момент мир застынет для меня окончательно и уже смирился с этим. Ну и ладно!</text:span></text:p>
      <text:p text:style-name="P31"/>
      <text:p text:style-name="P31">Вещей у меня с собой практически не было. Так, немного одежды, мой блокнот да планшет с окончательно разрядившимся аккумулятором. С его подзарядки я и начал. В этом плане мне повезло, в здании было электричество. После инцидента оно по-прежнему было ещё не везде. Как, кстати, и работающий водопровод. Вообще, просто удивительно, как быстро деградирует цивилизация, стоит только лишить людей таких вот мелочей.</text:p>
      <text:p text:style-name="P31">Чуть позже, меня приятно удивила и местная столовая, напоминающая те, что были в СССР (да, я помню ещё те времена). В её обстановке был какой-то домашний уют. Это действительно было здорово! Да и еда оказалась вполне себе съедобной. И недорогой, что также порадовало, ибо я вовсе не был уверен, что смогу в ближайшее время собрать достаточно денег. А после обеда я вспомнил классическое: «Ну вот, поели, теперь можно и поспать!», и потерялся для общества на три часа.</text:p>
      <text:p text:style-name="P31"/>
      <text:p text:style-name="P31"><text:span text:style-name="T24">- ...</text:span><text:span text:style-name="T30">главное, не заходите без нужды в дома, особенно разрушенные и вообще, старайтесь избегать тёмных мест, там могут стоять призраки. Да, вроде, они считаются безобидными, но всё же…</text:span></text:p>
      <text:p text:style-name="P31">Я слушал инструктаж в пол-уха. Я и так всё знал, кое-что даже лучше, чем мой гид.</text:p>
      <text:p text:style-name="P31">Мы шли из общаги в офис, в котором я вообще-то уже бывал, как раз накануне инцидента. Дорогу я знал, но решил молча позволить меня сопровождать.</text:p>
      <text:p text:style-name="P31">- Так вы к нам надолго?</text:p>
      <text:p text:style-name="P31">Почему это так всех интересует?</text:p>
      <text:p text:style-name="P31">- Не знаю, как получится.</text:p>
      <text:p text:style-name="P31">Я вообще хотел посмотреть, что стало с домом, где я прежде жил. Нет, я знал, что тот район был полностью разрушен, да и шли мы совсем в другую сторону, потому просто молча следовал за своим проводником.</text:p>
      <text:p text:style-name="P31">Грустно это, наблюдать, что осталось от цветущего и развитого когда-то города. Заброшенные дома, разрушенные целые районы и совсем мало людей.</text:p>
      <text:p text:style-name="P31">-… А это, как можете заметить, местные бродяги, - провожатый показал мне на один из запущенных домой, где часть окон была завешена какими-то покрывалами, точно в цыганском таборе. Потом он быстро добавил. - Нам тут нечего делать.</text:p>
      <text:p text:style-name="P31"><text:soft-page-break/>В принципе, я был с ним согласен. Одичавшие без благ цивилизации люди вряд ли будут хорошей компанией.</text:p>
      <text:p text:style-name="P31">- А куда подевались животные и птицы?</text:p>
      <text:p text:style-name="P31">- А кто их знает? - пожал плечами проводник. После чего поспешил добавить. - Не, иногда их можно встретить, но редко. Из домашних, кто пропал вместе с хозяевами… кого съели…</text:p>
      <text:p text:style-name="P31">Ну вот ни разу не удивлён.</text:p>
      <text:p text:style-name="P31">- Птицы тоже попадаются. Мелкие в основном, стайками летают.</text:p>
      <text:p text:style-name="P31">Я заметил. Ни голубя, ни чайки, даже захудалой вороны по пути мы не встретили.</text:p>
      <text:p text:style-name="P31">- Ну, вот мы и пришли! - Он суетливо открыл дверь, пропуская меня вперёд.</text:p>
      <text:p text:style-name="P31">Занятно, за прошедшее время внутри офиса совсем ничто не изменилось.</text:p>
      <text:p text:style-name="P31"><text:span text:style-name="T24">- </text:span><text:span text:style-name="T31">Вот тут будет Ваше рабочее место, присаживайтесь. Начальство будет минут через двадцать, так что пока располагайтесь.</text:span></text:p>
      <text:p text:style-name="P31">Я провел рукой по столешнице и верхней кромке монитора. Пыли не было.</text:p>
      <text:p text:style-name="P32">Понимающе кивнув, мой безымянный провожатый пояснил.</text:p>
      <text:p text:style-name="P32">- Ну да, тут мало кто бывает, но уборку мы проводим регулярно! Порядок есть порядок!</text:p>
      <text:p text:style-name="P32">- Чисто из интереса, и много таких вот поме… офисов приходится убирать?</text:p>
      <text:p text:style-name="P32">Мужчина пожал плечами.</text:p>
      <text:p text:style-name="P32">- Ну, штук пять, вроде. А не, шесть. Да и то не каждый день. Смысла нет, нет же никого.</text:p>
      <text:p text:style-name="P33">Он говорил что-то ещё, но я его уже не слушал.</text:p>
      <text:p text:style-name="P33">Положив руки на клавиатуру, я ощупывал кончиками пальцев клавиши, и пытался накопить в себе энергию, чтоб приступить к делу. Наконец, я почувствовал себя готовым и, набрав в грудь побольше воздуха, стал быстро печатать. Ничего такого особенного, конечно. Просто смотрел, что за система установлена, набор софта и куда уже есть доступ. Оказалось, что пускают меня почти во все базы данных, что остались после «пришествия». А осталось их немало. Кстати, нашёл я и своё досье. Не сказать, что оно было объёмным, отнюдь, но меня неприятно удивило, что, как оказалось, следили за мной уже давно.</text:p>
      <text:p text:style-name="P33">Следующим шагом была попытка добраться до подводной лаборатории. Конечно, так просто меня туда не пустило. Но после некоторых манипуляций, я добрался-таки до системных логов, которые (что меня сильно удивило), велись и по сей день. А вот подключиться к камерам наблюдения уже не удалось. «<text:span text:style-name="T1">No response</text:span>». Жаль.</text:p>
      <text:p text:style-name="P33">Судя по логам, в целом система функционировала. Освещение и вентиляция исправно работали, <text:span text:style-name="T32">хотя почти все компьютеры внутри и были недоступны. </text:span></text:p>
      <text:p text:style-name="P34">Кто-то тронул меня за плечо. Это было так неожиданно, что я даже вздрогнул. Но это оказался всего лишь мой провожатый. Он протянул мне телефон, и как только я его взял, сразу отошел в сторону и присел на соседний стул.</text:p>
      <text:p text:style-name="P34"/>
      <text:p text:style-name="P34">- Дмитрий? Добрый день! Я так понимаю, Вы получили удалённый доступ к лаборатории? - Не дожидаясь ответа, он продолжил. - Нам надо знать, что там происходит и желательно, получить уже прямой доступ к технике, что там осталась. Надеюсь, Вы понимаете, насколько важны нам оставшиеся там данные.</text:p>
      <text:p text:style-name="P34"><text:soft-page-break/>У меня аж озноб пробежал по спине.</text:p>
      <text:p text:style-name="P34">- Вы хотите, чтоб я отправился туда?</text:p>
      <text:p text:style-name="P34">В ответ многозначительно промолчали.</text:p>
      <text:p text:style-name="P34">- Вы хоть понимаете, о чём меня просите?!</text:p>
      <text:p text:style-name="P34">- Понимаем. Я, - он сделал ударение на этом слове. - Я понимаю. Но Вы же должны были понять, что именно для этого вас и вызвали.</text:p>
      <text:p text:style-name="P34">Приступ паники, охватившей меня, быстро прошел, но оставил неприятное ощущение. Потирая виски, я вздохнул и устало согласился.</text:p>
      <text:p text:style-name="P34">- Ладно, когда?</text:p>
      <text:p text:style-name="P34">- Думаю, часа через полтора. К чему тянуть?.. Ждите, Вас сопроводят.</text:p>
      <text:p text:style-name="P34">Полтора часа? Да за это время я только перекусить на скорую руку успею да сбегать в туалет, чтоб не опозориться на месте.</text:p>
      <text:p text:style-name="P34">Меня снова начало трясти. Заботливо пододвинутую ко мне кружку с горячим чаем я обхватил обеими руками и… <text:span text:style-name="T33">Снова накатил приступ.</text:span></text:p>
      <text:p text:style-name="P35">Когда я пришел в себя, в ушах ещё звенело, часы на компьютере показывали, что прошло почти десять минут, чай в кружке уже почти остыл, а рядом появилась пачка печенья.</text:p>
      <text:p text:style-name="P35">- Это из старых запасов, Конечно, сейчас его уже не найти. Да вы ешьте, ешьте!..</text:p>
      <text:p text:style-name="P35"/>
      <text:p text:style-name="P36">Через ещё несколько минут подошли и мои будущие спутники. Первым вошел крепко сложенный мужичок лет пятидесяти, по виду типичный работяга. Стоило второму показаться в дверном пролёте, я аж подавился печеньем, ибо это был мой знакомый, Сергей, который, собственно, и втянул меня во всю эту авантюру. Увидев меня, он замер, как вкопанный.</text:p>
      <text:p text:style-name="P36">- Оп-па!.. Живой!</text:p>
      <text:p text:style-name="P36">- Как видишь. Кстати, привет!</text:p>
      <text:p text:style-name="P36">- Вы знакомы? - тот, кто привёл меня сюда, не притворно удивился.</text:p>
      <text:p text:style-name="P37">- <text:span text:style-name="T34">Да уж. Это точно ты!</text:span></text:p>
      <text:p text:style-name="P38">Сергей так активно ощупывал меня, что мне даже пришлось ударить его по руке.</text:p>
      <text:p text:style-name="P38">- Да хватит уже! Я это, я. Рад видеть, что и ты живой.</text:p>
      <text:p text:style-name="P36">- <text:span text:style-name="T35">Извини, что оставили тебя тогда. Я ж реально подумал, что ты… что тебя…</text:span></text:p>
      <text:p text:style-name="P36">- <text:span text:style-name="T35">Да ладно, всё путём.</text:span></text:p>
      <text:p text:style-name="P36">- <text:span text:style-name="T35">Как ты вообще выбрался? И что ты тут делаешь?</text:span></text:p>
      <text:p text:style-name="P36">- <text:span text:style-name="T35">Да вот, привлекли, - я неуклюже попытался избежать ответа на первый вопрос. - Досье на меня было, оказывается.</text:span></text:p>
      <text:p text:style-name="P36">- <text:span text:style-name="T35">Ну так что, мы идём или нет? - вовремя вмешался «работяга». - Михаил!</text:span></text:p>
      <text:p text:style-name="P39">Я пожал его руку.</text:p>
      <text:p text:style-name="P39">- Дмитрий. <text:span text:style-name="T36">Конечно, идём.</text:span></text:p>
      <text:p text:style-name="P39">- <text:span text:style-name="T36">Уверен?</text:span></text:p>
      <text:p text:style-name="P39"><text:soft-page-break/>- <text:span text:style-name="T36">Конечно. Без проблем.</text:span></text:p>
      <text:p text:style-name="P39"/>
      <text:p text:style-name="P40">По дороге Сергей пытался пару раз завести разговор, но видя моё нежелание отвечать, тоже замолчал, так что весь путь мы проделали в тишине.</text:p>
      <text:p text:style-name="P40">Вход в туннель был <text:span text:style-name="T37">не заперт. Следов вандализма видно не было, Но это и не особо удивительно. Дежурное освещение, кстати, работало исправно, но было очень холодно. Наверное, оно и к лучшему, это заставилось нас взбодриться и идти быстрее.</text:span></text:p>
      <text:p text:style-name="P47">Вот и дверь. Тоже не заперта. Видимо, магнитные замки так и не сработали, когда я убегал отсюда. Казалось, это было так давно…</text:p>
      <text:p text:style-name="P47"/>
      <text:p text:style-name="P39"/>
      <text:p text:style-name="P36"/>
      <text:p text:style-name="P31">==</text:p>
      <text:p text:style-name="P31">вылазка в старую лабораторию</text:p>
      <text:p text:style-name="P31">флэшбэки: заход, побег</text:p>
      <text:p text:style-name="P31">«проявление» картинки духов при приступе</text:p>
      <text:p text:style-name="P31">исследование: контроль «портала» - колонны света</text:p>
      <text:p text:style-name="P30">влияние духов на компьютерную технику</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2" svg:font-family="Mangal"/>
    <style:font-face style:name="Mangal1" svg:font-family="Mangal" style:font-pitch="variable"/>
    <style:font-face style:name="Microsoft YaHei" svg:font-family="'Microsoft YaHei'" style:font-pitch="variable"/>
    <style:font-face style:name="SimSun1" svg:font-family="SimSu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Arial Unicode MS" svg:font-family="'Arial Unicode MS'" style:font-family-generic="swiss" style:font-pitch="variable"/>
    <style:font-face style:name="Liberation Sans" svg:font-family="'Liberation Sans', 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ru" fo:country="RU"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ru" fo:country="RU"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Liberation Serif1" fo:font-family="'Liberation Serif', 'Times New Roman'" style:font-family-generic="roman" style:font-pitch="variable" fo:font-size="12pt" fo:language="ru" fo:country="RU" style:letter-kerning="true" style:font-name-asian="SimSun1" style:font-family-asian="SimSun" style:font-pitch-asian="variable" style:font-size-asian="12pt" style:language-asian="zh" style:country-asian="CN" style:font-name-complex="Mangal1" style:font-family-complex="Mangal"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Microsoft YaHei" style:font-family-asian="'Microsoft YaHei'" style:font-pitch-asian="variable" style:font-size-asian="14pt" style:font-name-complex="Mangal1" style:font-family-complex="Mangal"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0.499cm" fo:text-align="justify" style:justify-single-word="false" style:writing-mode="lr-tb"/>
      <style:text-properties style:font-name="Arial Unicode MS" fo:font-family="'Arial Unicode MS'" style:font-family-generic="swiss" style:font-pitch="variable" fo:font-size="11pt" style:font-size-asian="11pt" style:font-name-complex="Arial Unicode MS" style:font-family-complex="'Arial Unicode MS'" style:font-family-generic-complex="swiss" style:font-pitch-complex="variable"/>
    </style:style>
    <style:style style:name="List" style:family="paragraph" style:parent-style-name="Text_20_body" style:class="list">
      <style:text-properties style:font-name-complex="Mangal2"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2"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2" style:font-family-complex="Mangal"/>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style:font-name="Liberation Serif1" fo:font-family="'Liberation Serif', 'Times New Roman'" style:font-family-generic="roman" style:font-pitch="variable" fo:font-size="24pt" fo:font-weight="bold" style:font-name-asian="SimSun1" style:font-family-asian="SimSun" style:font-pitch-asian="variable" style:font-size-asian="24pt" style:font-weight-asian="bold" style:font-name-complex="Mangal1" style:font-family-complex="Mangal" style:font-pitch-complex="variable" style:font-size-complex="24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4pt" fo:font-weight="bold" style:font-size-asian="14pt" style:font-weight-asian="bold" style:font-size-complex="14pt" style:font-weight-complex="bold"/>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5.001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writing-mode="lr-tb"/>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style:list-level-properties>
      </text:outline-level-style>
      <text:outline-level-style text:level="2" text:style-name="WW8Num1z1" style:num-format="">
        <style:list-level-properties text:list-level-position-and-space-mode="label-alignment">
          <style:list-level-label-alignment text:label-followed-by="nothing"/>
        </style:list-level-properties>
      </text:outline-level-style>
      <text:outline-level-style text:level="3" text:style-name="WW8Num1z2"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style:list-level-properties>
      </text:list-level-style-number>
      <text:list-level-style-number text:level="2" text:style-name="WW8Num1z1" style:num-format="">
        <style:list-level-properties text:list-level-position-and-space-mode="label-alignment">
          <style:list-level-label-alignment text:label-followed-by="nothing"/>
        </style:list-level-properties>
      </text:list-level-style-number>
      <text:list-level-style-number text:level="3" text:style-name="WW8Num1z2" style:num-format="">
        <style:list-level-properties text:list-level-position-and-space-mode="label-alignment">
          <style:list-level-label-alignment text:label-followed-by="nothing"/>
        </style:list-level-properties>
      </text:list-level-style-number>
      <text:list-level-style-number text:level="4" text:style-name="WW8Num1z3" style:num-format="">
        <style:list-level-properties text:list-level-position-and-space-mode="label-alignment">
          <style:list-level-label-alignment text:label-followed-by="nothing"/>
        </style:list-level-properties>
      </text:list-level-style-number>
      <text:list-level-style-number text:level="5" text:style-name="WW8Num1z4" style:num-format="">
        <style:list-level-properties text:list-level-position-and-space-mode="label-alignment">
          <style:list-level-label-alignment text:label-followed-by="nothing"/>
        </style:list-level-properties>
      </text:list-level-style-number>
      <text:list-level-style-number text:level="6" text:style-name="WW8Num1z5" style:num-format="">
        <style:list-level-properties text:list-level-position-and-space-mode="label-alignment">
          <style:list-level-label-alignment text:label-followed-by="nothing"/>
        </style:list-level-properties>
      </text:list-level-style-number>
      <text:list-level-style-number text:level="7" text:style-name="WW8Num1z6" style:num-format="">
        <style:list-level-properties text:list-level-position-and-space-mode="label-alignment">
          <style:list-level-label-alignment text:label-followed-by="nothing"/>
        </style:list-level-properties>
      </text:list-level-style-number>
      <text:list-level-style-number text:level="8" text:style-name="WW8Num1z7" style:num-format="">
        <style:list-level-properties text:list-level-position-and-space-mode="label-alignment">
          <style:list-level-label-alignment text:label-followed-by="nothing"/>
        </style:list-level-properties>
      </text:list-level-style-number>
      <text:list-level-style-number text:level="9" text:style-name="WW8Num1z8"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fo:background-color="transparent"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22T16:12:02.090000000</meta:creation-date>
    <dc:date>2019-06-28T10:58:32.239000000</dc:date>
    <meta:editing-cycles>25</meta:editing-cycles>
    <meta:editing-duration>PT14H14M19S</meta:editing-duration>
    <meta:generator>LibreOffice/6.2.4.2$Windows_X86_64 LibreOffice_project/2412653d852ce75f65fbfa83fb7e7b669a126d64</meta:generator>
    <meta:document-statistic meta:table-count="0" meta:image-count="0" meta:object-count="0" meta:page-count="50" meta:paragraph-count="1001" meta:word-count="16080" meta:character-count="98843" meta:non-whitespace-character-count="83625"/>
  </office:meta>
</office:document-meta>
</file>